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90000015134573962.png" manifest:media-type="image/png"/>
  <manifest:file-entry manifest:full-path="Pictures/100000000000025900000151D6C9948C.png" manifest:media-type="image/png"/>
  <manifest:file-entry manifest:full-path="Pictures/100002010000036000000240FEE1BB70.png" manifest:media-type="image/png"/>
  <manifest:file-entry manifest:full-path="Pictures/100002010000035C000003282DC7687F.png" manifest:media-type="image/png"/>
  <manifest:file-entry manifest:full-path="Pictures/100002010000042800000384FC573880.png" manifest:media-type="image/png"/>
  <manifest:file-entry manifest:full-path="Pictures/1000020100000326000002A2C3F7F30D.png" manifest:media-type="image/png"/>
  <manifest:file-entry manifest:full-path="Pictures/100002010000042800000384A1D26C48.png" manifest:media-type="image/png"/>
  <manifest:file-entry manifest:full-path="Pictures/1000020100000328000002A369BA5FA9.png" manifest:media-type="image/png"/>
  <manifest:file-entry manifest:full-path="Pictures/1000020100000327000002A242B2D03D.png" manifest:media-type="image/png"/>
  <manifest:file-entry manifest:full-path="Pictures/1000020100000327000002A58ACD7C26.png" manifest:media-type="image/png"/>
  <manifest:file-entry manifest:full-path="Pictures/200000090000480A00002909B80192FE.svm" manifest:media-type=""/>
  <manifest:file-entry manifest:full-path="Pictures/2000000900000DC000000983B6C1E407.svm" manifest:media-type=""/>
  <manifest:file-entry manifest:full-path="Pictures/2000000900004D00000041F158D50515.svm" manifest:media-type=""/>
  <manifest:file-entry manifest:full-path="Pictures/100002010000029400000258D9AF215F.png" manifest:media-type="image/png"/>
  <manifest:file-entry manifest:full-path="Pictures/2000000900001AAB000006B94475CBCF.svm" manifest:media-type=""/>
  <manifest:file-entry manifest:full-path="Pictures/2000000900003BA3000037EB853D3A45.svm" manifest:media-type=""/>
  <manifest:file-entry manifest:full-path="Pictures/1000020100000327000002A358A84EB8.png" manifest:media-type="image/png"/>
  <manifest:file-entry manifest:full-path="Pictures/2000000900000811000003EE9884EEEB.svm" manifest:media-type=""/>
  <manifest:file-entry manifest:full-path="Pictures/200000090000115E000008B0BD210798.svm" manifest:media-type=""/>
  <manifest:file-entry manifest:full-path="Pictures/10000000000005520000026A8BBA8E75.png" manifest:media-type="image/png"/>
  <manifest:file-entry manifest:full-path="Pictures/20000009000050B9000032F5605A458B.svm" manifest:media-type=""/>
  <manifest:file-entry manifest:full-path="Pictures/20000009000021E70000166EC3C1A01E.svm" manifest:media-type=""/>
  <manifest:file-entry manifest:full-path="Pictures/10000201000002C200000236ED216B02.png" manifest:media-type="image/png"/>
  <manifest:file-entry manifest:full-path="Pictures/2000000900002A120000052C57BEBBCB.svm" manifest:media-type=""/>
  <manifest:file-entry manifest:full-path="Pictures/100002010000036000000240A7FC8E1E.png" manifest:media-type="image/png"/>
  <manifest:file-entry manifest:full-path="Pictures/2000000900001EE80000166EC3B216D5.svm" manifest:media-type=""/>
  <manifest:file-entry manifest:full-path="Pictures/1000020100000326000002A537479D41.png" manifest:media-type="image/png"/>
  <manifest:file-entry manifest:full-path="Pictures/200000090000357000001A2751AC1F4C.svm" manifest:media-type=""/>
  <manifest:file-entry manifest:full-path="Pictures/100002010000042800000384E5816FE3.png" manifest:media-type="image/png"/>
  <manifest:file-entry manifest:full-path="Pictures/2000000900003F5C00002F3CCC657D1A.svm" manifest:media-type=""/>
  <manifest:file-entry manifest:full-path="Pictures/200000090000115E000008B0D69A0FF0.svm" manifest:media-type=""/>
  <manifest:file-entry manifest:full-path="Pictures/2000000900000B45000004732829D51D.svm" manifest:media-type=""/>
  <manifest:file-entry manifest:full-path="Pictures/20000009000013A4000005B0073C4030.svm" manifest:media-type=""/>
  <manifest:file-entry manifest:full-path="Pictures/2000000900007F890000431470AF27A9.svm" manifest:media-type=""/>
  <manifest:file-entry manifest:full-path="Pictures/10000201000002C2000002369F053B48.png" manifest:media-type="image/png"/>
  <manifest:file-entry manifest:full-path="Pictures/2000000900000C680000047312D33547.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7514in" style:rel-column-width="7357*"/>
    </style:style>
    <style:style style:name="Table1.B" style:family="table-column">
      <style:table-column-properties style:column-width="2.5944in" style:rel-column-width="25406*"/>
    </style:style>
    <style:style style:name="Table1.C" style:family="table-column">
      <style:table-column-properties style:column-width="0.709in" style:rel-column-width="6943*"/>
    </style:style>
    <style:style style:name="Table1.D" style:family="table-column">
      <style:table-column-properties style:column-width="2.6375in" style:rel-column-width="25829*"/>
    </style:style>
    <style:style style:name="Table1.A1" style:family="table-cell">
      <style:table-cell-properties style:vertical-align="middle" fo:background-color="#c0c0c0" fo:padding="0.0382in"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c0c0c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style:style>
    <style:style style:name="Table2.A" style:family="table-column">
      <style:table-column-properties style:column-width="1.7708in" style:rel-column-width="17340*"/>
    </style:style>
    <style:style style:name="Table2.B" style:family="table-column">
      <style:table-column-properties style:column-width="4.9215in" style:rel-column-width="48195*"/>
    </style:style>
    <style:style style:name="Table2.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e6e6e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3" style:family="table">
      <style:table-properties style:width="6.6986in" fo:margin-left="-0.0063in" table:align="left"/>
    </style:style>
    <style:style style:name="Table3.A" style:family="table-column">
      <style:table-column-properties style:column-width="3.3556in"/>
    </style:style>
    <style:style style:name="Table3.B" style:family="table-column">
      <style:table-column-properties style:column-width="3.3431in"/>
    </style:style>
    <style:style style:name="Table3.A1" style:family="table-cell">
      <style:table-cell-properties fo:background-color="#b3b3b3" fo:padding="0.0382in" fo:border="0.05pt solid #000000">
        <style:background-image/>
      </style:table-cell-properties>
    </style:style>
    <style:style style:name="Table3.A2" style:family="table-cell">
      <style:table-cell-properties fo:background-color="#e6e6ff" fo:padding="0.0382in" fo:border-left="0.05pt solid #000000" fo:border-right="none" fo:border-top="none" fo:border-bottom="0.05pt solid #000000">
        <style:background-image/>
      </style:table-cell-properties>
    </style:style>
    <style:style style:name="Table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4" style:family="table">
      <style:table-properties style:width="6.6986in" fo:margin-left="-0.0063in" table:align="left"/>
    </style:style>
    <style:style style:name="Table4.A" style:family="table-column">
      <style:table-column-properties style:column-width="3.3556in"/>
    </style:style>
    <style:style style:name="Table4.B" style:family="table-column">
      <style:table-column-properties style:column-width="3.3431in"/>
    </style:style>
    <style:style style:name="Table4.A1" style:family="table-cell">
      <style:table-cell-properties fo:background-color="#b3b3b3" fo:padding="0.0382in" fo:border="0.05pt solid #000000">
        <style:background-image/>
      </style:table-cell-properties>
    </style:style>
    <style:style style:name="Table4.A2" style:family="table-cell">
      <style:table-cell-properties fo:background-color="#e6e6ff" fo:padding="0.0382in" fo:border-left="0.05pt solid #000000" fo:border-right="none" fo:border-top="none" fo:border-bottom="0.05pt solid #000000">
        <style:background-image/>
      </style:table-cell-properties>
    </style:style>
    <style:style style:name="Table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5" style:family="table">
      <style:table-properties style:width="6.6986in" fo:margin-left="-0.0063in" table:align="left"/>
    </style:style>
    <style:style style:name="Table5.A" style:family="table-column">
      <style:table-column-properties style:column-width="3.3556in"/>
    </style:style>
    <style:style style:name="Table5.B" style:family="table-column">
      <style:table-column-properties style:column-width="3.3431in"/>
    </style:style>
    <style:style style:name="Table5.A1" style:family="table-cell">
      <style:table-cell-properties fo:background-color="#b3b3b3" fo:padding="0.0382in" fo:border="0.05pt solid #000000">
        <style:background-image/>
      </style:table-cell-properties>
    </style:style>
    <style:style style:name="Table5.A2" style:family="table-cell">
      <style:table-cell-properties fo:background-color="#e6e6ff" fo:padding="0.0382in" fo:border-left="0.05pt solid #000000" fo:border-right="none" fo:border-top="none" fo:border-bottom="0.05pt solid #000000">
        <style:background-image/>
      </style:table-cell-properties>
    </style:style>
    <style:style style:name="Table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6" style:family="table">
      <style:table-properties style:width="6.691in" table:align="right"/>
    </style:style>
    <style:style style:name="Table6.A" style:family="table-column">
      <style:table-column-properties style:column-width="3.3479in"/>
    </style:style>
    <style:style style:name="Table6.B" style:family="table-column">
      <style:table-column-properties style:column-width="3.3431in"/>
    </style:style>
    <style:style style:name="Table6.A1" style:family="table-cell">
      <style:table-cell-properties fo:background-color="#b3b3b3" fo:padding="0.0382in" fo:border="0.05pt solid #000000">
        <style:background-image/>
      </style:table-cell-properties>
    </style:style>
    <style:style style:name="Table6.A2" style:family="table-cell">
      <style:table-cell-properties fo:background-color="#e6e6ff" fo:padding="0.0382in" fo:border-left="0.05pt solid #000000" fo:border-right="none" fo:border-top="none" fo:border-bottom="0.05pt solid #000000">
        <style:background-image/>
      </style:table-cell-properties>
    </style:style>
    <style:style style:name="Table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7" style:family="table">
      <style:table-properties style:width="6.6986in" fo:margin-left="-0.0063in" table:align="left"/>
    </style:style>
    <style:style style:name="Table7.A" style:family="table-column">
      <style:table-column-properties style:column-width="3.3556in"/>
    </style:style>
    <style:style style:name="Table7.B" style:family="table-column">
      <style:table-column-properties style:column-width="3.3431in"/>
    </style:style>
    <style:style style:name="Table7.A1" style:family="table-cell">
      <style:table-cell-properties fo:background-color="#b3b3b3" fo:padding="0.0382in" fo:border="0.05pt solid #000000">
        <style:background-image/>
      </style:table-cell-properties>
    </style:style>
    <style:style style:name="Table7.A2" style:family="table-cell">
      <style:table-cell-properties fo:background-color="#e6e6ff" fo:padding="0.0382in" fo:border-left="0.05pt solid #000000" fo:border-right="none" fo:border-top="none" fo:border-bottom="0.05pt solid #000000">
        <style:background-image/>
      </style:table-cell-properties>
    </style:style>
    <style:style style:name="Table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8" style:family="table">
      <style:table-properties style:width="6.6986in" fo:margin-left="-0.0063in" table:align="left"/>
    </style:style>
    <style:style style:name="Table8.A" style:family="table-column">
      <style:table-column-properties style:column-width="3.3556in"/>
    </style:style>
    <style:style style:name="Table8.B" style:family="table-column">
      <style:table-column-properties style:column-width="3.3431in"/>
    </style:style>
    <style:style style:name="Table8.A1" style:family="table-cell">
      <style:table-cell-properties fo:background-color="#b3b3b3" fo:padding="0.0382in" fo:border="0.05pt solid #000000">
        <style:background-image/>
      </style:table-cell-properties>
    </style:style>
    <style:style style:name="Table8.A2" style:family="table-cell">
      <style:table-cell-properties fo:background-color="#e6e6ff" fo:padding="0.0382in" fo:border-left="0.05pt solid #000000" fo:border-right="none" fo:border-top="none" fo:border-bottom="0.05pt solid #000000">
        <style:background-image/>
      </style:table-cell-properties>
    </style:style>
    <style:style style:name="Table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9" style:family="table">
      <style:table-properties style:width="6.6986in" fo:margin-left="-0.0063in" table:align="left"/>
    </style:style>
    <style:style style:name="Table9.A" style:family="table-column">
      <style:table-column-properties style:column-width="3.3556in"/>
    </style:style>
    <style:style style:name="Table9.B" style:family="table-column">
      <style:table-column-properties style:column-width="3.3431in"/>
    </style:style>
    <style:style style:name="Table9.A1" style:family="table-cell">
      <style:table-cell-properties fo:background-color="#b3b3b3" fo:padding="0.0382in" fo:border="0.05pt solid #000000">
        <style:background-image/>
      </style:table-cell-properties>
    </style:style>
    <style:style style:name="Table9.A2" style:family="table-cell">
      <style:table-cell-properties fo:background-color="#e6e6ff" fo:padding="0.0382in" fo:border-left="0.05pt solid #000000" fo:border-right="none" fo:border-top="none" fo:border-bottom="0.05pt solid #000000">
        <style:background-image/>
      </style:table-cell-properties>
    </style:style>
    <style:style style:name="Table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10" style:family="table">
      <style:table-properties style:width="6.6986in" fo:margin-left="-0.0063in" table:align="left"/>
    </style:style>
    <style:style style:name="Table10.A" style:family="table-column">
      <style:table-column-properties style:column-width="3.3556in"/>
    </style:style>
    <style:style style:name="Table10.B" style:family="table-column">
      <style:table-column-properties style:column-width="3.3431in"/>
    </style:style>
    <style:style style:name="Table10.A1" style:family="table-cell">
      <style:table-cell-properties fo:background-color="#b3b3b3" fo:padding="0.0382in" fo:border="0.05pt solid #000000">
        <style:background-image/>
      </style:table-cell-properties>
    </style:style>
    <style:style style:name="Table10.A2" style:family="table-cell">
      <style:table-cell-properties fo:background-color="#e6e6ff" fo:padding="0.0382in" fo:border-left="0.05pt solid #000000" fo:border-right="none" fo:border-top="none" fo:border-bottom="0.05pt solid #000000">
        <style:background-image/>
      </style:table-cell-properties>
    </style:style>
    <style:style style:name="Table1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1" style:family="table">
      <style:table-properties style:width="6.6986in" fo:margin-left="-0.0063in" table:align="left"/>
    </style:style>
    <style:style style:name="Table11.A" style:family="table-column">
      <style:table-column-properties style:column-width="3.3556in"/>
    </style:style>
    <style:style style:name="Table11.B" style:family="table-column">
      <style:table-column-properties style:column-width="3.3431in"/>
    </style:style>
    <style:style style:name="Table11.A1" style:family="table-cell">
      <style:table-cell-properties fo:background-color="#b3b3b3" fo:padding="0.0382in" fo:border="0.05pt solid #000000">
        <style:background-image/>
      </style:table-cell-properties>
    </style:style>
    <style:style style:name="Table11.A2" style:family="table-cell">
      <style:table-cell-properties fo:background-color="#e6e6ff" fo:padding="0.0382in" fo:border-left="0.05pt solid #000000" fo:border-right="none" fo:border-top="none" fo:border-bottom="0.05pt solid #000000">
        <style:background-image/>
      </style:table-cell-properties>
    </style:style>
    <style:style style:name="Table1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2" style:family="table">
      <style:table-properties style:width="6.6986in" fo:margin-left="-0.0063in" table:align="left"/>
    </style:style>
    <style:style style:name="Table12.A" style:family="table-column">
      <style:table-column-properties style:column-width="3.3556in"/>
    </style:style>
    <style:style style:name="Table12.B" style:family="table-column">
      <style:table-column-properties style:column-width="3.3431in"/>
    </style:style>
    <style:style style:name="Table12.A1" style:family="table-cell">
      <style:table-cell-properties fo:background-color="#b3b3b3" fo:padding="0.0382in" fo:border="0.05pt solid #000000">
        <style:background-image/>
      </style:table-cell-properties>
    </style:style>
    <style:style style:name="Table12.A2" style:family="table-cell">
      <style:table-cell-properties fo:background-color="#e6e6ff" fo:padding="0.0382in" fo:border-left="0.05pt solid #000000" fo:border-right="none" fo:border-top="none" fo:border-bottom="0.05pt solid #000000">
        <style:background-image/>
      </style:table-cell-properties>
    </style:style>
    <style:style style:name="Table1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3" style:family="table">
      <style:table-properties style:width="6.6986in" fo:margin-left="-0.0063in" table:align="left"/>
    </style:style>
    <style:style style:name="Table13.A" style:family="table-column">
      <style:table-column-properties style:column-width="3.3556in"/>
    </style:style>
    <style:style style:name="Table13.B" style:family="table-column">
      <style:table-column-properties style:column-width="3.3431in"/>
    </style:style>
    <style:style style:name="Table13.A1" style:family="table-cell">
      <style:table-cell-properties fo:background-color="#b3b3b3" fo:padding="0.0382in" fo:border="0.05pt solid #000000">
        <style:background-image/>
      </style:table-cell-properties>
    </style:style>
    <style:style style:name="Table13.A2" style:family="table-cell">
      <style:table-cell-properties fo:background-color="#e6e6ff" fo:padding="0.0382in" fo:border-left="0.05pt solid #000000" fo:border-right="none" fo:border-top="none" fo:border-bottom="0.05pt solid #000000">
        <style:background-image/>
      </style:table-cell-properties>
    </style:style>
    <style:style style:name="Table1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4" style:family="table">
      <style:table-properties style:width="6.691in" table:align="right"/>
    </style:style>
    <style:style style:name="Table14.A" style:family="table-column">
      <style:table-column-properties style:column-width="3.3479in"/>
    </style:style>
    <style:style style:name="Table14.B" style:family="table-column">
      <style:table-column-properties style:column-width="3.3431in"/>
    </style:style>
    <style:style style:name="Table14.A1" style:family="table-cell">
      <style:table-cell-properties fo:background-color="#b3b3b3" fo:padding="0.0382in" fo:border="0.05pt solid #000000">
        <style:background-image/>
      </style:table-cell-properties>
    </style:style>
    <style:style style:name="Table14.A2" style:family="table-cell">
      <style:table-cell-properties fo:background-color="#e6e6ff" fo:padding="0.0382in" fo:border-left="0.05pt solid #000000" fo:border-right="none" fo:border-top="none" fo:border-bottom="0.05pt solid #000000">
        <style:background-image/>
      </style:table-cell-properties>
    </style:style>
    <style:style style:name="Table1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5" style:family="table">
      <style:table-properties style:width="6.6986in" fo:margin-left="-0.0063in" table:align="left"/>
    </style:style>
    <style:style style:name="Table15.A" style:family="table-column">
      <style:table-column-properties style:column-width="3.3556in"/>
    </style:style>
    <style:style style:name="Table15.B" style:family="table-column">
      <style:table-column-properties style:column-width="3.3431in"/>
    </style:style>
    <style:style style:name="Table15.A1" style:family="table-cell">
      <style:table-cell-properties fo:background-color="#b3b3b3" fo:padding="0.0382in" fo:border="0.05pt solid #000000">
        <style:background-image/>
      </style:table-cell-properties>
    </style:style>
    <style:style style:name="Table15.A2" style:family="table-cell">
      <style:table-cell-properties fo:background-color="#e6e6ff" fo:padding="0.0382in" fo:border-left="0.05pt solid #000000" fo:border-right="none" fo:border-top="none" fo:border-bottom="0.05pt solid #000000">
        <style:background-image/>
      </style:table-cell-properties>
    </style:style>
    <style:style style:name="Table1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6" style:family="table">
      <style:table-properties style:width="6.6986in" fo:margin-left="-0.0063in" table:align="left"/>
    </style:style>
    <style:style style:name="Table16.A" style:family="table-column">
      <style:table-column-properties style:column-width="3.3556in"/>
    </style:style>
    <style:style style:name="Table16.B" style:family="table-column">
      <style:table-column-properties style:column-width="3.3431in"/>
    </style:style>
    <style:style style:name="Table16.A1" style:family="table-cell">
      <style:table-cell-properties fo:background-color="#b3b3b3" fo:padding="0.0382in" fo:border="0.05pt solid #000000">
        <style:background-image/>
      </style:table-cell-properties>
    </style:style>
    <style:style style:name="Table16.A2" style:family="table-cell">
      <style:table-cell-properties fo:background-color="#e6e6ff" fo:padding="0.0382in" fo:border-left="0.05pt solid #000000" fo:border-right="none" fo:border-top="none" fo:border-bottom="0.05pt solid #000000">
        <style:background-image/>
      </style:table-cell-properties>
    </style:style>
    <style:style style:name="Table1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7" style:family="table">
      <style:table-properties style:width="6.6986in" fo:margin-left="-0.0063in" table:align="left"/>
    </style:style>
    <style:style style:name="Table17.A" style:family="table-column">
      <style:table-column-properties style:column-width="3.3556in"/>
    </style:style>
    <style:style style:name="Table17.B" style:family="table-column">
      <style:table-column-properties style:column-width="3.3431in"/>
    </style:style>
    <style:style style:name="Table17.A1" style:family="table-cell">
      <style:table-cell-properties fo:background-color="#b3b3b3" fo:padding="0.0382in" fo:border="0.05pt solid #000000">
        <style:background-image/>
      </style:table-cell-properties>
    </style:style>
    <style:style style:name="Table17.A2" style:family="table-cell">
      <style:table-cell-properties fo:background-color="#e6e6ff" fo:padding="0.0382in" fo:border-left="0.05pt solid #000000" fo:border-right="none" fo:border-top="none" fo:border-bottom="0.05pt solid #000000">
        <style:background-image/>
      </style:table-cell-properties>
    </style:style>
    <style:style style:name="Table1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8" style:family="table">
      <style:table-properties style:width="6.6986in" fo:margin-left="-0.0063in" table:align="left"/>
    </style:style>
    <style:style style:name="Table18.A" style:family="table-column">
      <style:table-column-properties style:column-width="3.3556in"/>
    </style:style>
    <style:style style:name="Table18.B" style:family="table-column">
      <style:table-column-properties style:column-width="3.3431in"/>
    </style:style>
    <style:style style:name="Table18.A1" style:family="table-cell">
      <style:table-cell-properties fo:background-color="#b3b3b3" fo:padding="0.0382in" fo:border="0.05pt solid #000000">
        <style:background-image/>
      </style:table-cell-properties>
    </style:style>
    <style:style style:name="Table18.A2" style:family="table-cell">
      <style:table-cell-properties fo:background-color="#e6e6ff" fo:padding="0.0382in" fo:border-left="0.05pt solid #000000" fo:border-right="none" fo:border-top="none" fo:border-bottom="0.05pt solid #000000">
        <style:background-image/>
      </style:table-cell-properties>
    </style:style>
    <style:style style:name="Table1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9" style:family="table">
      <style:table-properties style:width="6.6986in" fo:margin-left="-0.0063in" table:align="left"/>
    </style:style>
    <style:style style:name="Table19.A" style:family="table-column">
      <style:table-column-properties style:column-width="3.3556in"/>
    </style:style>
    <style:style style:name="Table19.B" style:family="table-column">
      <style:table-column-properties style:column-width="3.3431in"/>
    </style:style>
    <style:style style:name="Table19.A1" style:family="table-cell">
      <style:table-cell-properties fo:background-color="#b3b3b3" fo:padding="0.0382in" fo:border="0.05pt solid #000000">
        <style:background-image/>
      </style:table-cell-properties>
    </style:style>
    <style:style style:name="Table19.A2" style:family="table-cell">
      <style:table-cell-properties fo:background-color="#e6e6ff" fo:padding="0.0382in" fo:border-left="0.05pt solid #000000" fo:border-right="none" fo:border-top="none" fo:border-bottom="0.05pt solid #000000">
        <style:background-image/>
      </style:table-cell-properties>
    </style:style>
    <style:style style:name="Table1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20" style:family="table">
      <style:table-properties style:width="6.6986in" fo:margin-left="-0.0063in" table:align="left"/>
    </style:style>
    <style:style style:name="Table20.A" style:family="table-column">
      <style:table-column-properties style:column-width="3.3556in"/>
    </style:style>
    <style:style style:name="Table20.B" style:family="table-column">
      <style:table-column-properties style:column-width="3.3431in"/>
    </style:style>
    <style:style style:name="Table20.A1" style:family="table-cell">
      <style:table-cell-properties fo:background-color="#b3b3b3" fo:padding="0.0382in" fo:border="0.05pt solid #000000">
        <style:background-image/>
      </style:table-cell-properties>
    </style:style>
    <style:style style:name="Table20.A2" style:family="table-cell">
      <style:table-cell-properties fo:background-color="#e6e6ff" fo:padding="0.0382in" fo:border-left="0.05pt solid #000000" fo:border-right="none" fo:border-top="none" fo:border-bottom="0.05pt solid #000000">
        <style:background-image/>
      </style:table-cell-properties>
    </style:style>
    <style:style style:name="Table2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1" style:family="table">
      <style:table-properties style:width="6.6986in" fo:margin-left="-0.0063in" table:align="left"/>
    </style:style>
    <style:style style:name="Table21.A" style:family="table-column">
      <style:table-column-properties style:column-width="3.3556in"/>
    </style:style>
    <style:style style:name="Table21.B" style:family="table-column">
      <style:table-column-properties style:column-width="3.3431in"/>
    </style:style>
    <style:style style:name="Table21.A1" style:family="table-cell">
      <style:table-cell-properties fo:background-color="#b3b3b3" fo:padding="0.0382in" fo:border="0.05pt solid #000000">
        <style:background-image/>
      </style:table-cell-properties>
    </style:style>
    <style:style style:name="Table21.A2" style:family="table-cell">
      <style:table-cell-properties fo:background-color="#e6e6ff" fo:padding="0.0382in" fo:border-left="0.05pt solid #000000" fo:border-right="none" fo:border-top="none" fo:border-bottom="0.05pt solid #000000">
        <style:background-image/>
      </style:table-cell-properties>
    </style:style>
    <style:style style:name="Table2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2" style:family="table">
      <style:table-properties style:width="6.6986in" fo:margin-left="-0.0063in" table:align="left"/>
    </style:style>
    <style:style style:name="Table22.A" style:family="table-column">
      <style:table-column-properties style:column-width="3.3556in"/>
    </style:style>
    <style:style style:name="Table22.B" style:family="table-column">
      <style:table-column-properties style:column-width="3.3431in"/>
    </style:style>
    <style:style style:name="Table22.A1" style:family="table-cell">
      <style:table-cell-properties fo:background-color="#b3b3b3" fo:padding="0.0382in" fo:border="0.05pt solid #000000">
        <style:background-image/>
      </style:table-cell-properties>
    </style:style>
    <style:style style:name="Table22.A2" style:family="table-cell">
      <style:table-cell-properties fo:background-color="#e6e6ff" fo:padding="0.0382in" fo:border-left="0.05pt solid #000000" fo:border-right="none" fo:border-top="none" fo:border-bottom="0.05pt solid #000000">
        <style:background-image/>
      </style:table-cell-properties>
    </style:style>
    <style:style style:name="Table2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3" style:family="table">
      <style:table-properties style:width="6.6986in" fo:margin-left="-0.0063in" table:align="left"/>
    </style:style>
    <style:style style:name="Table23.A" style:family="table-column">
      <style:table-column-properties style:column-width="3.3556in"/>
    </style:style>
    <style:style style:name="Table23.B" style:family="table-column">
      <style:table-column-properties style:column-width="3.3431in"/>
    </style:style>
    <style:style style:name="Table23.A1" style:family="table-cell">
      <style:table-cell-properties fo:background-color="#b3b3b3" fo:padding="0.0382in" fo:border="0.05pt solid #000000">
        <style:background-image/>
      </style:table-cell-properties>
    </style:style>
    <style:style style:name="Table23.A2" style:family="table-cell">
      <style:table-cell-properties fo:background-color="#e6e6ff" fo:padding="0.0382in" fo:border-left="0.05pt solid #000000" fo:border-right="none" fo:border-top="none" fo:border-bottom="0.05pt solid #000000">
        <style:background-image/>
      </style:table-cell-properties>
    </style:style>
    <style:style style:name="Table2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4" style:family="table">
      <style:table-properties style:width="6.6986in" fo:margin-left="-0.0063in" table:align="left"/>
    </style:style>
    <style:style style:name="Table24.A" style:family="table-column">
      <style:table-column-properties style:column-width="3.3556in"/>
    </style:style>
    <style:style style:name="Table24.B" style:family="table-column">
      <style:table-column-properties style:column-width="3.3431in"/>
    </style:style>
    <style:style style:name="Table24.A1" style:family="table-cell">
      <style:table-cell-properties fo:background-color="#b3b3b3" fo:padding="0.0382in" fo:border="0.05pt solid #000000">
        <style:background-image/>
      </style:table-cell-properties>
    </style:style>
    <style:style style:name="Table24.A2" style:family="table-cell">
      <style:table-cell-properties fo:background-color="#e6e6ff" fo:padding="0.0382in" fo:border-left="0.05pt solid #000000" fo:border-right="none" fo:border-top="none" fo:border-bottom="0.05pt solid #000000">
        <style:background-image/>
      </style:table-cell-properties>
    </style:style>
    <style:style style:name="Table2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5" style:family="table">
      <style:table-properties style:width="6.6986in" fo:margin-left="-0.0063in" table:align="left"/>
    </style:style>
    <style:style style:name="Table25.A" style:family="table-column">
      <style:table-column-properties style:column-width="3.3556in"/>
    </style:style>
    <style:style style:name="Table25.B" style:family="table-column">
      <style:table-column-properties style:column-width="3.3431in"/>
    </style:style>
    <style:style style:name="Table25.A1" style:family="table-cell">
      <style:table-cell-properties fo:background-color="#b3b3b3" fo:padding="0.0382in" fo:border="0.05pt solid #000000">
        <style:background-image/>
      </style:table-cell-properties>
    </style:style>
    <style:style style:name="Table25.A2" style:family="table-cell">
      <style:table-cell-properties fo:background-color="#e6e6ff" fo:padding="0.0382in" fo:border-left="0.05pt solid #000000" fo:border-right="none" fo:border-top="none" fo:border-bottom="0.05pt solid #000000">
        <style:background-image/>
      </style:table-cell-properties>
    </style:style>
    <style:style style:name="Table2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6" style:family="table">
      <style:table-properties style:width="6.6986in" fo:margin-left="-0.0063in" table:align="left"/>
    </style:style>
    <style:style style:name="Table26.A" style:family="table-column">
      <style:table-column-properties style:column-width="3.3556in"/>
    </style:style>
    <style:style style:name="Table26.B" style:family="table-column">
      <style:table-column-properties style:column-width="3.3431in"/>
    </style:style>
    <style:style style:name="Table26.A1" style:family="table-cell">
      <style:table-cell-properties fo:background-color="#b3b3b3" fo:padding="0.0382in" fo:border="0.05pt solid #000000">
        <style:background-image/>
      </style:table-cell-properties>
    </style:style>
    <style:style style:name="Table26.A2" style:family="table-cell">
      <style:table-cell-properties fo:background-color="#e6e6ff" fo:padding="0.0382in" fo:border-left="0.05pt solid #000000" fo:border-right="none" fo:border-top="none" fo:border-bottom="0.05pt solid #000000">
        <style:background-image/>
      </style:table-cell-properties>
    </style:style>
    <style:style style:name="Table2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7" style:family="table">
      <style:table-properties style:width="6.6986in" fo:margin-left="-0.0063in" table:align="left"/>
    </style:style>
    <style:style style:name="Table27.A" style:family="table-column">
      <style:table-column-properties style:column-width="3.3556in"/>
    </style:style>
    <style:style style:name="Table27.B" style:family="table-column">
      <style:table-column-properties style:column-width="3.3431in"/>
    </style:style>
    <style:style style:name="Table27.A1" style:family="table-cell">
      <style:table-cell-properties fo:background-color="#b3b3b3" fo:padding="0.0382in" fo:border="0.05pt solid #000000">
        <style:background-image/>
      </style:table-cell-properties>
    </style:style>
    <style:style style:name="Table27.A2" style:family="table-cell">
      <style:table-cell-properties fo:background-color="#e6e6ff" fo:padding="0.0382in" fo:border-left="0.05pt solid #000000" fo:border-right="none" fo:border-top="none" fo:border-bottom="0.05pt solid #000000">
        <style:background-image/>
      </style:table-cell-properties>
    </style:style>
    <style:style style:name="Table2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8" style:family="table">
      <style:table-properties style:width="6.6986in" fo:margin-left="-0.0063in" table:align="left"/>
    </style:style>
    <style:style style:name="Table28.A" style:family="table-column">
      <style:table-column-properties style:column-width="3.3556in"/>
    </style:style>
    <style:style style:name="Table28.B" style:family="table-column">
      <style:table-column-properties style:column-width="3.3431in"/>
    </style:style>
    <style:style style:name="Table28.A1" style:family="table-cell">
      <style:table-cell-properties fo:background-color="#b3b3b3" fo:padding="0.0382in" fo:border="0.05pt solid #000000">
        <style:background-image/>
      </style:table-cell-properties>
    </style:style>
    <style:style style:name="Table28.A2" style:family="table-cell">
      <style:table-cell-properties fo:background-color="#e6e6ff" fo:padding="0.0382in" fo:border-left="0.05pt solid #000000" fo:border-right="none" fo:border-top="none" fo:border-bottom="0.05pt solid #000000">
        <style:background-image/>
      </style:table-cell-properties>
    </style:style>
    <style:style style:name="Table2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8.A4" style:family="table-cell">
      <style:table-cell-properties fo:padding="0.0382in" fo:border-left="0.05pt solid #000000" fo:border-right="none" fo:border-top="none" fo:border-bottom="0.05pt solid #000000"/>
    </style:style>
    <style:style style:name="Table28.B4" style:family="table-cell">
      <style:table-cell-properties fo:padding="0.0382in" fo:border-left="0.05pt solid #000000" fo:border-right="0.05pt solid #000000" fo:border-top="none" fo:border-bottom="0.05pt solid #000000"/>
    </style:style>
    <style:style style:name="Table28.A5" style:family="table-cell">
      <style:table-cell-properties fo:padding="0.0382in" fo:border-left="0.05pt solid #000000" fo:border-right="none" fo:border-top="none" fo:border-bottom="0.05pt solid #000000"/>
    </style:style>
    <style:style style:name="Table28.B5" style:family="table-cell">
      <style:table-cell-properties fo:padding="0.0382in" fo:border-left="0.05pt solid #000000" fo:border-right="0.05pt solid #000000" fo:border-top="none" fo:border-bottom="0.05pt solid #000000"/>
    </style:style>
    <style:style style:name="Table28.A6" style:family="table-cell">
      <style:table-cell-properties fo:padding="0.0382in" fo:border-left="0.05pt solid #000000" fo:border-right="none" fo:border-top="none" fo:border-bottom="0.05pt solid #000000"/>
    </style:style>
    <style:style style:name="Table28.B6" style:family="table-cell">
      <style:table-cell-properties fo:padding="0.0382in" fo:border-left="0.05pt solid #000000" fo:border-right="0.05pt solid #000000" fo:border-top="none" fo:border-bottom="0.05pt solid #000000"/>
    </style:style>
    <style:style style:name="Table28.A7" style:family="table-cell">
      <style:table-cell-properties fo:padding="0.0382in" fo:border-left="0.05pt solid #000000" fo:border-right="none" fo:border-top="none" fo:border-bottom="0.05pt solid #000000"/>
    </style:style>
    <style:style style:name="Table28.B7" style:family="table-cell">
      <style:table-cell-properties fo:padding="0.0382in" fo:border-left="0.05pt solid #000000" fo:border-right="0.05pt solid #000000" fo:border-top="none" fo:border-bottom="0.05pt solid #000000"/>
    </style:style>
    <style:style style:name="Table29" style:family="table">
      <style:table-properties style:width="6.6986in" fo:margin-left="-0.0063in" table:align="left"/>
    </style:style>
    <style:style style:name="Table29.A" style:family="table-column">
      <style:table-column-properties style:column-width="3.3556in"/>
    </style:style>
    <style:style style:name="Table29.B" style:family="table-column">
      <style:table-column-properties style:column-width="3.3431in"/>
    </style:style>
    <style:style style:name="Table29.A1" style:family="table-cell">
      <style:table-cell-properties fo:background-color="#b3b3b3" fo:padding="0.0382in" fo:border="0.05pt solid #000000">
        <style:background-image/>
      </style:table-cell-properties>
    </style:style>
    <style:style style:name="Table29.A2" style:family="table-cell">
      <style:table-cell-properties fo:background-color="#e6e6ff" fo:padding="0.0382in" fo:border-left="0.05pt solid #000000" fo:border-right="none" fo:border-top="none" fo:border-bottom="0.05pt solid #000000">
        <style:background-image/>
      </style:table-cell-properties>
    </style:style>
    <style:style style:name="Table2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0.05pt solid #000000" fo:border-top="none" fo:border-bottom="0.05pt solid #000000"/>
    </style:style>
    <style:style style:name="Table29.A5" style:family="table-cell">
      <style:table-cell-properties fo:padding="0.0382in" fo:border-left="0.05pt solid #000000" fo:border-right="none" fo:border-top="none" fo:border-bottom="0.05pt solid #000000"/>
    </style:style>
    <style:style style:name="Table29.B5" style:family="table-cell">
      <style:table-cell-properties fo:padding="0.0382in" fo:border-left="0.05pt solid #000000" fo:border-right="0.05pt solid #000000" fo:border-top="none" fo:border-bottom="0.05pt solid #000000"/>
    </style:style>
    <style:style style:name="Table29.A6" style:family="table-cell">
      <style:table-cell-properties fo:padding="0.0382in" fo:border-left="0.05pt solid #000000" fo:border-right="none" fo:border-top="none" fo:border-bottom="0.05pt solid #000000"/>
    </style:style>
    <style:style style:name="Table29.B6" style:family="table-cell">
      <style:table-cell-properties fo:padding="0.0382in" fo:border-left="0.05pt solid #000000" fo:border-right="0.05pt solid #000000" fo:border-top="none" fo:border-bottom="0.05pt solid #000000"/>
    </style:style>
    <style:style style:name="Table29.A7" style:family="table-cell">
      <style:table-cell-properties fo:padding="0.0382in" fo:border-left="0.05pt solid #000000" fo:border-right="none" fo:border-top="none" fo:border-bottom="0.05pt solid #000000"/>
    </style:style>
    <style:style style:name="Table29.B7" style:family="table-cell">
      <style:table-cell-properties fo:padding="0.0382in" fo:border-left="0.05pt solid #000000" fo:border-right="0.05pt solid #000000" fo:border-top="none" fo:border-bottom="0.05pt solid #000000"/>
    </style:style>
    <style:style style:name="Table29.A8" style:family="table-cell">
      <style:table-cell-properties fo:padding="0.0382in" fo:border-left="0.05pt solid #000000" fo:border-right="none" fo:border-top="none" fo:border-bottom="0.05pt solid #000000"/>
    </style:style>
    <style:style style:name="Table29.B8" style:family="table-cell">
      <style:table-cell-properties fo:padding="0.0382in" fo:border-left="0.05pt solid #000000" fo:border-right="0.05pt solid #000000" fo:border-top="none" fo:border-bottom="0.05pt solid #000000"/>
    </style:style>
    <style:style style:name="Table30" style:family="table">
      <style:table-properties style:width="6.6986in" fo:margin-left="-0.0063in" table:align="left"/>
    </style:style>
    <style:style style:name="Table30.A" style:family="table-column">
      <style:table-column-properties style:column-width="3.3556in"/>
    </style:style>
    <style:style style:name="Table30.B" style:family="table-column">
      <style:table-column-properties style:column-width="3.3431in"/>
    </style:style>
    <style:style style:name="Table30.A1" style:family="table-cell">
      <style:table-cell-properties fo:background-color="#b3b3b3" fo:padding="0.0382in" fo:border="0.05pt solid #000000">
        <style:background-image/>
      </style:table-cell-properties>
    </style:style>
    <style:style style:name="Table30.A2" style:family="table-cell">
      <style:table-cell-properties fo:background-color="#e6e6ff" fo:padding="0.0382in" fo:border-left="0.05pt solid #000000" fo:border-right="none" fo:border-top="none" fo:border-bottom="0.05pt solid #000000">
        <style:background-image/>
      </style:table-cell-properties>
    </style:style>
    <style:style style:name="Table3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30.A4" style:family="table-cell">
      <style:table-cell-properties fo:padding="0.0382in" fo:border-left="0.05pt solid #000000" fo:border-right="none" fo:border-top="none" fo:border-bottom="0.05pt solid #000000"/>
    </style:style>
    <style:style style:name="Table30.B4" style:family="table-cell">
      <style:table-cell-properties fo:padding="0.0382in" fo:border-left="0.05pt solid #000000" fo:border-right="0.05pt solid #000000" fo:border-top="none" fo:border-bottom="0.05pt solid #000000"/>
    </style:style>
    <style:style style:name="Table30.A5" style:family="table-cell">
      <style:table-cell-properties fo:padding="0.0382in" fo:border-left="0.05pt solid #000000" fo:border-right="none" fo:border-top="none" fo:border-bottom="0.05pt solid #000000"/>
    </style:style>
    <style:style style:name="Table30.B5" style:family="table-cell">
      <style:table-cell-properties fo:padding="0.0382in" fo:border-left="0.05pt solid #000000" fo:border-right="0.05pt solid #000000" fo:border-top="none" fo:border-bottom="0.05pt solid #000000"/>
    </style:style>
    <style:style style:name="Table30.A6" style:family="table-cell">
      <style:table-cell-properties fo:padding="0.0382in" fo:border-left="0.05pt solid #000000" fo:border-right="none" fo:border-top="none" fo:border-bottom="0.05pt solid #000000"/>
    </style:style>
    <style:style style:name="Table30.B6" style:family="table-cell">
      <style:table-cell-properties fo:padding="0.0382in" fo:border-left="0.05pt solid #000000" fo:border-right="0.05pt solid #000000" fo:border-top="none" fo:border-bottom="0.05pt solid #000000"/>
    </style:style>
    <style:style style:name="Table30.A7" style:family="table-cell">
      <style:table-cell-properties fo:padding="0.0382in" fo:border-left="0.05pt solid #000000" fo:border-right="none" fo:border-top="none" fo:border-bottom="0.05pt solid #000000"/>
    </style:style>
    <style:style style:name="Table30.B7" style:family="table-cell">
      <style:table-cell-properties fo:padding="0.0382in" fo:border-left="0.05pt solid #000000" fo:border-right="0.05pt solid #000000" fo:border-top="none" fo:border-bottom="0.05pt solid #000000"/>
    </style:style>
    <style:style style:name="Table30.A8" style:family="table-cell">
      <style:table-cell-properties fo:padding="0.0382in" fo:border-left="0.05pt solid #000000" fo:border-right="none" fo:border-top="none" fo:border-bottom="0.05pt solid #000000"/>
    </style:style>
    <style:style style:name="Table30.B8" style:family="table-cell">
      <style:table-cell-properties fo:padding="0.0382in" fo:border-left="0.05pt solid #000000" fo:border-right="0.05pt solid #000000" fo:border-top="none" fo:border-bottom="0.05pt solid #000000"/>
    </style:style>
    <style:style style:name="Table30.A9" style:family="table-cell">
      <style:table-cell-properties fo:padding="0.0382in" fo:border-left="0.05pt solid #000000" fo:border-right="none" fo:border-top="none" fo:border-bottom="0.05pt solid #000000"/>
    </style:style>
    <style:style style:name="Table30.B9" style:family="table-cell">
      <style:table-cell-properties fo:padding="0.0382in" fo:border-left="0.05pt solid #000000" fo:border-right="0.05pt solid #000000" fo:border-top="none" fo:border-bottom="0.05pt solid #000000"/>
    </style:style>
    <style:style style:name="Table31" style:family="table">
      <style:table-properties style:width="6.6986in" fo:margin-left="-0.0063in" table:align="left"/>
    </style:style>
    <style:style style:name="Table31.A" style:family="table-column">
      <style:table-column-properties style:column-width="3.3556in"/>
    </style:style>
    <style:style style:name="Table31.B" style:family="table-column">
      <style:table-column-properties style:column-width="3.3431in"/>
    </style:style>
    <style:style style:name="Table31.A1" style:family="table-cell">
      <style:table-cell-properties fo:background-color="#b3b3b3" fo:padding="0.0382in" fo:border="0.05pt solid #000000">
        <style:background-image/>
      </style:table-cell-properties>
    </style:style>
    <style:style style:name="Table31.A2" style:family="table-cell">
      <style:table-cell-properties fo:background-color="#e6e6ff" fo:padding="0.0382in" fo:border-left="0.05pt solid #000000" fo:border-right="none" fo:border-top="none" fo:border-bottom="0.05pt solid #000000">
        <style:background-image/>
      </style:table-cell-properties>
    </style:style>
    <style:style style:name="Table3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1.A6" style:family="table-cell">
      <style:table-cell-properties fo:padding="0.0382in" fo:border-left="0.05pt solid #000000" fo:border-right="none" fo:border-top="none" fo:border-bottom="0.05pt solid #000000"/>
    </style:style>
    <style:style style:name="Table31.B6" style:family="table-cell">
      <style:table-cell-properties fo:padding="0.0382in" fo:border-left="0.05pt solid #000000" fo:border-right="0.05pt solid #000000" fo:border-top="none" fo:border-bottom="0.05pt solid #000000"/>
    </style:style>
    <style:style style:name="Table32" style:family="table">
      <style:table-properties style:width="6.6986in" fo:margin-left="-0.0063in" table:align="left"/>
    </style:style>
    <style:style style:name="Table32.A" style:family="table-column">
      <style:table-column-properties style:column-width="3.3556in"/>
    </style:style>
    <style:style style:name="Table32.B" style:family="table-column">
      <style:table-column-properties style:column-width="3.3431in"/>
    </style:style>
    <style:style style:name="Table32.A1" style:family="table-cell">
      <style:table-cell-properties fo:background-color="#b3b3b3" fo:padding="0.0382in" fo:border="0.05pt solid #000000">
        <style:background-image/>
      </style:table-cell-properties>
    </style:style>
    <style:style style:name="Table32.A2" style:family="table-cell">
      <style:table-cell-properties fo:background-color="#e6e6ff" fo:padding="0.0382in" fo:border-left="0.05pt solid #000000" fo:border-right="none" fo:border-top="none" fo:border-bottom="0.05pt solid #000000">
        <style:background-image/>
      </style:table-cell-properties>
    </style:style>
    <style:style style:name="Table3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0.05pt solid #000000" fo:border-top="none" fo:border-bottom="0.05pt solid #000000"/>
    </style:style>
    <style:style style:name="Table33" style:family="table">
      <style:table-properties style:width="6.6986in" fo:margin-left="-0.0063in" table:align="left"/>
    </style:style>
    <style:style style:name="Table33.A" style:family="table-column">
      <style:table-column-properties style:column-width="3.3556in"/>
    </style:style>
    <style:style style:name="Table33.B" style:family="table-column">
      <style:table-column-properties style:column-width="3.3431in"/>
    </style:style>
    <style:style style:name="Table33.A1" style:family="table-cell">
      <style:table-cell-properties fo:background-color="#b3b3b3" fo:padding="0.0382in" fo:border="0.05pt solid #000000">
        <style:background-image/>
      </style:table-cell-properties>
    </style:style>
    <style:style style:name="Table33.A2" style:family="table-cell">
      <style:table-cell-properties fo:background-color="#e6e6ff" fo:padding="0.0382in" fo:border-left="0.05pt solid #000000" fo:border-right="none" fo:border-top="none" fo:border-bottom="0.05pt solid #000000">
        <style:background-image/>
      </style:table-cell-properties>
    </style:style>
    <style:style style:name="Table3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0.05pt solid #000000" fo:border-top="none" fo:border-bottom="0.05pt solid #000000"/>
    </style:style>
    <style:style style:name="Table33.A6" style:family="table-cell">
      <style:table-cell-properties fo:padding="0.0382in" fo:border-left="0.05pt solid #000000" fo:border-right="none" fo:border-top="none" fo:border-bottom="0.05pt solid #000000"/>
    </style:style>
    <style:style style:name="Table33.B6" style:family="table-cell">
      <style:table-cell-properties fo:padding="0.0382in" fo:border-left="0.05pt solid #000000" fo:border-right="0.05pt solid #000000" fo:border-top="none" fo:border-bottom="0.05pt solid #000000"/>
    </style:style>
    <style:style style:name="Table33.A7" style:family="table-cell">
      <style:table-cell-properties fo:padding="0.0382in" fo:border-left="0.05pt solid #000000" fo:border-right="none" fo:border-top="none" fo:border-bottom="0.05pt solid #000000"/>
    </style:style>
    <style:style style:name="Table33.B7" style:family="table-cell">
      <style:table-cell-properties fo:padding="0.0382in" fo:border-left="0.05pt solid #000000" fo:border-right="0.05pt solid #000000" fo:border-top="none" fo:border-bottom="0.05pt solid #000000"/>
    </style:style>
    <style:style style:name="Table34" style:family="table">
      <style:table-properties style:width="6.6986in" fo:margin-left="-0.0063in" table:align="left"/>
    </style:style>
    <style:style style:name="Table34.A" style:family="table-column">
      <style:table-column-properties style:column-width="3.3556in"/>
    </style:style>
    <style:style style:name="Table34.B" style:family="table-column">
      <style:table-column-properties style:column-width="3.3431in"/>
    </style:style>
    <style:style style:name="Table34.A1" style:family="table-cell">
      <style:table-cell-properties fo:background-color="#b3b3b3" fo:padding="0.0382in" fo:border="0.05pt solid #000000">
        <style:background-image/>
      </style:table-cell-properties>
    </style:style>
    <style:style style:name="Table34.A2" style:family="table-cell">
      <style:table-cell-properties fo:background-color="#e6e6ff" fo:padding="0.0382in" fo:border-left="0.05pt solid #000000" fo:border-right="none" fo:border-top="none" fo:border-bottom="0.05pt solid #000000">
        <style:background-image/>
      </style:table-cell-properties>
    </style:style>
    <style:style style:name="Table3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0.05pt solid #000000" fo:border-top="none" fo:border-bottom="0.05pt solid #000000"/>
    </style:style>
    <style:style style:name="Table34.A7" style:family="table-cell">
      <style:table-cell-properties fo:padding="0.0382in" fo:border-left="0.05pt solid #000000" fo:border-right="none" fo:border-top="none" fo:border-bottom="0.05pt solid #000000"/>
    </style:style>
    <style:style style:name="Table34.B7" style:family="table-cell">
      <style:table-cell-properties fo:padding="0.0382in" fo:border-left="0.05pt solid #000000" fo:border-right="0.05pt solid #000000" fo:border-top="none" fo:border-bottom="0.05pt solid #000000"/>
    </style:style>
    <style:style style:name="Table34.A8" style:family="table-cell">
      <style:table-cell-properties fo:padding="0.0382in" fo:border-left="0.05pt solid #000000" fo:border-right="none" fo:border-top="none" fo:border-bottom="0.05pt solid #000000"/>
    </style:style>
    <style:style style:name="Table34.B8" style:family="table-cell">
      <style:table-cell-properties fo:padding="0.0382in" fo:border-left="0.05pt solid #000000" fo:border-right="0.05pt solid #000000" fo:border-top="none" fo:border-bottom="0.05pt solid #000000"/>
    </style:style>
    <style:style style:name="Table34.A9" style:family="table-cell">
      <style:table-cell-properties fo:padding="0.0382in" fo:border-left="0.05pt solid #000000" fo:border-right="none" fo:border-top="none" fo:border-bottom="0.05pt solid #000000"/>
    </style:style>
    <style:style style:name="Table34.B9" style:family="table-cell">
      <style:table-cell-properties fo:padding="0.0382in" fo:border-left="0.05pt solid #000000" fo:border-right="0.05pt solid #000000" fo:border-top="none" fo:border-bottom="0.05pt solid #000000"/>
    </style:style>
    <style:style style:name="Table34.A10" style:family="table-cell">
      <style:table-cell-properties fo:padding="0.0382in" fo:border-left="0.05pt solid #000000" fo:border-right="none" fo:border-top="none" fo:border-bottom="0.05pt solid #000000"/>
    </style:style>
    <style:style style:name="Table34.B10" style:family="table-cell">
      <style:table-cell-properties fo:padding="0.0382in" fo:border-left="0.05pt solid #000000" fo:border-right="0.05pt solid #000000" fo:border-top="none" fo:border-bottom="0.05pt solid #000000"/>
    </style:style>
    <style:style style:name="Table34.A11" style:family="table-cell">
      <style:table-cell-properties fo:padding="0.0382in" fo:border-left="0.05pt solid #000000" fo:border-right="none" fo:border-top="none" fo:border-bottom="0.05pt solid #000000"/>
    </style:style>
    <style:style style:name="Table34.B11" style:family="table-cell">
      <style:table-cell-properties fo:padding="0.0382in" fo:border-left="0.05pt solid #000000" fo:border-right="0.05pt solid #000000" fo:border-top="none" fo:border-bottom="0.05pt solid #000000"/>
    </style:style>
    <style:style style:name="Table34.A12" style:family="table-cell">
      <style:table-cell-properties fo:padding="0.0382in" fo:border-left="0.05pt solid #000000" fo:border-right="none" fo:border-top="none" fo:border-bottom="0.05pt solid #000000"/>
    </style:style>
    <style:style style:name="Table34.B12" style:family="table-cell">
      <style:table-cell-properties fo:padding="0.0382in" fo:border-left="0.05pt solid #000000" fo:border-right="0.05pt solid #000000" fo:border-top="none" fo:border-bottom="0.05pt solid #000000"/>
    </style:style>
    <style:style style:name="Table35" style:family="table">
      <style:table-properties style:width="6.6924in" table:align="margins"/>
    </style:style>
    <style:style style:name="Table35.A" style:family="table-column">
      <style:table-column-properties style:column-width="3.3458in" style:rel-column-width="32767*"/>
    </style:style>
    <style:style style:name="Table35.B" style:family="table-column">
      <style:table-column-properties style:column-width="3.3465in" style:rel-column-width="32768*"/>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24in" table:align="margins"/>
    </style:style>
    <style:style style:name="Table36.A" style:family="table-column">
      <style:table-column-properties style:column-width="3.6903in" style:rel-column-width="36137*"/>
    </style:style>
    <style:style style:name="Table36.B" style:family="table-column">
      <style:table-column-properties style:column-width="1.4958in" style:rel-column-width="14647*"/>
    </style:style>
    <style:style style:name="Table36.C" style:family="table-column">
      <style:table-column-properties style:column-width="1.5063in" style:rel-column-width="14751*"/>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fo:font-weight="bold" officeooo:rsid="013688e2" officeooo:paragraph-rsid="013688e2" style:font-weight-asian="bold" style:font-weight-complex="bold"/>
    </style:style>
    <style:style style:name="P6" style:family="paragraph" style:parent-style-name="Standard">
      <style:text-properties fo:language="bg" fo:country="BG" fo:font-weight="bold" officeooo:rsid="021e7de5" officeooo:paragraph-rsid="021e7de5" style:font-weight-asian="bold" style:font-weight-complex="bold"/>
    </style:style>
    <style:style style:name="P7" style:family="paragraph" style:parent-style-name="Standard">
      <style:text-properties fo:language="bg" fo:country="BG" fo:font-weight="bold" officeooo:paragraph-rsid="021e7de5" style:font-weight-asian="bold" style:font-weight-complex="bold"/>
    </style:style>
    <style:style style:name="P8" style:family="paragraph" style:parent-style-name="Standard">
      <style:text-properties fo:language="bg" fo:country="BG" fo:background-color="transparent"/>
    </style:style>
    <style:style style:name="P9" style:family="paragraph" style:parent-style-name="Standard">
      <style:text-properties fo:language="bg" fo:country="BG" officeooo:rsid="002fd33e" officeooo:paragraph-rsid="0030241d"/>
    </style:style>
    <style:style style:name="P10" style:family="paragraph" style:parent-style-name="Standard">
      <style:text-properties fo:language="bg" fo:country="BG" officeooo:paragraph-rsid="003989e1"/>
    </style:style>
    <style:style style:name="P11" style:family="paragraph" style:parent-style-name="Standard">
      <style:text-properties fo:language="bg" fo:country="BG" officeooo:paragraph-rsid="00927c73"/>
    </style:style>
    <style:style style:name="P12" style:family="paragraph" style:parent-style-name="Standard">
      <style:text-properties fo:language="bg" fo:country="BG" officeooo:paragraph-rsid="009773a3"/>
    </style:style>
    <style:style style:name="P13" style:family="paragraph" style:parent-style-name="Standard">
      <style:text-properties fo:language="bg" fo:country="BG" officeooo:paragraph-rsid="009ac59e"/>
    </style:style>
    <style:style style:name="P14" style:family="paragraph" style:parent-style-name="Standard">
      <style:text-properties fo:language="bg" fo:country="BG" officeooo:paragraph-rsid="009c6919"/>
    </style:style>
    <style:style style:name="P15" style:family="paragraph" style:parent-style-name="Standard">
      <style:text-properties fo:language="bg" fo:country="BG" officeooo:paragraph-rsid="009f1680"/>
    </style:style>
    <style:style style:name="P16" style:family="paragraph" style:parent-style-name="Standard">
      <style:text-properties fo:language="bg" fo:country="BG" officeooo:paragraph-rsid="00a1a5b4"/>
    </style:style>
    <style:style style:name="P17" style:family="paragraph" style:parent-style-name="Standard">
      <style:text-properties fo:language="bg" fo:country="BG" officeooo:paragraph-rsid="00a34787"/>
    </style:style>
    <style:style style:name="P18" style:family="paragraph" style:parent-style-name="Standard">
      <style:text-properties fo:language="bg" fo:country="BG" officeooo:paragraph-rsid="00a4f6f0"/>
    </style:style>
    <style:style style:name="P19" style:family="paragraph" style:parent-style-name="Standard">
      <style:text-properties fo:language="bg" fo:country="BG" officeooo:paragraph-rsid="00a54844"/>
    </style:style>
    <style:style style:name="P20" style:family="paragraph" style:parent-style-name="Standard">
      <style:text-properties fo:language="bg" fo:country="BG" officeooo:paragraph-rsid="00a8172d"/>
    </style:style>
    <style:style style:name="P21" style:family="paragraph" style:parent-style-name="Standard">
      <style:text-properties fo:language="bg" fo:country="BG" officeooo:paragraph-rsid="00a90683"/>
    </style:style>
    <style:style style:name="P22" style:family="paragraph" style:parent-style-name="Standard">
      <style:text-properties fo:language="bg" fo:country="BG" officeooo:paragraph-rsid="00a9d866"/>
    </style:style>
    <style:style style:name="P23" style:family="paragraph" style:parent-style-name="Standard">
      <style:text-properties fo:language="bg" fo:country="BG" officeooo:paragraph-rsid="00ab018b"/>
    </style:style>
    <style:style style:name="P24" style:family="paragraph" style:parent-style-name="Standard">
      <style:text-properties fo:language="bg" fo:country="BG" officeooo:paragraph-rsid="00acfc33"/>
    </style:style>
    <style:style style:name="P25" style:family="paragraph" style:parent-style-name="Standard">
      <style:text-properties fo:language="bg" fo:country="BG" officeooo:paragraph-rsid="00af07b5"/>
    </style:style>
    <style:style style:name="P26" style:family="paragraph" style:parent-style-name="Standard">
      <style:text-properties fo:language="bg" fo:country="BG" officeooo:paragraph-rsid="00af1e12"/>
    </style:style>
    <style:style style:name="P27" style:family="paragraph" style:parent-style-name="Standard">
      <style:text-properties fo:language="bg" fo:country="BG" officeooo:paragraph-rsid="00afa54a"/>
    </style:style>
    <style:style style:name="P28" style:family="paragraph" style:parent-style-name="Standard">
      <style:text-properties fo:language="bg" fo:country="BG" officeooo:paragraph-rsid="00b0578d"/>
    </style:style>
    <style:style style:name="P29" style:family="paragraph" style:parent-style-name="Standard">
      <style:text-properties fo:language="bg" fo:country="BG" officeooo:paragraph-rsid="00b0fa35"/>
    </style:style>
    <style:style style:name="P30" style:family="paragraph" style:parent-style-name="Standard">
      <style:text-properties fo:language="bg" fo:country="BG" officeooo:paragraph-rsid="00b117fc"/>
    </style:style>
    <style:style style:name="P31" style:family="paragraph" style:parent-style-name="Standard">
      <style:text-properties fo:language="bg" fo:country="BG" officeooo:paragraph-rsid="00b3cf78"/>
    </style:style>
    <style:style style:name="P32" style:family="paragraph" style:parent-style-name="Standard">
      <style:text-properties fo:language="bg" fo:country="BG" officeooo:paragraph-rsid="00c2347c"/>
    </style:style>
    <style:style style:name="P33" style:family="paragraph" style:parent-style-name="Standard">
      <style:text-properties fo:language="bg" fo:country="BG" officeooo:paragraph-rsid="00c3960b"/>
    </style:style>
    <style:style style:name="P34" style:family="paragraph" style:parent-style-name="Standard">
      <style:text-properties fo:language="bg" fo:country="BG" officeooo:paragraph-rsid="00c6243a"/>
    </style:style>
    <style:style style:name="P35" style:family="paragraph" style:parent-style-name="Standard">
      <style:text-properties fo:language="bg" fo:country="BG" officeooo:paragraph-rsid="00c7d84b"/>
    </style:style>
    <style:style style:name="P36" style:family="paragraph" style:parent-style-name="Standard">
      <style:text-properties fo:language="bg" fo:country="BG" officeooo:paragraph-rsid="00c92b84"/>
    </style:style>
    <style:style style:name="P37"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38" style:family="paragraph" style:parent-style-name="Standard">
      <style:text-properties fo:language="bg" fo:country="BG" officeooo:paragraph-rsid="013bef4b"/>
    </style:style>
    <style:style style:name="P39" style:family="paragraph" style:parent-style-name="Standard">
      <style:text-properties fo:language="bg" fo:country="BG" officeooo:paragraph-rsid="015ac4d8"/>
    </style:style>
    <style:style style:name="P40" style:family="paragraph" style:parent-style-name="Standard">
      <style:text-properties fo:language="bg" fo:country="BG" officeooo:paragraph-rsid="01718a6a"/>
    </style:style>
    <style:style style:name="P41" style:family="paragraph" style:parent-style-name="Standard">
      <style:text-properties fo:language="bg" fo:country="BG" officeooo:paragraph-rsid="0174debf"/>
    </style:style>
    <style:style style:name="P42" style:family="paragraph" style:parent-style-name="Standard">
      <style:text-properties fo:language="bg" fo:country="BG" officeooo:paragraph-rsid="0176c0af"/>
    </style:style>
    <style:style style:name="P43" style:family="paragraph" style:parent-style-name="Standard">
      <style:text-properties fo:language="bg" fo:country="BG" officeooo:rsid="018140b9" officeooo:paragraph-rsid="018a2066"/>
    </style:style>
    <style:style style:name="P44" style:family="paragraph" style:parent-style-name="Standard">
      <style:text-properties fo:language="bg" fo:country="BG" officeooo:rsid="018140b9" officeooo:paragraph-rsid="0465d984"/>
    </style:style>
    <style:style style:name="P45" style:family="paragraph" style:parent-style-name="Standard">
      <style:text-properties fo:language="bg" fo:country="BG" officeooo:rsid="0181c3af" officeooo:paragraph-rsid="0181c3af"/>
    </style:style>
    <style:style style:name="P46" style:family="paragraph" style:parent-style-name="Standard">
      <style:text-properties fo:language="bg" fo:country="BG" officeooo:rsid="0181c3af" officeooo:paragraph-rsid="044bd142"/>
    </style:style>
    <style:style style:name="P47" style:family="paragraph" style:parent-style-name="Standard">
      <style:text-properties fo:language="bg" fo:country="BG" officeooo:rsid="0181c3af" officeooo:paragraph-rsid="0465d984"/>
    </style:style>
    <style:style style:name="P48" style:family="paragraph" style:parent-style-name="Standard">
      <style:text-properties fo:language="bg" fo:country="BG" officeooo:rsid="01b9ac27" officeooo:paragraph-rsid="01b9ac27"/>
    </style:style>
    <style:style style:name="P49" style:family="paragraph" style:parent-style-name="Standard">
      <style:text-properties fo:language="bg" fo:country="BG" officeooo:paragraph-rsid="01bc26ec"/>
    </style:style>
    <style:style style:name="P50" style:family="paragraph" style:parent-style-name="Standard">
      <style:text-properties fo:language="bg" fo:country="BG" officeooo:paragraph-rsid="01c36773"/>
    </style:style>
    <style:style style:name="P51" style:family="paragraph" style:parent-style-name="Standard">
      <style:text-properties fo:language="bg" fo:country="BG" officeooo:rsid="01b6abd2" officeooo:paragraph-rsid="01c36773"/>
    </style:style>
    <style:style style:name="P52" style:family="paragraph" style:parent-style-name="Standard">
      <style:text-properties fo:language="bg" fo:country="BG" officeooo:rsid="01cc88fb" officeooo:paragraph-rsid="01cc88fb"/>
    </style:style>
    <style:style style:name="P53" style:family="paragraph" style:parent-style-name="Standard">
      <style:text-properties fo:language="bg" fo:country="BG" officeooo:rsid="01cc88fb" officeooo:paragraph-rsid="0470c572"/>
    </style:style>
    <style:style style:name="P54" style:family="paragraph" style:parent-style-name="Standard">
      <style:text-properties fo:language="bg" fo:country="BG" officeooo:rsid="01ce872c" officeooo:paragraph-rsid="01ce872c"/>
    </style:style>
    <style:style style:name="P55" style:family="paragraph" style:parent-style-name="Standard">
      <style:text-properties fo:language="bg" fo:country="BG" officeooo:rsid="01d3c7f6" officeooo:paragraph-rsid="01d3c7f6"/>
    </style:style>
    <style:style style:name="P56" style:family="paragraph" style:parent-style-name="Standard">
      <style:text-properties fo:language="bg" fo:country="BG" officeooo:paragraph-rsid="01ec0377"/>
    </style:style>
    <style:style style:name="P57" style:family="paragraph" style:parent-style-name="Standard">
      <style:text-properties fo:language="bg" fo:country="BG" officeooo:rsid="021107d8" officeooo:paragraph-rsid="021107d8"/>
    </style:style>
    <style:style style:name="P58" style:family="paragraph" style:parent-style-name="Standard">
      <style:text-properties fo:language="bg" fo:country="BG" officeooo:rsid="02112a9a" officeooo:paragraph-rsid="02112a9a"/>
    </style:style>
    <style:style style:name="P59" style:family="paragraph" style:parent-style-name="Standard">
      <style:text-properties fo:language="bg" fo:country="BG" officeooo:rsid="0211d57d" officeooo:paragraph-rsid="0211d57d"/>
    </style:style>
    <style:style style:name="P60" style:family="paragraph" style:parent-style-name="Standard">
      <style:text-properties fo:language="bg" fo:country="BG" officeooo:rsid="0213daa2" officeooo:paragraph-rsid="0213daa2"/>
    </style:style>
    <style:style style:name="P61" style:family="paragraph" style:parent-style-name="Standard">
      <style:text-properties fo:language="bg" fo:country="BG" officeooo:rsid="02145e71" officeooo:paragraph-rsid="02145e71"/>
    </style:style>
    <style:style style:name="P62" style:family="paragraph" style:parent-style-name="Standard">
      <style:text-properties fo:language="bg" fo:country="BG" officeooo:rsid="0214f96b" officeooo:paragraph-rsid="0214f96b"/>
    </style:style>
    <style:style style:name="P63" style:family="paragraph" style:parent-style-name="Standard">
      <style:text-properties fo:language="bg" fo:country="BG" officeooo:rsid="0214f96b" officeooo:paragraph-rsid="02145e71"/>
    </style:style>
    <style:style style:name="P64" style:family="paragraph" style:parent-style-name="Standard">
      <style:text-properties fo:language="bg" fo:country="BG" officeooo:paragraph-rsid="021e7de5"/>
    </style:style>
    <style:style style:name="P65" style:family="paragraph" style:parent-style-name="Standard">
      <style:text-properties fo:language="bg" fo:country="BG" officeooo:rsid="026e3a41" officeooo:paragraph-rsid="026e3a41"/>
    </style:style>
    <style:style style:name="P66" style:family="paragraph" style:parent-style-name="Standard">
      <style:text-properties fo:language="bg" fo:country="BG" officeooo:paragraph-rsid="0270f74c"/>
    </style:style>
    <style:style style:name="P67" style:family="paragraph" style:parent-style-name="Standard">
      <style:text-properties fo:language="bg" fo:country="BG" officeooo:paragraph-rsid="02713f9b"/>
    </style:style>
    <style:style style:name="P68" style:family="paragraph" style:parent-style-name="Standard">
      <style:text-properties fo:language="bg" fo:country="BG" officeooo:paragraph-rsid="02730a4e"/>
    </style:style>
    <style:style style:name="P69" style:family="paragraph" style:parent-style-name="Standard">
      <style:text-properties fo:language="bg" fo:country="BG" officeooo:paragraph-rsid="02746b2c"/>
    </style:style>
    <style:style style:name="P70" style:family="paragraph" style:parent-style-name="Standard">
      <style:text-properties fo:language="bg" fo:country="BG" officeooo:paragraph-rsid="02750bde"/>
    </style:style>
    <style:style style:name="P71" style:family="paragraph" style:parent-style-name="Standard">
      <style:text-properties fo:language="bg" fo:country="BG" officeooo:paragraph-rsid="027742d9"/>
    </style:style>
    <style:style style:name="P72" style:family="paragraph" style:parent-style-name="Standard">
      <style:text-properties fo:language="bg" fo:country="BG" officeooo:paragraph-rsid="0282b437"/>
    </style:style>
    <style:style style:name="P73" style:family="paragraph" style:parent-style-name="Standard">
      <style:text-properties fo:language="bg" fo:country="BG" officeooo:paragraph-rsid="0289a0fe"/>
    </style:style>
    <style:style style:name="P74" style:family="paragraph" style:parent-style-name="Standard">
      <style:text-properties fo:language="bg" fo:country="BG" officeooo:paragraph-rsid="028b36de"/>
    </style:style>
    <style:style style:name="P75" style:family="paragraph" style:parent-style-name="Standard">
      <style:text-properties fo:language="bg" fo:country="BG" officeooo:paragraph-rsid="02d59e59"/>
    </style:style>
    <style:style style:name="P76" style:family="paragraph" style:parent-style-name="Standard">
      <style:text-properties fo:language="bg" fo:country="BG" officeooo:paragraph-rsid="02e73908"/>
    </style:style>
    <style:style style:name="P77" style:family="paragraph" style:parent-style-name="Standard">
      <style:text-properties fo:language="bg" fo:country="BG" officeooo:rsid="02e9be7b" officeooo:paragraph-rsid="02e9be7b"/>
    </style:style>
    <style:style style:name="P78" style:family="paragraph" style:parent-style-name="Standard">
      <style:text-properties fo:language="bg" fo:country="BG" officeooo:rsid="02ea0674" officeooo:paragraph-rsid="02ea0674"/>
    </style:style>
    <style:style style:name="P79" style:family="paragraph" style:parent-style-name="Standard">
      <style:text-properties fo:language="bg" fo:country="BG" officeooo:rsid="02ea5810" officeooo:paragraph-rsid="02ea5810"/>
    </style:style>
    <style:style style:name="P80" style:family="paragraph" style:parent-style-name="Standard">
      <style:text-properties fo:language="bg" fo:country="BG" officeooo:rsid="02ea60ef" officeooo:paragraph-rsid="02ea60ef"/>
    </style:style>
    <style:style style:name="P81" style:family="paragraph" style:parent-style-name="Standard">
      <style:text-properties fo:language="bg" fo:country="BG" officeooo:rsid="02ebfb31" officeooo:paragraph-rsid="02ebfb31"/>
    </style:style>
    <style:style style:name="P82" style:family="paragraph" style:parent-style-name="Standard">
      <style:text-properties fo:language="bg" fo:country="BG" officeooo:rsid="02ecf355" officeooo:paragraph-rsid="02ecf355"/>
    </style:style>
    <style:style style:name="P83" style:family="paragraph" style:parent-style-name="Standard">
      <style:text-properties fo:language="bg" fo:country="BG" officeooo:paragraph-rsid="02ef767c"/>
    </style:style>
    <style:style style:name="P84" style:family="paragraph" style:parent-style-name="Standard">
      <style:text-properties fo:language="bg" fo:country="BG" officeooo:rsid="02f092e1" officeooo:paragraph-rsid="02f092e1"/>
    </style:style>
    <style:style style:name="P85" style:family="paragraph" style:parent-style-name="Standard">
      <style:text-properties fo:language="bg" fo:country="BG" officeooo:rsid="02f131d7" officeooo:paragraph-rsid="02f131d7"/>
    </style:style>
    <style:style style:name="P86" style:family="paragraph" style:parent-style-name="Standard">
      <style:text-properties fo:language="bg" fo:country="BG" officeooo:rsid="02f3c95d" officeooo:paragraph-rsid="02f3c95d"/>
    </style:style>
    <style:style style:name="P87" style:family="paragraph" style:parent-style-name="Standard">
      <style:text-properties fo:language="bg" fo:country="BG" officeooo:rsid="02f53fc1" officeooo:paragraph-rsid="02f53fc1"/>
    </style:style>
    <style:style style:name="P88" style:family="paragraph" style:parent-style-name="Standard">
      <style:text-properties fo:language="bg" fo:country="BG" officeooo:rsid="02ef767c" officeooo:paragraph-rsid="02ef767c"/>
    </style:style>
    <style:style style:name="P89" style:family="paragraph" style:parent-style-name="Standard">
      <style:text-properties fo:language="bg" fo:country="BG" officeooo:paragraph-rsid="042ab717"/>
    </style:style>
    <style:style style:name="P90" style:family="paragraph" style:parent-style-name="Standard">
      <style:text-properties fo:language="bg" fo:country="BG" officeooo:paragraph-rsid="042be08f"/>
    </style:style>
    <style:style style:name="P91" style:family="paragraph" style:parent-style-name="Standard">
      <style:text-properties fo:language="bg" fo:country="BG" officeooo:paragraph-rsid="043efd5e"/>
    </style:style>
    <style:style style:name="P92" style:family="paragraph" style:parent-style-name="Standard">
      <style:text-properties fo:language="bg" fo:country="BG" officeooo:paragraph-rsid="0445c49b"/>
    </style:style>
    <style:style style:name="P93" style:family="paragraph" style:parent-style-name="Standard">
      <style:text-properties fo:language="bg" fo:country="BG" officeooo:paragraph-rsid="0446f59a"/>
    </style:style>
    <style:style style:name="P94" style:family="paragraph" style:parent-style-name="Standard">
      <style:text-properties fo:language="bg" fo:country="BG" officeooo:paragraph-rsid="04480ba1"/>
    </style:style>
    <style:style style:name="P95" style:family="paragraph" style:parent-style-name="Standard">
      <style:text-properties fo:language="bg" fo:country="BG" officeooo:paragraph-rsid="0448e9b3"/>
    </style:style>
    <style:style style:name="P96" style:family="paragraph" style:parent-style-name="Standard">
      <style:text-properties fo:language="bg" fo:country="BG" officeooo:rsid="045a057a" officeooo:paragraph-rsid="045a057a"/>
    </style:style>
    <style:style style:name="P97" style:family="paragraph" style:parent-style-name="Standard">
      <style:text-properties fo:language="bg" fo:country="BG" officeooo:paragraph-rsid="045c622a"/>
    </style:style>
    <style:style style:name="P98" style:family="paragraph" style:parent-style-name="Standard">
      <style:text-properties fo:language="bg" fo:country="BG" officeooo:paragraph-rsid="045dd7f7"/>
    </style:style>
    <style:style style:name="P99" style:family="paragraph" style:parent-style-name="Standard">
      <style:text-properties fo:language="bg" fo:country="BG" officeooo:paragraph-rsid="04606294"/>
    </style:style>
    <style:style style:name="P100" style:family="paragraph" style:parent-style-name="Standard">
      <style:text-properties fo:language="bg" fo:country="BG" officeooo:rsid="017dca53" officeooo:paragraph-rsid="0465d984"/>
    </style:style>
    <style:style style:name="P101" style:family="paragraph" style:parent-style-name="Standard">
      <style:text-properties fo:language="bg" fo:country="BG" officeooo:paragraph-rsid="0472a4c6"/>
    </style:style>
    <style:style style:name="P102" style:family="paragraph" style:parent-style-name="Standard">
      <style:text-properties fo:language="bg" fo:country="BG" officeooo:rsid="018dbbdd" officeooo:paragraph-rsid="0473d58a"/>
    </style:style>
    <style:style style:name="P103" style:family="paragraph" style:parent-style-name="Standard">
      <style:text-properties fo:language="bg" fo:country="BG" officeooo:paragraph-rsid="0473d58a"/>
    </style:style>
    <style:style style:name="P104" style:family="paragraph" style:parent-style-name="Standard">
      <style:paragraph-properties fo:text-align="center" style:justify-single-word="false"/>
      <style:text-properties fo:language="bg" fo:country="BG"/>
    </style:style>
    <style:style style:name="P105"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106" style:family="paragraph" style:parent-style-name="Standard">
      <style:paragraph-properties fo:text-align="center" style:justify-single-word="false"/>
      <style:text-properties fo:font-weight="bold" style:font-weight-asian="bold" style:font-weight-complex="bold"/>
    </style:style>
    <style:style style:name="P107" style:family="paragraph" style:parent-style-name="Standard">
      <style:text-properties officeooo:paragraph-rsid="01978459"/>
    </style:style>
    <style:style style:name="P108" style:family="paragraph" style:parent-style-name="Standard">
      <style:text-properties officeooo:paragraph-rsid="045dd7f7"/>
    </style:style>
    <style:style style:name="P109" style:family="paragraph" style:parent-style-name="Standard">
      <style:text-properties officeooo:rsid="01ef7f26" officeooo:paragraph-rsid="0465d984"/>
    </style:style>
    <style:style style:name="P110" style:family="paragraph" style:parent-style-name="Standard">
      <style:text-properties officeooo:rsid="01ef7f26" officeooo:paragraph-rsid="046cbe2d"/>
    </style:style>
    <style:style style:name="P111" style:family="paragraph" style:parent-style-name="Standard">
      <style:text-properties officeooo:rsid="044bd142" officeooo:paragraph-rsid="0465d984"/>
    </style:style>
    <style:style style:name="P112" style:family="paragraph" style:parent-style-name="Standard">
      <style:text-properties officeooo:paragraph-rsid="04748914"/>
    </style:style>
    <style:style style:name="P113" style:family="paragraph" style:parent-style-name="Standard">
      <style:paragraph-properties fo:text-align="center" style:justify-single-word="false" style:border-line-width-bottom="0.0138in 0.0138in 0.0098in" fo:padding="0.0291in"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114" style:family="paragraph" style:parent-style-name="Standard">
      <style:paragraph-properties fo:text-align="start" style:justify-single-word="false" style:border-line-width-bottom="0.0138in 0.0138in 0.0098in" fo:padding="0.0291in" fo:border-left="none" fo:border-right="none" fo:border-top="none" fo:border-bottom="2.69pt double #000000" style:join-border="false"/>
      <style:text-properties officeooo:paragraph-rsid="04777e41"/>
    </style:style>
    <style:style style:name="P115"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116"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117"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118"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119"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120"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121"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122"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123"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124"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125"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126"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127"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128"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129"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130"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131"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132"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133"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134"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135"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136"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137"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138"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139"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140"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141"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142"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143"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144"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45"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46"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47" style:family="paragraph" style:parent-style-name="Table_20_Contents">
      <style:paragraph-properties fo:text-align="center" style:justify-single-word="false"/>
    </style:style>
    <style:style style:name="P148" style:family="paragraph" style:parent-style-name="Table_20_Contents">
      <style:paragraph-properties fo:text-align="center" style:justify-single-word="false"/>
      <style:text-properties officeooo:paragraph-rsid="008caa8f"/>
    </style:style>
    <style:style style:name="P149" style:family="paragraph" style:parent-style-name="Table_20_Contents">
      <style:paragraph-properties fo:text-align="center" style:justify-single-word="false"/>
      <style:text-properties officeooo:paragraph-rsid="00903a8d"/>
    </style:style>
    <style:style style:name="P150" style:family="paragraph" style:parent-style-name="Table_20_Contents">
      <style:paragraph-properties fo:text-align="center" style:justify-single-word="false"/>
      <style:text-properties officeooo:paragraph-rsid="00927c73"/>
    </style:style>
    <style:style style:name="P151" style:family="paragraph" style:parent-style-name="Table_20_Contents">
      <style:paragraph-properties fo:text-align="center" style:justify-single-word="false"/>
      <style:text-properties officeooo:paragraph-rsid="0094e13e"/>
    </style:style>
    <style:style style:name="P152" style:family="paragraph" style:parent-style-name="Table_20_Contents">
      <style:paragraph-properties fo:text-align="center" style:justify-single-word="false"/>
      <style:text-properties officeooo:paragraph-rsid="009773a3"/>
    </style:style>
    <style:style style:name="P153" style:family="paragraph" style:parent-style-name="Table_20_Contents">
      <style:paragraph-properties fo:text-align="center" style:justify-single-word="false"/>
      <style:text-properties officeooo:paragraph-rsid="009ac59e"/>
    </style:style>
    <style:style style:name="P154" style:family="paragraph" style:parent-style-name="Table_20_Contents">
      <style:paragraph-properties fo:text-align="center" style:justify-single-word="false"/>
      <style:text-properties officeooo:paragraph-rsid="009c6919"/>
    </style:style>
    <style:style style:name="P155" style:family="paragraph" style:parent-style-name="Table_20_Contents">
      <style:paragraph-properties fo:text-align="center" style:justify-single-word="false"/>
      <style:text-properties officeooo:paragraph-rsid="009f1680"/>
    </style:style>
    <style:style style:name="P156" style:family="paragraph" style:parent-style-name="Table_20_Contents">
      <style:paragraph-properties fo:text-align="center" style:justify-single-word="false"/>
      <style:text-properties officeooo:paragraph-rsid="00a1a5b4"/>
    </style:style>
    <style:style style:name="P157" style:family="paragraph" style:parent-style-name="Table_20_Contents">
      <style:paragraph-properties fo:text-align="center" style:justify-single-word="false"/>
      <style:text-properties officeooo:paragraph-rsid="00a34787"/>
    </style:style>
    <style:style style:name="P158" style:family="paragraph" style:parent-style-name="Table_20_Contents">
      <style:paragraph-properties fo:text-align="center" style:justify-single-word="false"/>
      <style:text-properties officeooo:paragraph-rsid="00a4f6f0"/>
    </style:style>
    <style:style style:name="P159" style:family="paragraph" style:parent-style-name="Table_20_Contents">
      <style:paragraph-properties fo:text-align="center" style:justify-single-word="false"/>
      <style:text-properties officeooo:paragraph-rsid="00a54844"/>
    </style:style>
    <style:style style:name="P160" style:family="paragraph" style:parent-style-name="Table_20_Contents">
      <style:paragraph-properties fo:text-align="center" style:justify-single-word="false"/>
      <style:text-properties officeooo:paragraph-rsid="00a8172d"/>
    </style:style>
    <style:style style:name="P161" style:family="paragraph" style:parent-style-name="Table_20_Contents">
      <style:paragraph-properties fo:text-align="center" style:justify-single-word="false"/>
      <style:text-properties officeooo:paragraph-rsid="00a90683"/>
    </style:style>
    <style:style style:name="P162" style:family="paragraph" style:parent-style-name="Table_20_Contents">
      <style:paragraph-properties fo:text-align="center" style:justify-single-word="false"/>
      <style:text-properties officeooo:paragraph-rsid="00a9d866"/>
    </style:style>
    <style:style style:name="P163" style:family="paragraph" style:parent-style-name="Table_20_Contents">
      <style:paragraph-properties fo:text-align="center" style:justify-single-word="false"/>
      <style:text-properties officeooo:paragraph-rsid="00ab018b"/>
    </style:style>
    <style:style style:name="P164" style:family="paragraph" style:parent-style-name="Table_20_Contents">
      <style:paragraph-properties fo:text-align="center" style:justify-single-word="false"/>
      <style:text-properties officeooo:paragraph-rsid="00acfc33"/>
    </style:style>
    <style:style style:name="P165" style:family="paragraph" style:parent-style-name="Table_20_Contents">
      <style:paragraph-properties fo:text-align="center" style:justify-single-word="false"/>
      <style:text-properties officeooo:paragraph-rsid="00af07b5"/>
    </style:style>
    <style:style style:name="P166" style:family="paragraph" style:parent-style-name="Table_20_Contents">
      <style:paragraph-properties fo:text-align="center" style:justify-single-word="false"/>
      <style:text-properties officeooo:paragraph-rsid="00af1e12"/>
    </style:style>
    <style:style style:name="P167" style:family="paragraph" style:parent-style-name="Table_20_Contents">
      <style:paragraph-properties fo:text-align="center" style:justify-single-word="false"/>
      <style:text-properties officeooo:paragraph-rsid="00afa54a"/>
    </style:style>
    <style:style style:name="P168" style:family="paragraph" style:parent-style-name="Table_20_Contents">
      <style:paragraph-properties fo:text-align="center" style:justify-single-word="false"/>
      <style:text-properties officeooo:paragraph-rsid="00b0578d"/>
    </style:style>
    <style:style style:name="P169" style:family="paragraph" style:parent-style-name="Table_20_Contents">
      <style:paragraph-properties fo:text-align="center" style:justify-single-word="false"/>
      <style:text-properties officeooo:paragraph-rsid="00b0fa35"/>
    </style:style>
    <style:style style:name="P170" style:family="paragraph" style:parent-style-name="Table_20_Contents">
      <style:paragraph-properties fo:text-align="center" style:justify-single-word="false"/>
      <style:text-properties officeooo:paragraph-rsid="00b117fc"/>
    </style:style>
    <style:style style:name="P171" style:family="paragraph" style:parent-style-name="Table_20_Contents">
      <style:paragraph-properties fo:text-align="center" style:justify-single-word="false"/>
      <style:text-properties officeooo:paragraph-rsid="00b3cf78"/>
    </style:style>
    <style:style style:name="P172" style:family="paragraph" style:parent-style-name="Table_20_Contents">
      <style:paragraph-properties fo:text-align="center" style:justify-single-word="false"/>
      <style:text-properties officeooo:paragraph-rsid="00b8ab40"/>
    </style:style>
    <style:style style:name="P173" style:family="paragraph" style:parent-style-name="Table_20_Contents">
      <style:paragraph-properties fo:text-align="center" style:justify-single-word="false"/>
      <style:text-properties officeooo:paragraph-rsid="00bf929f"/>
    </style:style>
    <style:style style:name="P174" style:family="paragraph" style:parent-style-name="Table_20_Contents">
      <style:paragraph-properties fo:text-align="center" style:justify-single-word="false"/>
      <style:text-properties officeooo:paragraph-rsid="00c2347c"/>
    </style:style>
    <style:style style:name="P175" style:family="paragraph" style:parent-style-name="Table_20_Contents">
      <style:paragraph-properties fo:text-align="center" style:justify-single-word="false"/>
      <style:text-properties officeooo:paragraph-rsid="00c3960b"/>
    </style:style>
    <style:style style:name="P176" style:family="paragraph" style:parent-style-name="Table_20_Contents">
      <style:paragraph-properties fo:text-align="center" style:justify-single-word="false"/>
      <style:text-properties officeooo:paragraph-rsid="00c6243a"/>
    </style:style>
    <style:style style:name="P177" style:family="paragraph" style:parent-style-name="Table_20_Contents">
      <style:paragraph-properties fo:text-align="center" style:justify-single-word="false"/>
      <style:text-properties officeooo:paragraph-rsid="00c7d84b"/>
    </style:style>
    <style:style style:name="P178" style:family="paragraph" style:parent-style-name="Table_20_Contents">
      <style:paragraph-properties fo:text-align="center" style:justify-single-word="false"/>
      <style:text-properties officeooo:paragraph-rsid="00c92b84"/>
    </style:style>
    <style:style style:name="P179" style:family="paragraph" style:parent-style-name="Table_20_Contents">
      <style:text-properties officeooo:paragraph-rsid="008caa8f"/>
    </style:style>
    <style:style style:name="P180" style:family="paragraph" style:parent-style-name="Table_20_Contents">
      <style:text-properties officeooo:paragraph-rsid="00903a8d"/>
    </style:style>
    <style:style style:name="P181" style:family="paragraph" style:parent-style-name="Table_20_Contents">
      <style:text-properties officeooo:paragraph-rsid="00927c73"/>
    </style:style>
    <style:style style:name="P182" style:family="paragraph" style:parent-style-name="Table_20_Contents">
      <style:text-properties officeooo:paragraph-rsid="0094e13e"/>
    </style:style>
    <style:style style:name="P183" style:family="paragraph" style:parent-style-name="Table_20_Contents">
      <style:text-properties officeooo:paragraph-rsid="009773a3"/>
    </style:style>
    <style:style style:name="P184" style:family="paragraph" style:parent-style-name="Table_20_Contents">
      <style:text-properties officeooo:paragraph-rsid="009ac59e"/>
    </style:style>
    <style:style style:name="P185" style:family="paragraph" style:parent-style-name="Table_20_Contents">
      <style:text-properties officeooo:paragraph-rsid="009c6919"/>
    </style:style>
    <style:style style:name="P186" style:family="paragraph" style:parent-style-name="Table_20_Contents">
      <style:text-properties officeooo:paragraph-rsid="009f1680"/>
    </style:style>
    <style:style style:name="P187" style:family="paragraph" style:parent-style-name="Table_20_Contents">
      <style:text-properties officeooo:paragraph-rsid="00a1a5b4"/>
    </style:style>
    <style:style style:name="P188" style:family="paragraph" style:parent-style-name="Table_20_Contents">
      <style:text-properties officeooo:paragraph-rsid="00a34787"/>
    </style:style>
    <style:style style:name="P189" style:family="paragraph" style:parent-style-name="Table_20_Contents">
      <style:text-properties officeooo:paragraph-rsid="00a4f6f0"/>
    </style:style>
    <style:style style:name="P190" style:family="paragraph" style:parent-style-name="Table_20_Contents">
      <style:text-properties officeooo:paragraph-rsid="00a54844"/>
    </style:style>
    <style:style style:name="P191" style:family="paragraph" style:parent-style-name="Table_20_Contents">
      <style:text-properties officeooo:paragraph-rsid="00a90683"/>
    </style:style>
    <style:style style:name="P192" style:family="paragraph" style:parent-style-name="Table_20_Contents">
      <style:text-properties officeooo:paragraph-rsid="00a9d866"/>
    </style:style>
    <style:style style:name="P193" style:family="paragraph" style:parent-style-name="Table_20_Contents">
      <style:text-properties officeooo:paragraph-rsid="00ab018b"/>
    </style:style>
    <style:style style:name="P194" style:family="paragraph" style:parent-style-name="Table_20_Contents">
      <style:text-properties officeooo:paragraph-rsid="00acfc33"/>
    </style:style>
    <style:style style:name="P195" style:family="paragraph" style:parent-style-name="Table_20_Contents">
      <style:text-properties officeooo:paragraph-rsid="00af07b5"/>
    </style:style>
    <style:style style:name="P196" style:family="paragraph" style:parent-style-name="Table_20_Contents">
      <style:text-properties officeooo:paragraph-rsid="00af1e12"/>
    </style:style>
    <style:style style:name="P197" style:family="paragraph" style:parent-style-name="Table_20_Contents">
      <style:text-properties officeooo:paragraph-rsid="00afa54a"/>
    </style:style>
    <style:style style:name="P198" style:family="paragraph" style:parent-style-name="Table_20_Contents">
      <style:text-properties officeooo:paragraph-rsid="00b0578d"/>
    </style:style>
    <style:style style:name="P199" style:family="paragraph" style:parent-style-name="Table_20_Contents">
      <style:text-properties officeooo:paragraph-rsid="00b0fa35"/>
    </style:style>
    <style:style style:name="P200" style:family="paragraph" style:parent-style-name="Table_20_Contents">
      <style:text-properties officeooo:paragraph-rsid="00b117fc"/>
    </style:style>
    <style:style style:name="P201" style:family="paragraph" style:parent-style-name="Table_20_Contents">
      <style:text-properties officeooo:paragraph-rsid="00b8ab40"/>
    </style:style>
    <style:style style:name="P202" style:family="paragraph" style:parent-style-name="Table_20_Contents">
      <style:text-properties officeooo:rsid="00bd2a6f" officeooo:paragraph-rsid="00bd2a6f"/>
    </style:style>
    <style:style style:name="P203" style:family="paragraph" style:parent-style-name="Table_20_Contents">
      <style:text-properties officeooo:rsid="00bd65f3" officeooo:paragraph-rsid="00bd65f3"/>
    </style:style>
    <style:style style:name="P204" style:family="paragraph" style:parent-style-name="Table_20_Contents">
      <style:text-properties officeooo:paragraph-rsid="00bf929f"/>
    </style:style>
    <style:style style:name="P205" style:family="paragraph" style:parent-style-name="Table_20_Contents">
      <style:paragraph-properties fo:text-align="center" style:justify-single-word="false"/>
      <style:text-properties officeooo:rsid="00bf929f" officeooo:paragraph-rsid="00bf929f"/>
    </style:style>
    <style:style style:name="P206" style:family="paragraph" style:parent-style-name="Table_20_Contents">
      <style:paragraph-properties fo:text-align="center" style:justify-single-word="false"/>
      <style:text-properties officeooo:rsid="00bf929f" officeooo:paragraph-rsid="00c2347c"/>
    </style:style>
    <style:style style:name="P207" style:family="paragraph" style:parent-style-name="Table_20_Contents">
      <style:paragraph-properties fo:text-align="center" style:justify-single-word="false"/>
      <style:text-properties officeooo:rsid="00bf929f" officeooo:paragraph-rsid="00c3960b"/>
    </style:style>
    <style:style style:name="P208" style:family="paragraph" style:parent-style-name="Table_20_Contents">
      <style:paragraph-properties fo:text-align="center" style:justify-single-word="false"/>
      <style:text-properties officeooo:rsid="00bf929f" officeooo:paragraph-rsid="00c6243a"/>
    </style:style>
    <style:style style:name="P209" style:family="paragraph" style:parent-style-name="Table_20_Contents">
      <style:paragraph-properties fo:text-align="center" style:justify-single-word="false"/>
      <style:text-properties officeooo:rsid="00bf929f" officeooo:paragraph-rsid="00c7d84b"/>
    </style:style>
    <style:style style:name="P210" style:family="paragraph" style:parent-style-name="Table_20_Contents">
      <style:paragraph-properties fo:text-align="center" style:justify-single-word="false"/>
      <style:text-properties officeooo:rsid="00bf929f" officeooo:paragraph-rsid="00c92b84"/>
    </style:style>
    <style:style style:name="P211" style:family="paragraph" style:parent-style-name="Table_20_Contents">
      <style:text-properties officeooo:paragraph-rsid="00c2347c"/>
    </style:style>
    <style:style style:name="P212" style:family="paragraph" style:parent-style-name="Table_20_Contents">
      <style:text-properties officeooo:paragraph-rsid="00c3960b"/>
    </style:style>
    <style:style style:name="P213" style:family="paragraph" style:parent-style-name="Table_20_Contents">
      <style:text-properties officeooo:paragraph-rsid="00c6243a"/>
    </style:style>
    <style:style style:name="P214" style:family="paragraph" style:parent-style-name="Table_20_Contents">
      <style:text-properties officeooo:paragraph-rsid="00c7d84b"/>
    </style:style>
    <style:style style:name="P215" style:family="paragraph" style:parent-style-name="Table_20_Contents">
      <style:text-properties officeooo:paragraph-rsid="00c92b84"/>
    </style:style>
    <style:style style:name="P216" style:family="paragraph" style:parent-style-name="Table_20_Contents">
      <style:text-properties officeooo:rsid="00cae025" officeooo:paragraph-rsid="00cae025"/>
    </style:style>
    <style:style style:name="P217" style:family="paragraph" style:parent-style-name="Table_20_Contents">
      <style:text-properties officeooo:rsid="00cb67c6" officeooo:paragraph-rsid="00cb67c6"/>
    </style:style>
    <style:style style:name="P218" style:family="paragraph" style:parent-style-name="Table_20_Contents">
      <style:text-properties officeooo:rsid="00cbe498" officeooo:paragraph-rsid="00cbe498"/>
    </style:style>
    <style:style style:name="P219" style:family="paragraph" style:parent-style-name="Table_20_Contents">
      <style:text-properties officeooo:rsid="00ccc320" officeooo:paragraph-rsid="00ccc320"/>
    </style:style>
    <style:style style:name="P220" style:family="paragraph" style:parent-style-name="Table_20_Contents">
      <style:text-properties officeooo:rsid="00ce86f2" officeooo:paragraph-rsid="00c6243a"/>
    </style:style>
    <style:style style:name="P221" style:family="paragraph" style:parent-style-name="Table_20_Contents">
      <style:text-properties officeooo:rsid="00ce86f2" officeooo:paragraph-rsid="00ce86f2"/>
    </style:style>
    <style:style style:name="P222" style:family="paragraph" style:parent-style-name="Table_20_Contents">
      <style:text-properties officeooo:rsid="00cf2bae" officeooo:paragraph-rsid="00cf2bae"/>
    </style:style>
    <style:style style:name="P223" style:family="paragraph" style:parent-style-name="Table_20_Contents">
      <style:text-properties officeooo:rsid="00d1e682" officeooo:paragraph-rsid="00d1e682"/>
    </style:style>
    <style:style style:name="P224" style:family="paragraph" style:parent-style-name="Table_20_Contents">
      <style:paragraph-properties fo:text-align="start" style:justify-single-word="false"/>
    </style:style>
    <style:style style:name="P225" style:family="paragraph" style:parent-style-name="Table_20_Contents">
      <style:text-properties officeooo:rsid="00dc5f91" officeooo:paragraph-rsid="00dc5f91"/>
    </style:style>
    <style:style style:name="P226" style:family="paragraph" style:parent-style-name="Table_20_Contents">
      <style:text-properties officeooo:rsid="00e68529" officeooo:paragraph-rsid="00e68529"/>
    </style:style>
    <style:style style:name="P227" style:family="paragraph" style:parent-style-name="Table_20_Contents">
      <style:text-properties officeooo:rsid="00eb3f1b" officeooo:paragraph-rsid="00eb3f1b"/>
    </style:style>
    <style:style style:name="P228" style:family="paragraph" style:parent-style-name="Table_20_Contents">
      <style:text-properties officeooo:rsid="00eb3f1b" officeooo:paragraph-rsid="00ed0fe9"/>
    </style:style>
    <style:style style:name="P229" style:family="paragraph" style:parent-style-name="Table_20_Contents">
      <style:text-properties officeooo:rsid="00eb3f1b" officeooo:paragraph-rsid="00ee8b45"/>
    </style:style>
    <style:style style:name="P230" style:family="paragraph" style:parent-style-name="Table_20_Contents">
      <style:text-properties officeooo:rsid="00eb3f1b" officeooo:paragraph-rsid="00f14f31"/>
    </style:style>
    <style:style style:name="P231" style:family="paragraph" style:parent-style-name="Table_20_Contents">
      <style:text-properties officeooo:rsid="00eb3f1b" officeooo:paragraph-rsid="01331860"/>
    </style:style>
    <style:style style:name="P232" style:family="paragraph" style:parent-style-name="Table_20_Contents">
      <style:text-properties officeooo:rsid="00eb3f1b" officeooo:paragraph-rsid="01337493"/>
    </style:style>
    <style:style style:name="P233" style:family="paragraph" style:parent-style-name="Table_20_Contents">
      <style:text-properties officeooo:rsid="00f8c253" officeooo:paragraph-rsid="00f8c253"/>
    </style:style>
    <style:style style:name="P234" style:family="paragraph" style:parent-style-name="Table_20_Contents">
      <style:text-properties officeooo:rsid="00f95d42" officeooo:paragraph-rsid="00f95d42"/>
    </style:style>
    <style:style style:name="P235" style:family="paragraph" style:parent-style-name="Table_20_Contents">
      <style:text-properties officeooo:paragraph-rsid="01027c1d"/>
    </style:style>
    <style:style style:name="P236" style:family="paragraph" style:parent-style-name="Table_20_Contents">
      <style:text-properties officeooo:rsid="0107a244" officeooo:paragraph-rsid="0107a244"/>
    </style:style>
    <style:style style:name="P237" style:family="paragraph" style:parent-style-name="Table_20_Contents">
      <style:text-properties officeooo:rsid="01105af8" officeooo:paragraph-rsid="01105af8"/>
    </style:style>
    <style:style style:name="P238" style:family="paragraph" style:parent-style-name="Table_20_Contents">
      <style:text-properties officeooo:rsid="0117372c" officeooo:paragraph-rsid="0117372c"/>
    </style:style>
    <style:style style:name="P239" style:family="paragraph" style:parent-style-name="Table_20_Contents">
      <style:text-properties officeooo:rsid="011ea4c7" officeooo:paragraph-rsid="011ea4c7"/>
    </style:style>
    <style:style style:name="P240" style:family="paragraph" style:parent-style-name="Table_20_Contents">
      <style:text-properties officeooo:rsid="011ee378" officeooo:paragraph-rsid="011ee378"/>
    </style:style>
    <style:style style:name="P241" style:family="paragraph" style:parent-style-name="Table_20_Contents">
      <style:text-properties officeooo:rsid="01226416" officeooo:paragraph-rsid="01226416"/>
    </style:style>
    <style:style style:name="P242" style:family="paragraph" style:parent-style-name="Table_20_Contents">
      <style:text-properties officeooo:rsid="012372b8" officeooo:paragraph-rsid="012372b8"/>
    </style:style>
    <style:style style:name="P243" style:family="paragraph" style:parent-style-name="Table_20_Contents">
      <style:text-properties officeooo:rsid="0123d0ff" officeooo:paragraph-rsid="0123d0ff"/>
    </style:style>
    <style:style style:name="P244" style:family="paragraph" style:parent-style-name="Table_20_Contents">
      <style:text-properties officeooo:paragraph-rsid="0124f9c2"/>
    </style:style>
    <style:style style:name="P245" style:family="paragraph" style:parent-style-name="Table_20_Contents">
      <style:text-properties officeooo:rsid="012672a9" officeooo:paragraph-rsid="012672a9"/>
    </style:style>
    <style:style style:name="P246" style:family="paragraph" style:parent-style-name="Table_20_Contents">
      <style:text-properties officeooo:rsid="0127b5c5" officeooo:paragraph-rsid="0127b5c5"/>
    </style:style>
    <style:style style:name="P247" style:family="paragraph" style:parent-style-name="Table_20_Contents">
      <style:text-properties officeooo:rsid="012a6388" officeooo:paragraph-rsid="012a6388"/>
    </style:style>
    <style:style style:name="P248" style:family="paragraph" style:parent-style-name="Table_20_Contents">
      <style:text-properties officeooo:rsid="012ba68a" officeooo:paragraph-rsid="012ba68a"/>
    </style:style>
    <style:style style:name="P249" style:family="paragraph" style:parent-style-name="Table_20_Contents">
      <style:text-properties officeooo:rsid="012ce028" officeooo:paragraph-rsid="012ce028"/>
    </style:style>
    <style:style style:name="P250" style:family="paragraph" style:parent-style-name="Table_20_Contents">
      <style:text-properties officeooo:rsid="012e16cd" officeooo:paragraph-rsid="012e16cd"/>
    </style:style>
    <style:style style:name="P251" style:family="paragraph" style:parent-style-name="Table_20_Contents">
      <style:text-properties officeooo:rsid="012ffa43" officeooo:paragraph-rsid="012eafe7"/>
    </style:style>
    <style:style style:name="P252" style:family="paragraph" style:parent-style-name="Table_20_Contents">
      <style:text-properties officeooo:rsid="012ffa43" officeooo:paragraph-rsid="012ffa43"/>
    </style:style>
    <style:style style:name="P253" style:family="paragraph" style:parent-style-name="Table_20_Contents">
      <style:text-properties officeooo:rsid="0131312f" officeooo:paragraph-rsid="01331860"/>
    </style:style>
    <style:style style:name="P254" style:family="paragraph" style:parent-style-name="Table_20_Contents">
      <style:text-properties officeooo:rsid="0131312f" officeooo:paragraph-rsid="01337493"/>
    </style:style>
    <style:style style:name="P255" style:family="paragraph" style:parent-style-name="Table_20_Contents">
      <style:text-properties officeooo:rsid="01320b05" officeooo:paragraph-rsid="01320b05"/>
    </style:style>
    <style:style style:name="P256" style:family="paragraph" style:parent-style-name="Table_20_Contents">
      <style:text-properties officeooo:rsid="01320b05" officeooo:paragraph-rsid="01337493"/>
    </style:style>
    <style:style style:name="P257" style:family="paragraph" style:parent-style-name="Table_20_Contents">
      <style:text-properties officeooo:rsid="01356430" officeooo:paragraph-rsid="01356430"/>
    </style:style>
    <style:style style:name="P258" style:family="paragraph" style:parent-style-name="Table_20_Contents">
      <style:text-properties officeooo:rsid="02228356" officeooo:paragraph-rsid="045c622a"/>
    </style:style>
    <style:style style:name="P259" style:family="paragraph" style:parent-style-name="Table_20_Contents">
      <style:text-properties fo:language="en" fo:country="US" officeooo:rsid="02228356" officeooo:paragraph-rsid="045c622a" style:language-asian="zxx" style:country-asian="none" style:language-complex="zxx" style:country-complex="none"/>
    </style:style>
    <style:style style:name="P260" style:family="paragraph" style:parent-style-name="Table_20_Contents">
      <style:text-properties fo:language="en" fo:country="US" officeooo:rsid="02244b73" officeooo:paragraph-rsid="045c622a" style:language-asian="zxx" style:country-asian="none" style:language-complex="zxx" style:country-complex="none"/>
    </style:style>
    <style:style style:name="P261" style:family="paragraph" style:parent-style-name="Table_20_Contents">
      <style:text-properties fo:language="en" fo:country="US" officeooo:rsid="02263f41" officeooo:paragraph-rsid="045c622a" style:language-asian="zxx" style:country-asian="none" style:language-complex="zxx" style:country-complex="none"/>
    </style:style>
    <style:style style:name="P262" style:family="paragraph" style:parent-style-name="Table_20_Contents">
      <style:text-properties fo:language="en" fo:country="US" officeooo:rsid="02a3c531" officeooo:paragraph-rsid="045c622a" style:language-asian="zxx" style:country-asian="none" style:language-complex="zxx" style:country-complex="none"/>
    </style:style>
    <style:style style:name="P263" style:family="paragraph" style:parent-style-name="Table_20_Contents">
      <style:text-properties fo:language="en" fo:country="US" officeooo:rsid="02bb26f9" officeooo:paragraph-rsid="045c622a" style:language-asian="zxx" style:country-asian="none" style:language-complex="zxx" style:country-complex="none"/>
    </style:style>
    <style:style style:name="P264" style:family="paragraph" style:parent-style-name="Table_20_Contents">
      <style:text-properties fo:language="en" fo:country="US" officeooo:rsid="02bea3eb" officeooo:paragraph-rsid="045c622a" style:language-asian="zxx" style:country-asian="none" style:language-complex="zxx" style:country-complex="none"/>
    </style:style>
    <style:style style:name="P265" style:family="paragraph" style:parent-style-name="Table_20_Contents">
      <style:text-properties fo:language="en" fo:country="US" officeooo:rsid="02c2ba89" officeooo:paragraph-rsid="045c622a" style:language-asian="zxx" style:country-asian="none" style:language-complex="zxx" style:country-complex="none"/>
    </style:style>
    <style:style style:name="P266" style:family="paragraph" style:parent-style-name="Table_20_Contents">
      <style:text-properties fo:language="en" fo:country="US" officeooo:rsid="02c55b24" officeooo:paragraph-rsid="045c622a" style:language-asian="zxx" style:country-asian="none" style:language-complex="zxx" style:country-complex="none"/>
    </style:style>
    <style:style style:name="P267" style:family="paragraph" style:parent-style-name="Table_20_Contents">
      <style:text-properties fo:language="en" fo:country="US" officeooo:rsid="02c675fa" officeooo:paragraph-rsid="045c622a" style:language-asian="zxx" style:country-asian="none" style:language-complex="zxx" style:country-complex="none"/>
    </style:style>
    <style:style style:name="P268" style:family="paragraph" style:parent-style-name="Table_20_Contents">
      <style:text-properties fo:language="en" fo:country="US" officeooo:rsid="02c8484b" officeooo:paragraph-rsid="045c622a" style:language-asian="zxx" style:country-asian="none" style:language-complex="zxx" style:country-complex="none"/>
    </style:style>
    <style:style style:name="P269" style:family="paragraph" style:parent-style-name="Table_20_Contents">
      <style:text-properties fo:language="en" fo:country="US" officeooo:rsid="03006a42" officeooo:paragraph-rsid="045c622a" style:language-asian="zxx" style:country-asian="none" style:language-complex="zxx" style:country-complex="none"/>
    </style:style>
    <style:style style:name="P270" style:family="paragraph" style:parent-style-name="Table_20_Contents">
      <style:text-properties fo:language="en" fo:country="US" officeooo:rsid="03c7fb5a" officeooo:paragraph-rsid="045c622a" style:language-asian="zxx" style:country-asian="none" style:language-complex="zxx" style:country-complex="none"/>
    </style:style>
    <style:style style:name="P271" style:family="paragraph" style:parent-style-name="Table_20_Contents">
      <style:text-properties fo:language="en" fo:country="US" officeooo:rsid="03e0dc7f" officeooo:paragraph-rsid="045c622a" style:language-asian="zxx" style:country-asian="none" style:language-complex="zxx" style:country-complex="none"/>
    </style:style>
    <style:style style:name="P272" style:family="paragraph" style:parent-style-name="Table_20_Contents">
      <style:text-properties fo:language="en" fo:country="US" officeooo:rsid="03ede995" officeooo:paragraph-rsid="045c622a" style:language-asian="zxx" style:country-asian="none" style:language-complex="zxx" style:country-complex="none"/>
    </style:style>
    <style:style style:name="P273" style:family="paragraph" style:parent-style-name="Table_20_Contents">
      <style:text-properties fo:language="en" fo:country="US" officeooo:rsid="0414d3ca" officeooo:paragraph-rsid="045c622a" style:language-asian="zxx" style:country-asian="none" style:language-complex="zxx" style:country-complex="none"/>
    </style:style>
    <style:style style:name="P274" style:family="paragraph" style:parent-style-name="Table_20_Contents">
      <style:text-properties fo:language="en" fo:country="US" officeooo:rsid="04193b88" officeooo:paragraph-rsid="045c622a" style:language-asian="zxx" style:country-asian="none" style:language-complex="zxx" style:country-complex="none"/>
    </style:style>
    <style:style style:name="P275" style:family="paragraph" style:parent-style-name="Table_20_Contents">
      <style:text-properties fo:language="en" fo:country="US" officeooo:rsid="0430fa18" officeooo:paragraph-rsid="045c622a" style:language-asian="zxx" style:country-asian="none" style:language-complex="zxx" style:country-complex="none"/>
    </style:style>
    <style:style style:name="P276" style:family="paragraph" style:parent-style-name="Table_20_Contents">
      <style:text-properties officeooo:rsid="02244b73" officeooo:paragraph-rsid="045c622a"/>
    </style:style>
    <style:style style:name="P277" style:family="paragraph" style:parent-style-name="Table_20_Contents">
      <style:text-properties officeooo:rsid="02263f41" officeooo:paragraph-rsid="045c622a"/>
    </style:style>
    <style:style style:name="P278" style:family="paragraph" style:parent-style-name="Table_20_Contents">
      <style:text-properties officeooo:rsid="02a3c531" officeooo:paragraph-rsid="045c622a"/>
    </style:style>
    <style:style style:name="P279" style:family="paragraph" style:parent-style-name="Table_20_Contents">
      <style:text-properties officeooo:rsid="02bb26f9" officeooo:paragraph-rsid="045c622a"/>
    </style:style>
    <style:style style:name="P280" style:family="paragraph" style:parent-style-name="Table_20_Contents">
      <style:text-properties officeooo:rsid="02bea3eb" officeooo:paragraph-rsid="045c622a"/>
    </style:style>
    <style:style style:name="P281" style:family="paragraph" style:parent-style-name="Table_20_Contents">
      <style:text-properties officeooo:rsid="02c2ba89" officeooo:paragraph-rsid="045c622a"/>
    </style:style>
    <style:style style:name="P282" style:family="paragraph" style:parent-style-name="Table_20_Contents">
      <style:text-properties officeooo:rsid="02c447e4" officeooo:paragraph-rsid="045c622a"/>
    </style:style>
    <style:style style:name="P283" style:family="paragraph" style:parent-style-name="Table_20_Contents">
      <style:text-properties officeooo:rsid="02c675fa" officeooo:paragraph-rsid="045c622a"/>
    </style:style>
    <style:style style:name="P284" style:family="paragraph" style:parent-style-name="Table_20_Contents">
      <style:text-properties officeooo:rsid="02c8484b" officeooo:paragraph-rsid="045c622a"/>
    </style:style>
    <style:style style:name="P285" style:family="paragraph" style:parent-style-name="Table_20_Contents">
      <style:text-properties officeooo:rsid="03006a42" officeooo:paragraph-rsid="045c622a"/>
    </style:style>
    <style:style style:name="P286" style:family="paragraph" style:parent-style-name="Table_20_Contents">
      <style:text-properties officeooo:rsid="03c7fb5a" officeooo:paragraph-rsid="045c622a"/>
    </style:style>
    <style:style style:name="P287" style:family="paragraph" style:parent-style-name="Table_20_Contents">
      <style:text-properties officeooo:rsid="03e0dc7f" officeooo:paragraph-rsid="045c622a"/>
    </style:style>
    <style:style style:name="P288" style:family="paragraph" style:parent-style-name="Table_20_Contents">
      <style:text-properties officeooo:rsid="03ede995" officeooo:paragraph-rsid="045c622a"/>
    </style:style>
    <style:style style:name="P289" style:family="paragraph" style:parent-style-name="Table_20_Contents">
      <style:text-properties officeooo:rsid="0414d3ca" officeooo:paragraph-rsid="045c622a"/>
    </style:style>
    <style:style style:name="P290" style:family="paragraph" style:parent-style-name="Table_20_Contents">
      <style:text-properties officeooo:rsid="04193b88" officeooo:paragraph-rsid="045c622a"/>
    </style:style>
    <style:style style:name="P291" style:family="paragraph" style:parent-style-name="Table_20_Contents">
      <style:text-properties officeooo:rsid="0430fa18" officeooo:paragraph-rsid="045c622a"/>
    </style:style>
    <style:style style:name="P292" style:family="paragraph" style:parent-style-name="Table_20_Contents">
      <style:text-properties officeooo:rsid="026cff38" officeooo:paragraph-rsid="045c622a"/>
    </style:style>
    <style:style style:name="P293" style:family="paragraph" style:parent-style-name="Table_20_Contents">
      <style:text-properties officeooo:rsid="02871d8d" officeooo:paragraph-rsid="045c622a"/>
    </style:style>
    <style:style style:name="P294" style:family="paragraph" style:parent-style-name="Table_20_Contents">
      <style:text-properties officeooo:paragraph-rsid="045c622a"/>
    </style:style>
    <style:style style:name="P295" style:family="paragraph" style:parent-style-name="Table">
      <style:text-properties officeooo:paragraph-rsid="02494a1b"/>
    </style:style>
    <style:style style:name="P296" style:family="paragraph" style:parent-style-name="Table">
      <style:text-properties fo:language="bg" fo:country="BG" officeooo:paragraph-rsid="024b73b5"/>
    </style:style>
    <style:style style:name="P297" style:family="paragraph" style:parent-style-name="Table">
      <style:text-properties fo:language="bg" fo:country="BG" officeooo:paragraph-rsid="024c27bc"/>
    </style:style>
    <style:style style:name="P298" style:family="paragraph" style:parent-style-name="Table">
      <style:text-properties fo:language="bg" fo:country="BG" officeooo:paragraph-rsid="024cabf3"/>
    </style:style>
    <style:style style:name="P299" style:family="paragraph" style:parent-style-name="Table">
      <style:text-properties fo:language="bg" fo:country="BG" officeooo:paragraph-rsid="0251d9d3"/>
    </style:style>
    <style:style style:name="P300" style:family="paragraph" style:parent-style-name="Table">
      <style:text-properties fo:language="bg" fo:country="BG" officeooo:paragraph-rsid="0253211f"/>
    </style:style>
    <style:style style:name="P301" style:family="paragraph" style:parent-style-name="Table">
      <style:text-properties fo:language="bg" fo:country="BG" officeooo:paragraph-rsid="02565c50"/>
    </style:style>
    <style:style style:name="P302" style:family="paragraph" style:parent-style-name="Table">
      <style:text-properties fo:language="bg" fo:country="BG" officeooo:paragraph-rsid="02576174"/>
    </style:style>
    <style:style style:name="P303" style:family="paragraph" style:parent-style-name="Table">
      <style:text-properties fo:language="bg" fo:country="BG" officeooo:paragraph-rsid="025829dd"/>
    </style:style>
    <style:style style:name="P304" style:family="paragraph" style:parent-style-name="Table">
      <style:text-properties fo:language="bg" fo:country="BG" officeooo:paragraph-rsid="025a42cc"/>
    </style:style>
    <style:style style:name="P305" style:family="paragraph" style:parent-style-name="Table">
      <style:text-properties fo:language="bg" fo:country="BG" officeooo:paragraph-rsid="025b64b2"/>
    </style:style>
    <style:style style:name="P306" style:family="paragraph" style:parent-style-name="Table">
      <style:text-properties fo:language="bg" fo:country="BG" officeooo:paragraph-rsid="025be9f1"/>
    </style:style>
    <style:style style:name="P307" style:family="paragraph" style:parent-style-name="Table">
      <style:text-properties fo:language="bg" fo:country="BG" officeooo:paragraph-rsid="025cf1a4"/>
    </style:style>
    <style:style style:name="P308" style:family="paragraph" style:parent-style-name="Table">
      <style:text-properties fo:language="bg" fo:country="BG" officeooo:paragraph-rsid="025d053f"/>
    </style:style>
    <style:style style:name="P309" style:family="paragraph" style:parent-style-name="Table">
      <style:text-properties fo:language="bg" fo:country="BG" officeooo:paragraph-rsid="025e140f"/>
    </style:style>
    <style:style style:name="P310" style:family="paragraph" style:parent-style-name="Table">
      <style:text-properties fo:language="bg" fo:country="BG" officeooo:paragraph-rsid="0261562a"/>
    </style:style>
    <style:style style:name="P311" style:family="paragraph" style:parent-style-name="Table">
      <style:text-properties fo:language="bg" fo:country="BG" officeooo:paragraph-rsid="02645b67"/>
    </style:style>
    <style:style style:name="P312" style:family="paragraph" style:parent-style-name="Table">
      <style:text-properties fo:language="bg" fo:country="BG" officeooo:rsid="02645b67" officeooo:paragraph-rsid="02645b67"/>
    </style:style>
    <style:style style:name="P313" style:family="paragraph" style:parent-style-name="Table">
      <style:text-properties fo:language="bg" fo:country="BG" officeooo:paragraph-rsid="02650cc7"/>
    </style:style>
    <style:style style:name="P314" style:family="paragraph" style:parent-style-name="Table">
      <style:text-properties fo:language="bg" fo:country="BG" officeooo:paragraph-rsid="026a6d57"/>
    </style:style>
    <style:style style:name="P315" style:family="paragraph" style:parent-style-name="Table">
      <style:text-properties fo:language="bg" fo:country="BG" officeooo:paragraph-rsid="026b3410"/>
    </style:style>
    <style:style style:name="P316" style:family="paragraph" style:parent-style-name="Table">
      <style:paragraph-properties>
        <style:tab-stops>
          <style:tab-stop style:position="6.6925in" style:type="right" style:leader-style="dotted" style:leader-text="."/>
        </style:tab-stops>
      </style:paragraph-properties>
    </style:style>
    <style:style style:name="P317" style:family="paragraph" style:parent-style-name="Subtitle">
      <style:paragraph-properties fo:break-before="page"/>
    </style:style>
    <style:style style:name="P318" style:family="paragraph" style:parent-style-name="Table_20_Heading">
      <style:text-properties officeooo:paragraph-rsid="045c622a"/>
    </style:style>
    <style:style style:name="P319" style:family="paragraph" style:parent-style-name="Illustration">
      <style:text-properties officeooo:paragraph-rsid="04706fde"/>
    </style:style>
    <style:style style:name="P320" style:family="paragraph" style:parent-style-name="Illustration">
      <style:text-properties officeooo:paragraph-rsid="0470c572"/>
    </style:style>
    <style:style style:name="P321" style:family="paragraph" style:parent-style-name="Illustration">
      <style:paragraph-properties>
        <style:tab-stops>
          <style:tab-stop style:position="6.6925in" style:type="right" style:leader-style="dotted" style:leader-text="."/>
        </style:tab-stops>
      </style:paragraph-properties>
    </style:style>
    <style:style style:name="P322" style:family="paragraph" style:parent-style-name="Contents_20_3">
      <style:paragraph-properties>
        <style:tab-stops>
          <style:tab-stop style:position="6.2992in" style:type="right" style:leader-style="dotted" style:leader-text="."/>
        </style:tab-stops>
      </style:paragraph-properties>
    </style:style>
    <style:style style:name="P323" style:family="paragraph" style:parent-style-name="Contents_20_2">
      <style:paragraph-properties>
        <style:tab-stops>
          <style:tab-stop style:position="6.4957in" style:type="right" style:leader-style="dotted" style:leader-text="."/>
        </style:tab-stops>
      </style:paragraph-properties>
    </style:style>
    <style:style style:name="P324" style:family="paragraph" style:parent-style-name="Contents_20_1">
      <style:paragraph-properties>
        <style:tab-stops>
          <style:tab-stop style:position="6.6925in" style:type="right" style:leader-style="dotted" style:leader-text="."/>
        </style:tab-stops>
      </style:paragraph-properties>
    </style:style>
    <style:style style:name="P325"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326"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327" style:family="paragraph" style:parent-style-name="Heading_20_1">
      <style:paragraph-properties fo:break-before="page"/>
    </style:style>
    <style:style style:name="P328" style:family="paragraph" style:parent-style-name="Heading_20_1">
      <style:paragraph-properties fo:break-before="page"/>
      <style:text-properties fo:language="bg" fo:country="BG" officeooo:paragraph-rsid="001f2376"/>
    </style:style>
    <style:style style:name="P329" style:family="paragraph" style:parent-style-name="Heading_20_2">
      <style:text-properties officeooo:paragraph-rsid="045dd7f7"/>
    </style:style>
    <style:style style:name="P330" style:family="paragraph" style:parent-style-name="Heading_20_2">
      <style:text-properties officeooo:rsid="02a92d64" officeooo:paragraph-rsid="03d5b142"/>
    </style:style>
    <style:style style:name="P331" style:family="paragraph" style:parent-style-name="Heading_20_2">
      <style:text-properties officeooo:rsid="005cb816"/>
    </style:style>
    <style:style style:name="P332" style:family="paragraph" style:parent-style-name="Heading_20_2">
      <style:text-properties officeooo:paragraph-rsid="01ae5132"/>
    </style:style>
    <style:style style:name="P333" style:family="paragraph" style:parent-style-name="Heading_20_2">
      <style:text-properties officeooo:rsid="01b45392"/>
    </style:style>
    <style:style style:name="P334" style:family="paragraph" style:parent-style-name="Heading_20_2">
      <style:text-properties officeooo:paragraph-rsid="04606294"/>
    </style:style>
    <style:style style:name="P335" style:family="paragraph" style:parent-style-name="Heading_20_3">
      <style:text-properties fo:language="bg" fo:country="BG"/>
    </style:style>
    <style:style style:name="P336" style:family="paragraph" style:parent-style-name="Heading_20_3">
      <style:text-properties fo:language="bg" fo:country="BG" officeooo:paragraph-rsid="00771be5"/>
    </style:style>
    <style:style style:name="P337" style:family="paragraph" style:parent-style-name="Heading_20_3">
      <style:text-properties officeooo:rsid="01c9b453"/>
    </style:style>
    <style:style style:name="P338" style:family="paragraph" style:parent-style-name="Heading_20_3">
      <style:text-properties officeooo:paragraph-rsid="01ec0377"/>
    </style:style>
    <style:style style:name="T1" style:family="text">
      <style:text-properties fo:font-weight="bold" style:font-weight-asian="bold" style:font-weight-complex="bold"/>
    </style:style>
    <style:style style:name="T2" style:family="text">
      <style:text-properties fo:font-weight="bold" officeooo:rsid="013bef4b" style:font-weight-asian="bold" style:font-weight-complex="bold"/>
    </style:style>
    <style:style style:name="T3" style:family="text">
      <style:text-properties fo:font-weight="bold" officeooo:rsid="019d472f" style:font-weight-asian="bold" style:font-weight-complex="bold"/>
    </style:style>
    <style:style style:name="T4" style:family="text">
      <style:text-properties fo:font-weight="bold" officeooo:rsid="01a1ad32" style:font-weight-asian="bold" style:font-weight-complex="bold"/>
    </style:style>
    <style:style style:name="T5" style:family="text">
      <style:text-properties fo:font-weight="bold" officeooo:rsid="01a56d4b" style:font-weight-asian="bold" style:font-weight-complex="bold"/>
    </style:style>
    <style:style style:name="T6" style:family="text">
      <style:text-properties fo:font-weight="bold" officeooo:rsid="01a68259" style:font-weight-asian="bold" style:font-weight-complex="bold"/>
    </style:style>
    <style:style style:name="T7" style:family="text">
      <style:text-properties fo:font-weight="bold" officeooo:rsid="01a8524f" style:font-weight-asian="bold" style:font-weight-complex="bold"/>
    </style:style>
    <style:style style:name="T8" style:family="text">
      <style:text-properties fo:font-weight="bold" officeooo:rsid="01a8fc9c" style:font-weight-asian="bold" style:font-weight-complex="bold"/>
    </style:style>
    <style:style style:name="T9" style:family="text">
      <style:text-properties fo:font-weight="bold" officeooo:rsid="01af723c" style:font-weight-asian="bold" style:font-weight-complex="bold"/>
    </style:style>
    <style:style style:name="T10" style:family="text">
      <style:text-properties fo:font-weight="bold" officeooo:rsid="01af72ed" style:font-weight-asian="bold" style:font-weight-complex="bold"/>
    </style:style>
    <style:style style:name="T11" style:family="text">
      <style:text-properties fo:font-weight="bold" officeooo:rsid="01b016a1" style:font-weight-asian="bold" style:font-weight-complex="bold"/>
    </style:style>
    <style:style style:name="T12" style:family="text">
      <style:text-properties fo:font-weight="bold" officeooo:rsid="01c0cb9f" style:font-weight-asian="bold" style:font-weight-complex="bold"/>
    </style:style>
    <style:style style:name="T13" style:family="text">
      <style:text-properties fo:font-weight="bold" officeooo:rsid="01c52519" style:font-weight-asian="bold" style:font-weight-complex="bold"/>
    </style:style>
    <style:style style:name="T14" style:family="text">
      <style:text-properties fo:font-weight="bold" officeooo:rsid="01d17c98" style:font-weight-asian="bold" style:font-weight-complex="bold"/>
    </style:style>
    <style:style style:name="T15" style:family="text">
      <style:text-properties fo:font-weight="bold" officeooo:rsid="01e5f5b7" style:font-weight-asian="bold" style:font-weight-complex="bold"/>
    </style:style>
    <style:style style:name="T16" style:family="text">
      <style:text-properties fo:font-weight="bold" officeooo:rsid="01ce872c" style:font-weight-asian="bold" style:font-weight-complex="bold"/>
    </style:style>
    <style:style style:name="T17" style:family="text">
      <style:text-properties fo:font-weight="bold" officeooo:rsid="01fa130e" style:font-weight-asian="bold" style:font-weight-complex="bold"/>
    </style:style>
    <style:style style:name="T18" style:family="text">
      <style:text-properties fo:font-weight="bold" officeooo:rsid="01fcf132" style:font-weight-asian="bold" style:font-weight-complex="bold"/>
    </style:style>
    <style:style style:name="T19" style:family="text">
      <style:text-properties fo:font-weight="bold" officeooo:rsid="024a54fe" style:font-weight-asian="bold" style:font-weight-complex="bold"/>
    </style:style>
    <style:style style:name="T20" style:family="text">
      <style:text-properties fo:font-weight="bold" officeooo:rsid="024b73b5" style:font-weight-asian="bold" style:font-weight-complex="bold"/>
    </style:style>
    <style:style style:name="T21" style:family="text">
      <style:text-properties fo:font-weight="bold" officeooo:rsid="024c27bc" style:font-weight-asian="bold" style:font-weight-complex="bold"/>
    </style:style>
    <style:style style:name="T22" style:family="text">
      <style:text-properties fo:font-weight="bold" officeooo:rsid="024dc0aa" style:font-weight-asian="bold" style:font-weight-complex="bold"/>
    </style:style>
    <style:style style:name="T23" style:family="text">
      <style:text-properties fo:font-weight="bold" officeooo:rsid="02520089" style:font-weight-asian="bold" style:font-weight-complex="bold"/>
    </style:style>
    <style:style style:name="T24" style:family="text">
      <style:text-properties fo:font-weight="bold" officeooo:rsid="02550de1" style:font-weight-asian="bold" style:font-weight-complex="bold"/>
    </style:style>
    <style:style style:name="T25" style:family="text">
      <style:text-properties fo:font-weight="bold" officeooo:rsid="02565c50" style:font-weight-asian="bold" style:font-weight-complex="bold"/>
    </style:style>
    <style:style style:name="T26" style:family="text">
      <style:text-properties fo:font-weight="bold" officeooo:rsid="02576174" style:font-weight-asian="bold" style:font-weight-complex="bold"/>
    </style:style>
    <style:style style:name="T27" style:family="text">
      <style:text-properties fo:font-weight="bold" officeooo:rsid="025931ca" style:font-weight-asian="bold" style:font-weight-complex="bold"/>
    </style:style>
    <style:style style:name="T28" style:family="text">
      <style:text-properties fo:font-weight="bold" officeooo:rsid="025be9f1" style:font-weight-asian="bold" style:font-weight-complex="bold"/>
    </style:style>
    <style:style style:name="T29" style:family="text">
      <style:text-properties fo:font-weight="bold" officeooo:rsid="025cf1a4" style:font-weight-asian="bold" style:font-weight-complex="bold"/>
    </style:style>
    <style:style style:name="T30" style:family="text">
      <style:text-properties fo:font-weight="bold" officeooo:rsid="025d053f" style:font-weight-asian="bold" style:font-weight-complex="bold"/>
    </style:style>
    <style:style style:name="T31" style:family="text">
      <style:text-properties fo:font-weight="bold" officeooo:rsid="02601363" style:font-weight-asian="bold" style:font-weight-complex="bold"/>
    </style:style>
    <style:style style:name="T32" style:family="text">
      <style:text-properties fo:font-weight="bold" officeooo:rsid="0262e5c3" style:font-weight-asian="bold" style:font-weight-complex="bold"/>
    </style:style>
    <style:style style:name="T33" style:family="text">
      <style:text-properties fo:font-weight="bold" officeooo:rsid="02650cc7" style:font-weight-asian="bold" style:font-weight-complex="bold"/>
    </style:style>
    <style:style style:name="T34" style:family="text">
      <style:text-properties fo:font-weight="bold" officeooo:rsid="026a6d57" style:font-weight-asian="bold" style:font-weight-complex="bold"/>
    </style:style>
    <style:style style:name="T35" style:family="text">
      <style:text-properties fo:font-weight="bold" officeooo:rsid="026cff38" style:font-weight-asian="bold" style:font-weight-complex="bold"/>
    </style:style>
    <style:style style:name="T36" style:family="text">
      <style:text-properties fo:font-weight="bold" officeooo:rsid="044d93eb" style:font-weight-asian="bold" style:font-weight-complex="bold"/>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fo:background-color="#ff0000" loext:char-shading-value="0"/>
    </style:style>
    <style:style style:name="T39" style:family="text">
      <style:text-properties style:use-window-font-color="true" fo:language="en" fo:country="US" officeooo:rsid="02e0f778" fo:background-color="transparent" loext:char-shading-value="0"/>
    </style:style>
    <style:style style:name="T40" style:family="text">
      <style:text-properties fo:language="en" fo:country="US"/>
    </style:style>
    <style:style style:name="T41" style:family="text">
      <style:text-properties fo:language="en" fo:country="US" fo:background-color="#ff0000" loext:char-shading-value="0"/>
    </style:style>
    <style:style style:name="T42" style:family="text">
      <style:text-properties fo:language="en" fo:country="US" fo:background-color="transparent" loext:char-shading-value="0"/>
    </style:style>
    <style:style style:name="T43" style:family="text">
      <style:text-properties fo:language="en" fo:country="US" officeooo:rsid="027906e2" fo:background-color="transparent" loext:char-shading-value="0"/>
    </style:style>
    <style:style style:name="T44" style:family="text">
      <style:text-properties fo:language="en" fo:country="US" officeooo:rsid="02e0f778" fo:background-color="transparent" loext:char-shading-value="0"/>
    </style:style>
    <style:style style:name="T45" style:family="text">
      <style:text-properties fo:language="en" fo:country="US" fo:font-weight="bold" officeooo:rsid="01e015de" style:font-weight-asian="bold" style:font-weight-complex="bold"/>
    </style:style>
    <style:style style:name="T46" style:family="text">
      <style:text-properties officeooo:rsid="002065db"/>
    </style:style>
    <style:style style:name="T47" style:family="text">
      <style:text-properties officeooo:rsid="00285ec0"/>
    </style:style>
    <style:style style:name="T48" style:family="text">
      <style:text-properties officeooo:rsid="0030241d"/>
    </style:style>
    <style:style style:name="T49" style:family="text">
      <style:text-properties officeooo:rsid="0030ff31"/>
    </style:style>
    <style:style style:name="T50" style:family="text">
      <style:text-properties officeooo:rsid="0035830b"/>
    </style:style>
    <style:style style:name="T51" style:family="text">
      <style:text-properties officeooo:rsid="00453fc4"/>
    </style:style>
    <style:style style:name="T52" style:family="text">
      <style:text-properties officeooo:rsid="004661eb"/>
    </style:style>
    <style:style style:name="T53" style:family="text">
      <style:text-properties officeooo:rsid="004e7286"/>
    </style:style>
    <style:style style:name="T54" style:family="text">
      <style:text-properties officeooo:rsid="0052fbdf"/>
    </style:style>
    <style:style style:name="T55" style:family="text">
      <style:text-properties officeooo:rsid="00548320"/>
    </style:style>
    <style:style style:name="T56" style:family="text">
      <style:text-properties officeooo:rsid="005d07d1"/>
    </style:style>
    <style:style style:name="T57" style:family="text">
      <style:text-properties officeooo:rsid="005fe8b1"/>
    </style:style>
    <style:style style:name="T58" style:family="text">
      <style:text-properties officeooo:rsid="0071dc62"/>
    </style:style>
    <style:style style:name="T59" style:family="text">
      <style:text-properties officeooo:rsid="00771be5"/>
    </style:style>
    <style:style style:name="T60" style:family="text">
      <style:text-properties officeooo:rsid="00791855"/>
    </style:style>
    <style:style style:name="T61" style:family="text">
      <style:text-properties officeooo:rsid="007e5a51"/>
    </style:style>
    <style:style style:name="T62" style:family="text">
      <style:text-properties officeooo:rsid="0081eba5"/>
    </style:style>
    <style:style style:name="T63" style:family="text">
      <style:text-properties officeooo:rsid="00885e3c"/>
    </style:style>
    <style:style style:name="T64" style:family="text">
      <style:text-properties officeooo:rsid="00889119"/>
    </style:style>
    <style:style style:name="T65" style:family="text">
      <style:text-properties officeooo:rsid="008e5a16"/>
    </style:style>
    <style:style style:name="T66" style:family="text">
      <style:text-properties officeooo:rsid="0090f512"/>
    </style:style>
    <style:style style:name="T67" style:family="text">
      <style:text-properties officeooo:rsid="00932f69"/>
    </style:style>
    <style:style style:name="T68" style:family="text">
      <style:text-properties officeooo:rsid="00b2a006"/>
    </style:style>
    <style:style style:name="T69" style:family="text">
      <style:text-properties officeooo:rsid="00bf929f"/>
    </style:style>
    <style:style style:name="T70" style:family="text">
      <style:text-properties officeooo:rsid="00e59fc9"/>
    </style:style>
    <style:style style:name="T71" style:family="text">
      <style:text-properties officeooo:rsid="00e9525e"/>
    </style:style>
    <style:style style:name="T72" style:family="text">
      <style:text-properties officeooo:rsid="00feee69"/>
    </style:style>
    <style:style style:name="T73" style:family="text">
      <style:text-properties officeooo:rsid="00ff37ed"/>
    </style:style>
    <style:style style:name="T74" style:family="text">
      <style:text-properties officeooo:rsid="0101e3fb"/>
    </style:style>
    <style:style style:name="T75" style:family="text">
      <style:text-properties officeooo:rsid="01038308"/>
    </style:style>
    <style:style style:name="T76" style:family="text">
      <style:text-properties officeooo:rsid="011b3415"/>
    </style:style>
    <style:style style:name="T77" style:family="text">
      <style:text-properties officeooo:rsid="011c036a"/>
    </style:style>
    <style:style style:name="T78" style:family="text">
      <style:text-properties officeooo:rsid="014141ab"/>
    </style:style>
    <style:style style:name="T79" style:family="text">
      <style:text-properties officeooo:rsid="014851f7"/>
    </style:style>
    <style:style style:name="T80" style:family="text">
      <style:text-properties officeooo:rsid="014c4c7d"/>
    </style:style>
    <style:style style:name="T81" style:family="text">
      <style:text-properties officeooo:rsid="014c952a"/>
    </style:style>
    <style:style style:name="T82" style:family="text">
      <style:text-properties officeooo:rsid="014e3844"/>
    </style:style>
    <style:style style:name="T83" style:family="text">
      <style:text-properties officeooo:rsid="015465a0"/>
    </style:style>
    <style:style style:name="T84" style:family="text">
      <style:text-properties officeooo:rsid="0160209e"/>
    </style:style>
    <style:style style:name="T85" style:family="text">
      <style:text-properties officeooo:rsid="016686d8"/>
    </style:style>
    <style:style style:name="T86" style:family="text">
      <style:text-properties officeooo:rsid="01670c20"/>
    </style:style>
    <style:style style:name="T87" style:family="text">
      <style:text-properties officeooo:rsid="01690c17"/>
    </style:style>
    <style:style style:name="T88" style:family="text">
      <style:text-properties officeooo:rsid="016a6372"/>
    </style:style>
    <style:style style:name="T89" style:family="text">
      <style:text-properties officeooo:rsid="016ee6f9"/>
    </style:style>
    <style:style style:name="T90" style:family="text">
      <style:text-properties officeooo:rsid="01832a85"/>
    </style:style>
    <style:style style:name="T91" style:family="text">
      <style:text-properties officeooo:rsid="0184da19"/>
    </style:style>
    <style:style style:name="T92" style:family="text">
      <style:text-properties officeooo:rsid="018532d2"/>
    </style:style>
    <style:style style:name="T93" style:family="text">
      <style:text-properties officeooo:rsid="01885a8b"/>
    </style:style>
    <style:style style:name="T94" style:family="text">
      <style:text-properties officeooo:rsid="0188ce11"/>
    </style:style>
    <style:style style:name="T95" style:family="text">
      <style:text-properties officeooo:rsid="018a2066"/>
    </style:style>
    <style:style style:name="T96" style:family="text">
      <style:text-properties officeooo:rsid="0194a276"/>
    </style:style>
    <style:style style:name="T97" style:family="text">
      <style:text-properties officeooo:rsid="019d472f"/>
    </style:style>
    <style:style style:name="T98" style:family="text">
      <style:text-properties fo:language="bg" fo:country="BG"/>
    </style:style>
    <style:style style:name="T99" style:family="text">
      <style:text-properties fo:language="bg" fo:country="BG" fo:font-weight="bold" style:font-weight-asian="bold" style:font-weight-complex="bold"/>
    </style:style>
    <style:style style:name="T100" style:family="text">
      <style:text-properties fo:language="bg" fo:country="BG" fo:font-weight="bold" officeooo:rsid="003989e1" style:font-weight-asian="bold" style:font-weight-complex="bold"/>
    </style:style>
    <style:style style:name="T101" style:family="text">
      <style:text-properties fo:language="bg" fo:country="BG" officeooo:rsid="003989e1"/>
    </style:style>
    <style:style style:name="T102" style:family="text">
      <style:text-properties fo:language="bg" fo:country="BG" officeooo:rsid="0181c3af"/>
    </style:style>
    <style:style style:name="T103" style:family="text">
      <style:text-properties fo:language="bg" fo:country="BG" officeooo:rsid="0465d984"/>
    </style:style>
    <style:style style:name="T104" style:family="text">
      <style:text-properties fo:language="bg" fo:country="BG" officeooo:rsid="0465fa19"/>
    </style:style>
    <style:style style:name="T105" style:family="text">
      <style:text-properties fo:language="bg" fo:country="BG" officeooo:rsid="0466a5ec"/>
    </style:style>
    <style:style style:name="T106" style:family="text">
      <style:text-properties fo:language="bg" fo:country="BG" officeooo:rsid="046c2462"/>
    </style:style>
    <style:style style:name="T107" style:family="text">
      <style:text-properties fo:language="bg" fo:country="BG" officeooo:rsid="046cbe2d"/>
    </style:style>
    <style:style style:name="T108" style:family="text">
      <style:text-properties officeooo:rsid="01a1ad32"/>
    </style:style>
    <style:style style:name="T109" style:family="text">
      <style:text-properties officeooo:rsid="01a56d4b"/>
    </style:style>
    <style:style style:name="T110" style:family="text">
      <style:text-properties officeooo:rsid="01a68259"/>
    </style:style>
    <style:style style:name="T111" style:family="text">
      <style:text-properties officeooo:rsid="01a8524f"/>
    </style:style>
    <style:style style:name="T112" style:family="text">
      <style:text-properties officeooo:rsid="01a8fc9c"/>
    </style:style>
    <style:style style:name="T113" style:family="text">
      <style:text-properties officeooo:rsid="01aa753b"/>
    </style:style>
    <style:style style:name="T114" style:family="text">
      <style:text-properties officeooo:rsid="01ab191d"/>
    </style:style>
    <style:style style:name="T115" style:family="text">
      <style:text-properties officeooo:rsid="01ab3712"/>
    </style:style>
    <style:style style:name="T116" style:family="text">
      <style:text-properties officeooo:rsid="01abf334"/>
    </style:style>
    <style:style style:name="T117" style:family="text">
      <style:text-properties officeooo:rsid="01ac5341"/>
    </style:style>
    <style:style style:name="T118" style:family="text">
      <style:text-properties officeooo:rsid="01acd10f"/>
    </style:style>
    <style:style style:name="T119" style:family="text">
      <style:text-properties officeooo:rsid="01ae5132"/>
    </style:style>
    <style:style style:name="T120" style:family="text">
      <style:text-properties officeooo:rsid="01af723c"/>
    </style:style>
    <style:style style:name="T121" style:family="text">
      <style:text-properties officeooo:rsid="01af72ed"/>
    </style:style>
    <style:style style:name="T122" style:family="text">
      <style:text-properties officeooo:rsid="01b016a1"/>
    </style:style>
    <style:style style:name="T123" style:family="text">
      <style:text-properties officeooo:rsid="01b6abd2"/>
    </style:style>
    <style:style style:name="T124" style:family="text">
      <style:text-properties officeooo:rsid="01c0cb9f"/>
    </style:style>
    <style:style style:name="T125" style:family="text">
      <style:text-properties officeooo:rsid="01c52519"/>
    </style:style>
    <style:style style:name="T126" style:family="text">
      <style:text-properties officeooo:rsid="01c6390a"/>
    </style:style>
    <style:style style:name="T127" style:family="text">
      <style:text-properties officeooo:rsid="01c81160"/>
    </style:style>
    <style:style style:name="T128" style:family="text">
      <style:text-properties officeooo:rsid="01c9b453"/>
    </style:style>
    <style:style style:name="T129" style:family="text">
      <style:text-properties officeooo:rsid="01cbe912"/>
    </style:style>
    <style:style style:name="T130" style:family="text">
      <style:text-properties officeooo:rsid="01d27b28"/>
    </style:style>
    <style:style style:name="T131" style:family="text">
      <style:text-properties officeooo:rsid="01e4c9f7"/>
    </style:style>
    <style:style style:name="T132" style:family="text">
      <style:text-properties officeooo:rsid="01e5f5b7"/>
    </style:style>
    <style:style style:name="T133" style:family="text">
      <style:text-properties officeooo:rsid="01ce872c"/>
    </style:style>
    <style:style style:name="T134" style:family="text">
      <style:text-properties officeooo:rsid="01eab529"/>
    </style:style>
    <style:style style:name="T135" style:family="text">
      <style:text-properties officeooo:rsid="01eed0e6"/>
    </style:style>
    <style:style style:name="T136" style:family="text">
      <style:text-properties officeooo:rsid="01f299c1"/>
    </style:style>
    <style:style style:name="T137" style:family="text">
      <style:text-properties officeooo:rsid="01fb3acc"/>
    </style:style>
    <style:style style:name="T138" style:family="text">
      <style:text-properties officeooo:rsid="01ffb47c"/>
    </style:style>
    <style:style style:name="T139" style:family="text">
      <style:text-properties officeooo:rsid="0208e5c9"/>
    </style:style>
    <style:style style:name="T140" style:family="text">
      <style:text-properties officeooo:rsid="020b91ec"/>
    </style:style>
    <style:style style:name="T141" style:family="text">
      <style:text-properties officeooo:rsid="0213561a"/>
    </style:style>
    <style:style style:name="T142" style:family="text">
      <style:text-properties officeooo:rsid="02145e71"/>
    </style:style>
    <style:style style:name="T143" style:family="text">
      <style:text-properties officeooo:rsid="0216f493"/>
    </style:style>
    <style:style style:name="T144" style:family="text">
      <style:text-properties officeooo:rsid="0219b5e5"/>
    </style:style>
    <style:style style:name="T145" style:family="text">
      <style:text-properties officeooo:rsid="02263f41"/>
    </style:style>
    <style:style style:name="T146" style:family="text">
      <style:text-properties officeooo:rsid="025b64b2"/>
    </style:style>
    <style:style style:name="T147" style:family="text">
      <style:text-properties officeooo:rsid="025cf1a4"/>
    </style:style>
    <style:style style:name="T148" style:family="text">
      <style:text-properties officeooo:rsid="026a6d57"/>
    </style:style>
    <style:style style:name="T149" style:family="text">
      <style:text-properties officeooo:rsid="026b3410"/>
    </style:style>
    <style:style style:name="T150" style:family="text">
      <style:text-properties fo:background-color="transparent" loext:char-shading-value="0"/>
    </style:style>
    <style:style style:name="T151" style:family="text">
      <style:text-properties officeooo:rsid="026f648a" fo:background-color="transparent" loext:char-shading-value="0"/>
    </style:style>
    <style:style style:name="T152" style:family="text">
      <style:text-properties officeooo:rsid="0270f74c" fo:background-color="transparent" loext:char-shading-value="0"/>
    </style:style>
    <style:style style:name="T153" style:family="text">
      <style:text-properties officeooo:rsid="02713f9b" fo:background-color="transparent" loext:char-shading-value="0"/>
    </style:style>
    <style:style style:name="T154" style:family="text">
      <style:text-properties officeooo:rsid="02730a4e" fo:background-color="transparent" loext:char-shading-value="0"/>
    </style:style>
    <style:style style:name="T155" style:family="text">
      <style:text-properties officeooo:rsid="02746b2c" fo:background-color="transparent" loext:char-shading-value="0"/>
    </style:style>
    <style:style style:name="T156" style:family="text">
      <style:text-properties officeooo:rsid="0275bff0" fo:background-color="transparent" loext:char-shading-value="0"/>
    </style:style>
    <style:style style:name="T157" style:family="text">
      <style:text-properties officeooo:rsid="027742d9" fo:background-color="transparent" loext:char-shading-value="0"/>
    </style:style>
    <style:style style:name="T158" style:family="text">
      <style:text-properties officeooo:rsid="0470c572" fo:background-color="transparent" loext:char-shading-value="0"/>
    </style:style>
    <style:style style:name="T159" style:family="text">
      <style:text-properties officeooo:rsid="02750bde"/>
    </style:style>
    <style:style style:name="T160" style:family="text">
      <style:text-properties officeooo:rsid="0280cc69"/>
    </style:style>
    <style:style style:name="T161" style:family="text">
      <style:text-properties officeooo:rsid="0282bc04"/>
    </style:style>
    <style:style style:name="T162" style:family="text">
      <style:text-properties officeooo:rsid="02871bd8"/>
    </style:style>
    <style:style style:name="T163" style:family="text">
      <style:text-properties officeooo:rsid="02871d8d"/>
    </style:style>
    <style:style style:name="T164" style:family="text">
      <style:text-properties officeooo:rsid="0287f15c"/>
    </style:style>
    <style:style style:name="T165" style:family="text">
      <style:text-properties officeooo:rsid="028d0a2b"/>
    </style:style>
    <style:style style:name="T166" style:family="text">
      <style:text-properties officeooo:rsid="028ffcf3"/>
    </style:style>
    <style:style style:name="T167" style:family="text">
      <style:text-properties officeooo:rsid="0293ebeb"/>
    </style:style>
    <style:style style:name="T168" style:family="text">
      <style:text-properties officeooo:rsid="0296be4f"/>
    </style:style>
    <style:style style:name="T169" style:family="text">
      <style:text-properties officeooo:rsid="02979532"/>
    </style:style>
    <style:style style:name="T170" style:family="text">
      <style:text-properties officeooo:rsid="029b9c52"/>
    </style:style>
    <style:style style:name="T171" style:family="text">
      <style:text-properties officeooo:rsid="02aaffea"/>
    </style:style>
    <style:style style:name="T172" style:family="text">
      <style:text-properties officeooo:rsid="02abb373"/>
    </style:style>
    <style:style style:name="T173" style:family="text">
      <style:text-properties officeooo:rsid="02b47f71"/>
    </style:style>
    <style:style style:name="T174" style:family="text">
      <style:text-properties officeooo:rsid="02b6097d"/>
    </style:style>
    <style:style style:name="T175" style:family="text">
      <style:text-properties officeooo:rsid="02d0163a"/>
    </style:style>
    <style:style style:name="T176" style:family="text">
      <style:text-properties officeooo:rsid="02e0f778"/>
    </style:style>
    <style:style style:name="T177" style:family="text">
      <style:text-properties officeooo:rsid="02e4330b"/>
    </style:style>
    <style:style style:name="T178" style:family="text">
      <style:text-properties officeooo:rsid="02e519a6"/>
    </style:style>
    <style:style style:name="T179" style:family="text">
      <style:text-properties officeooo:rsid="02f67c09"/>
    </style:style>
    <style:style style:name="T180" style:family="text">
      <style:text-properties officeooo:rsid="030d976c"/>
    </style:style>
    <style:style style:name="T181" style:family="text">
      <style:text-properties officeooo:rsid="0317f1a6"/>
    </style:style>
    <style:style style:name="T182" style:family="text">
      <style:text-properties officeooo:rsid="0381a6a5"/>
    </style:style>
    <style:style style:name="T183" style:family="text">
      <style:text-properties officeooo:rsid="038396d8"/>
    </style:style>
    <style:style style:name="T184" style:family="text">
      <style:text-properties officeooo:rsid="03852460"/>
    </style:style>
    <style:style style:name="T185" style:family="text">
      <style:text-properties officeooo:rsid="03855035"/>
    </style:style>
    <style:style style:name="T186" style:family="text">
      <style:text-properties officeooo:rsid="038569f7"/>
    </style:style>
    <style:style style:name="T187" style:family="text">
      <style:text-properties officeooo:rsid="0386d5fc"/>
    </style:style>
    <style:style style:name="T188" style:family="text">
      <style:text-properties officeooo:rsid="03873e07"/>
    </style:style>
    <style:style style:name="T189" style:family="text">
      <style:text-properties officeooo:rsid="0387ac57"/>
    </style:style>
    <style:style style:name="T190" style:family="text">
      <style:text-properties officeooo:rsid="03885333"/>
    </style:style>
    <style:style style:name="T191" style:family="text">
      <style:text-properties officeooo:rsid="0389e124"/>
    </style:style>
    <style:style style:name="T192" style:family="text">
      <style:text-properties officeooo:rsid="038a761d"/>
    </style:style>
    <style:style style:name="T193" style:family="text">
      <style:text-properties officeooo:rsid="038c29da"/>
    </style:style>
    <style:style style:name="T194" style:family="text">
      <style:text-properties officeooo:rsid="038debff"/>
    </style:style>
    <style:style style:name="T195" style:family="text">
      <style:text-properties officeooo:rsid="038fe2f9"/>
    </style:style>
    <style:style style:name="T196" style:family="text">
      <style:text-properties officeooo:rsid="0390b2dc"/>
    </style:style>
    <style:style style:name="T197" style:family="text">
      <style:text-properties officeooo:rsid="0391ffda"/>
    </style:style>
    <style:style style:name="T198" style:family="text">
      <style:text-properties officeooo:rsid="03949d65"/>
    </style:style>
    <style:style style:name="T199" style:family="text">
      <style:text-properties officeooo:rsid="03a378a0"/>
    </style:style>
    <style:style style:name="T200" style:family="text">
      <style:text-properties officeooo:rsid="03ad023f"/>
    </style:style>
    <style:style style:name="T201" style:family="text">
      <style:text-properties officeooo:rsid="03b27ae6"/>
    </style:style>
    <style:style style:name="T202" style:family="text">
      <style:text-properties officeooo:rsid="03c9bd6f"/>
    </style:style>
    <style:style style:name="T203" style:family="text">
      <style:text-properties officeooo:rsid="03f404df"/>
    </style:style>
    <style:style style:name="T204" style:family="text">
      <style:text-properties officeooo:rsid="040bb9c2"/>
    </style:style>
    <style:style style:name="T205" style:family="text">
      <style:text-properties officeooo:rsid="040c5fcb"/>
    </style:style>
    <style:style style:name="T206" style:family="text">
      <style:text-properties officeooo:rsid="040caf72"/>
    </style:style>
    <style:style style:name="T207" style:family="text">
      <style:text-properties officeooo:rsid="040ce6c0"/>
    </style:style>
    <style:style style:name="T208" style:family="text">
      <style:text-properties officeooo:rsid="040d1ca7"/>
    </style:style>
    <style:style style:name="T209" style:family="text">
      <style:text-properties officeooo:rsid="042a7368"/>
    </style:style>
    <style:style style:name="T210" style:family="text">
      <style:text-properties officeooo:rsid="042be08f"/>
    </style:style>
    <style:style style:name="T211" style:family="text">
      <style:text-properties officeooo:rsid="042d3041"/>
    </style:style>
    <style:style style:name="T212" style:family="text">
      <style:text-properties officeooo:rsid="042fbac2"/>
    </style:style>
    <style:style style:name="T213" style:family="text">
      <style:text-properties officeooo:rsid="044cc268"/>
    </style:style>
    <style:style style:name="T214" style:family="text">
      <style:text-properties officeooo:rsid="044d93eb"/>
    </style:style>
    <style:style style:name="T215" style:family="text">
      <style:text-properties officeooo:rsid="044f3a61"/>
    </style:style>
    <style:style style:name="T216" style:family="text">
      <style:text-properties officeooo:rsid="04582fc4"/>
    </style:style>
    <style:style style:name="T217" style:family="text">
      <style:text-properties officeooo:rsid="04622a8c"/>
    </style:style>
    <style:style style:name="T218" style:family="text">
      <style:text-properties officeooo:rsid="04652826"/>
    </style:style>
    <style:style style:name="T219" style:family="text">
      <style:text-properties officeooo:rsid="0465d984"/>
    </style:style>
    <style:style style:name="T220" style:family="text">
      <style:text-properties officeooo:rsid="046c2462"/>
    </style:style>
    <style:style style:name="T221" style:family="text">
      <style:text-properties officeooo:rsid="0473d58a"/>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parallel" style:number-wrapped-paragraphs="no-limit" style:wrap-contour="false" style:vertical-pos="top" style:vertical-rel="paragraph" style:horizontal-pos="center" style:horizontal-rel="paragraph"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5">БЪЛГАРСКА <text:s/>АКАДЕМИЯ <text:s/>НА <text:s/>НАУКИТЕ</text:p>
      <text:p text:style-name="P2"/>
      <text:p text:style-name="P105">ИНСТИТУТ ПО ИНФОРМАЦИОННИ </text:p>
      <text:p text:style-name="P113">И КОМУНИКАЦИОННИ ТЕХНОЛОГИИ</text:p>
      <text:p text:style-name="P2"/>
      <text:p text:style-name="P326">Д И С Е Р Т А Ц И Я</text:p>
      <text:p text:style-name="P106">ЗА ПРИСЪЖДАНЕ НА ОБРАЗОВАТЕЛНА </text:p>
      <text:p text:style-name="P106">И НАУЧНА СТЕПЕН „ДОКТОР“</text:p>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37">Научна област:</text:p>
      <text:p text:style-name="P5"><text:tab/>4 „Природни науки, математика и информатика“</text:p>
      <text:p text:style-name="P37">Професионално направление:</text:p>
      <text:p text:style-name="P5"><text:tab/>4.6 „Информатика и компютърни науки“</text:p>
      <text:p text:style-name="P37">Научна специалност:</text:p>
      <text:p text:style-name="P3"><text:tab/>01.01.12 „Информатика“</text:p>
      <text:p text:style-name="P2"/>
      <text:p text:style-name="P2"/>
      <text:p text:style-name="P2"><text:span text:style-name="T37">Докторант:</text:span><text:tab/><text:tab/><text:tab/><text:tab/><text:tab/><text:span text:style-name="T37">Научен ръководител:</text:span></text:p>
      <text:p text:style-name="P64"><draw:frame draw:style-name="fr1" draw:name="Frame1" text:anchor-type="paragraph" svg:x="2.9819in" svg:y="-0.0626in" draw:z-index="33"><draw:text-box fo:min-height="0.1965in" fo:min-width="0.1339in"><text:p text:style-name="P6">проф. д-р <text:span text:style-name="T215">инж. </text:span>Васил Стефанов Василев</text:p></draw:text-box></draw:frame><text:span text:style-name="T1">инж. Тодор Димитров Балабанов</text:span><text:tab/></text:p>
      <text:p text:style-name="P7"><text:tab/><text:tab/><text:tab/><text:tab/><text:tab/><text:tab/>доц. <text:span text:style-name="T214">д</text:span>-р <text:span text:style-name="T214">инж.</text:span> Красимира Борисова Генова</text:p>
      <text:p text:style-name="P38"><text:span text:style-name="T1"><text:tab/><text:tab/><text:tab/><text:tab/><text:tab/><text:tab/></text:span><text:span text:style-name="T37">Научен консултант:</text:span></text:p>
      <text:p text:style-name="P38"><text:span text:style-name="T1"><text:tab/><text:tab/><text:tab/><text:tab/><text:tab/><text:tab/></text:span><text:span text:style-name="T36">проф</text:span><text:span text:style-name="T2">. </text:span><text:span text:style-name="T36">д</text:span><text:span text:style-name="T2">-р </text:span><text:span text:style-name="T36">инж.</text:span><text:span text:style-name="T2"> Милена Кирилова Лазарова</text:span></text:p>
      <text:p text:style-name="P2"/>
      <text:p text:style-name="Standard"/>
      <text:p text:style-name="Standard"/>
      <text:p text:style-name="Standard"/>
      <text:p text:style-name="P114"/>
      <text:p text:style-name="P104"><text:span text:style-name="T1">София, 201</text:span><text:span text:style-name="T45">6</text:span></text:p>
      <text:p text:style-name="P317"><text:bookmark-start text:name="__RefHeading__144_63795308"/>Съдържание<text:bookmark-end text:name="__RefHeading__144_63795308"/></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24"><text:a xlink:type="simple" xlink:href="#__RefHeading__146_63795308" text:style-name="Index_20_Link" text:visited-style-name="Index_20_Link">Увод<text:tab/>5</text:a></text:p>
          <text:p text:style-name="P323"><text:a xlink:type="simple" xlink:href="#__RefHeading___Toc59073_1762457734" text:style-name="Index_20_Link" text:visited-style-name="Index_20_Link"><text:s/>Списък със съкращенията<text:tab/>6</text:a></text:p>
          <text:p text:style-name="P323"><text:a xlink:type="simple" xlink:href="#__RefHeading___Toc11368_1918512102" text:style-name="Index_20_Link" text:visited-style-name="Index_20_Link"><text:s/>Речник на използваните термини<text:tab/>7</text:a></text:p>
          <text:p text:style-name="P323"><text:a xlink:type="simple" xlink:href="#__RefHeading___Toc59075_1762457734" text:style-name="Index_20_Link" text:visited-style-name="Index_20_Link"><text:s/>Списък на фигурите<text:tab/>7</text:a></text:p>
          <text:p text:style-name="P323"><text:a xlink:type="simple" xlink:href="#__RefHeading___Toc4491_1750581957" text:style-name="Index_20_Link" text:visited-style-name="Index_20_Link"><text:s/>Списък на таблиците<text:tab/>9</text:a></text:p>
          <text:p text:style-name="P324"><text:a xlink:type="simple" xlink:href="#__RefHeading__148_63795308" text:style-name="Index_20_Link" text:visited-style-name="Index_20_Link">Глава 1 - Обзор на системи за прогнозиране на времеви редове<text:tab/>12</text:a></text:p>
          <text:p text:style-name="P323"><text:a xlink:type="simple" xlink:href="#__RefHeading___Toc4533_1119578745" text:style-name="Index_20_Link" text:visited-style-name="Index_20_Link"><text:s/>1.1 ИНМ обучавани с евристични алгоритми<text:tab/>13</text:a></text:p>
          <text:p text:style-name="P323"><text:a xlink:type="simple" xlink:href="#__RefHeading___Toc4535_1119578745" text:style-name="Index_20_Link" text:visited-style-name="Index_20_Link"><text:s/>1.2 Използване на евристики за оптимизация на топологията, която ИНМ използва<text:tab/>15</text:a></text:p>
          <text:p text:style-name="P323"><text:a xlink:type="simple" xlink:href="#__RefHeading___Toc4786_1119578745" text:style-name="Index_20_Link" text:visited-style-name="Index_20_Link"><text:s/>1.3 Едновременна оптимизация на теглата в ИНМ и на топологията<text:tab/>18</text:a></text:p>
          <text:p text:style-name="P323"><text:a xlink:type="simple" xlink:href="#__RefHeading___Toc5046_650950105" text:style-name="Index_20_Link" text:visited-style-name="Index_20_Link"><text:s/>1.4 Хибридни модели с точни числени методи и/или евристични<text:tab/>19</text:a></text:p>
          <text:p text:style-name="P323"><text:a xlink:type="simple" xlink:href="#__RefHeading___Toc5048_650950105" text:style-name="Index_20_Link" text:visited-style-name="Index_20_Link"><text:s/>1.5 Еволюционни и/или популационни алгоритми за прогнозиране, без използване на ИНМ<text:tab/>23</text:a></text:p>
          <text:p text:style-name="P323"><text:a xlink:type="simple" xlink:href="#__RefHeading___Toc58948_484695892" text:style-name="Index_20_Link" text:visited-style-name="Index_20_Link"><text:s/>1.6 Алгоритми за пресмятане в разпределена среда<text:tab/>25</text:a></text:p>
          <text:p text:style-name="P323"><text:a xlink:type="simple" xlink:href="#__RefHeading___Toc4788_1119578745" text:style-name="Index_20_Link" text:visited-style-name="Index_20_Link"><text:s/>1.7 Анализ, проблеми, цели и задачи<text:tab/>30</text:a></text:p>
          <text:p text:style-name="P322"><text:a xlink:type="simple" xlink:href="#__RefHeading___Toc4790_1119578745" text:style-name="Index_20_Link" text:visited-style-name="Index_20_Link"><text:s/>1.7.1 Анализ<text:tab/>30</text:a></text:p>
          <text:p text:style-name="P322"><text:a xlink:type="simple" xlink:href="#__RefHeading___Toc4792_1119578745" text:style-name="Index_20_Link" text:visited-style-name="Index_20_Link"><text:s/>1.7.2 Цели<text:tab/>30</text:a></text:p>
          <text:p text:style-name="P322"><text:a xlink:type="simple" xlink:href="#__RefHeading___Toc4794_1119578745" text:style-name="Index_20_Link" text:visited-style-name="Index_20_Link"><text:s/>1.7.3 Задачи<text:tab/>31</text:a></text:p>
          <text:p text:style-name="P324"><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32</text:a></text:p>
          <text:p text:style-name="P323"><text:a xlink:type="simple" xlink:href="#__RefHeading__2955_724005782" text:style-name="Index_20_Link" text:visited-style-name="Index_20_Link"><text:s/>2.1 Формулиране на проблема<text:tab/>32</text:a></text:p>
          <text:p text:style-name="P323"><text:a xlink:type="simple" xlink:href="#__RefHeading__2957_724005782" text:style-name="Index_20_Link" text:visited-style-name="Index_20_Link"><text:s/>2.2 Времеви редове<text:tab/>33</text:a></text:p>
          <text:p text:style-name="P323"><text:a xlink:type="simple" xlink:href="#__RefHeading__2959_724005782" text:style-name="Index_20_Link" text:visited-style-name="Index_20_Link"><text:s/>2.3 Изкуствени невронни мрежи<text:tab/>33</text:a></text:p>
          <text:p text:style-name="P323"><text:a xlink:type="simple" xlink:href="#__RefHeading__2961_724005782" text:style-name="Index_20_Link" text:visited-style-name="Index_20_Link"><text:s/>2.4 Диференциална еволюция<text:tab/>34</text:a></text:p>
          <text:p text:style-name="P323"><text:a xlink:type="simple" xlink:href="#__RefHeading__2963_724005782" text:style-name="Index_20_Link" text:visited-style-name="Index_20_Link"><text:s/>2.5 Изчисления в разпределена среда<text:tab/>35</text:a></text:p>
          <text:p text:style-name="P323"><text:a xlink:type="simple" xlink:href="#__RefHeading__2965_724005782" text:style-name="Index_20_Link" text:visited-style-name="Index_20_Link"><text:s/>2.6 Система за прогнозиран<text:tab/>36</text:a></text:p>
          <text:p text:style-name="P322"><text:a xlink:type="simple" xlink:href="#__RefHeading__3314_724005782" text:style-name="Index_20_Link" text:visited-style-name="Index_20_Link"><text:s/>2.6.1 Структура на ИНМ<text:tab/>39</text:a></text:p>
          <text:p text:style-name="P322"><text:a xlink:type="simple" xlink:href="#__RefHeading__3316_724005782" text:style-name="Index_20_Link" text:visited-style-name="Index_20_Link"><text:s/>2.6.2 Изчисления от входа към изхода<text:tab/>41</text:a></text:p>
          <text:p text:style-name="P322"><text:a xlink:type="simple" xlink:href="#__RefHeading__3318_724005782" text:style-name="Index_20_Link" text:visited-style-name="Index_20_Link"><text:s/>2.6.3 Манипулация на теглата в ИНМ с ДЕ<text:tab/>42</text:a></text:p>
          <text:p text:style-name="P322"><text:a xlink:type="simple" xlink:href="#__RefHeading__3320_724005782" text:style-name="Index_20_Link" text:visited-style-name="Index_20_Link"><text:s/>2.6.4 Представяне на входните и изходните данни<text:tab/>44</text:a></text:p>
          <text:p text:style-name="P322"><text:a xlink:type="simple" xlink:href="#__RefHeading__1941_564051341" text:style-name="Index_20_Link" text:visited-style-name="Index_20_Link"><text:s/>2.6.5 Оценка на индивидите в популацията<text:tab/>45</text:a></text:p>
          <text:p text:style-name="P322"><text:a xlink:type="simple" xlink:href="#__RefHeading__1943_564051341" text:style-name="Index_20_Link" text:visited-style-name="Index_20_Link"><text:s/>2.6.6 Хибридна реализация с ДЕ и ОРГ<text:tab/>46</text:a></text:p>
          <text:p text:style-name="P322"><text:a xlink:type="simple" xlink:href="#__RefHeading__1945_564051341" text:style-name="Index_20_Link" text:visited-style-name="Index_20_Link"><text:s/>2.6.7 Обучение на ИНМ с ДЕ в ИРС<text:tab/>47</text:a></text:p>
          <text:p text:style-name="P324"><text:soft-page-break/><text:a xlink:type="simple" xlink:href="#__RefHeading___Toc1979_1885221179" text:style-name="Index_20_Link" text:visited-style-name="Index_20_Link">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tab/>49</text:a></text:p>
          <text:p text:style-name="P323"><text:a xlink:type="simple" xlink:href="#__RefHeading___Toc2209_325322275" text:style-name="Index_20_Link" text:visited-style-name="Index_20_Link"><text:s/>3.1 Входна информация в разработената система<text:tab/>50</text:a></text:p>
          <text:p text:style-name="P323"><text:a xlink:type="simple" xlink:href="#__RefHeading___Toc2227_325322275" text:style-name="Index_20_Link" text:visited-style-name="Index_20_Link"><text:s/>3.2 Изчисления в разпределена среда<text:tab/>51</text:a></text:p>
          <text:p text:style-name="P323"><text:a xlink:type="simple" xlink:href="#__RefHeading___Toc2955_2025852820" text:style-name="Index_20_Link" text:visited-style-name="Index_20_Link"><text:s/>3.3 Избор на инструменти за разработка<text:tab/>51</text:a></text:p>
          <text:p text:style-name="P322"><text:a xlink:type="simple" xlink:href="#__RefHeading___Toc12989_1666585142" text:style-name="Index_20_Link" text:visited-style-name="Index_20_Link"><text:s/>3.3.1 Избор на инструменти за разработка от страната на клиентското приложени<text:tab/>51</text:a></text:p>
          <text:p text:style-name="P322"><text:a xlink:type="simple" xlink:href="#__RefHeading___Toc12991_1666585142" text:style-name="Index_20_Link" text:visited-style-name="Index_20_Link"><text:s/>3.3.2 Избор на инструменти за разработка от страната на сървъра<text:tab/>52</text:a></text:p>
          <text:p text:style-name="P323"><text:a xlink:type="simple" xlink:href="#__RefHeading___Toc12993_1666585142" text:style-name="Index_20_Link" text:visited-style-name="Index_20_Link"><text:s/>3.4 Обектно-ориентирана структура на програмния код от страна на клиента<text:tab/>53</text:a></text:p>
          <text:p text:style-name="P323"><text:a xlink:type="simple" xlink:href="#__RefHeading___Toc12995_1666585142" text:style-name="Index_20_Link" text:visited-style-name="Index_20_Link"><text:s/>3.5 Релационен модел за съхранение на данните от страна на сървъра<text:tab/>62</text:a></text:p>
          <text:p text:style-name="P323"><text:a xlink:type="simple" xlink:href="#__RefHeading___Toc10174_594487062" text:style-name="Index_20_Link" text:visited-style-name="Index_20_Link"><text:s/>3.6 Административен модул за наблюдение и настройване на системата<text:tab/>65</text:a></text:p>
          <text:p text:style-name="P323"><text:a xlink:type="simple" xlink:href="#__RefHeading___Toc10176_594487062" text:style-name="Index_20_Link" text:visited-style-name="Index_20_Link"><text:s/>3.7 Фронт енд модул за публикуване на информация от системата<text:tab/>71</text:a></text:p>
          <text:p text:style-name="P324"><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75</text:a></text:p>
          <text:p text:style-name="P323"><text:a xlink:type="simple" xlink:href="#__RefHeading___Toc3705_327085497" text:style-name="Index_20_Link" text:visited-style-name="Index_20_Link"><text:s/>4.1 Инцидентно участие на възли в система за разпределени изчисления<text:tab/>76</text:a></text:p>
          <text:p text:style-name="P323"><text:a xlink:type="simple" xlink:href="#__RefHeading___Toc3707_327085497" text:style-name="Index_20_Link" text:visited-style-name="Index_20_Link"><text:s/>4.2 Сравнение между C++ и AJAX, при правия пас на ИНМ<text:tab/>77</text:a></text:p>
          <text:p text:style-name="P323"><text:a xlink:type="simple" xlink:href="#__RefHeading___Toc3709_327085497" text:style-name="Index_20_Link" text:visited-style-name="Index_20_Link"><text:s/>4.3 Сравнение между различни топологии на ИНМ<text:tab/>82</text:a></text:p>
          <text:p text:style-name="P322"><text:a xlink:type="simple" xlink:href="#__RefHeading___Toc3711_327085497" text:style-name="Index_20_Link" text:visited-style-name="Index_20_Link"><text:s/>4.3.1 Сравнение между пълно-свързана и трислойна ИНМ<text:tab/>82</text:a></text:p>
          <text:p text:style-name="P322"><text:a xlink:type="simple" xlink:href="#__RefHeading___Toc3713_327085497" text:style-name="Index_20_Link" text:visited-style-name="Index_20_Link"><text:s/>4.3.2 Сравнение между трислойни ИНМ с различен размер в скрития слой<text:tab/>83</text:a></text:p>
          <text:p text:style-name="P323"><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85</text:a></text:p>
          <text:p text:style-name="P324"><text:a xlink:type="simple" xlink:href="#__RefHeading__158_63795308" text:style-name="Index_20_Link" text:visited-style-name="Index_20_Link">Заключение<text:tab/>88</text:a></text:p>
          <text:p text:style-name="P323"><text:a xlink:type="simple" xlink:href="#__RefHeading___Toc59109_1762457734" text:style-name="Index_20_Link" text:visited-style-name="Index_20_Link"><text:s/>Приноси<text:tab/>89</text:a></text:p>
          <text:p text:style-name="P323"><text:a xlink:type="simple" xlink:href="#__RefHeading___Toc59111_1762457734" text:style-name="Index_20_Link" text:visited-style-name="Index_20_Link"><text:s/>Планове за бъдеща разработка<text:tab/>89</text:a></text:p>
          <text:p text:style-name="P324"><text:a xlink:type="simple" xlink:href="#__RefHeading___Toc59050_2051044689" text:style-name="Index_20_Link" text:visited-style-name="Index_20_Link">Декларация за оригиналност на резултатите<text:tab/>91</text:a></text:p>
          <text:p text:style-name="P324"><text:a xlink:type="simple" xlink:href="#__RefHeading__160_63795308" text:style-name="Index_20_Link" text:visited-style-name="Index_20_Link">Библиография<text:tab/>92</text:a></text:p>
          <text:p text:style-name="P324"><text:a xlink:type="simple" xlink:href="#__RefHeading__162_63795308" text:style-name="Index_20_Link" text:visited-style-name="Index_20_Link">Списък с публикациите по дисертационната работа<text:tab/>120</text:a></text:p>
          <text:p text:style-name="P324"><text:a xlink:type="simple" xlink:href="#__RefHeading__725_533363062" text:style-name="Index_20_Link" text:visited-style-name="Index_20_Link">Списък с цитирания и реферирания<text:tab/>122</text:a></text:p>
        </text:index-body>
      </text:table-of-content>
      <text:p text:style-name="P2"/>
      <text:p text:style-name="P317"><text:bookmark-start text:name="__RefHeading___Toc58934_137680543"/>Благодарности<text:bookmark-end text:name="__RefHeading___Toc58934_137680543"/></text:p>
      <text:p text:style-name="Text_20_body"/>
      <text:p text:style-name="Text_20_body"><text:bookmark-start text:name="__RefHeading___Toc58936_137680543"/><text:tab/>Бих искал да благодаря на трима човека, моето семейство, без подкрепата на които тази работа не би била възможна. На първо място, това са моите родители Здравка и Димитър. Без всичките техни усилия и десетките години на безкористна подкрепа аз не бих имал шансовете да постигна всичко, което съм постигнал в живота. На второ място, това е моят брат Лъчезар, който е единственият човек, на когото съм разчитал в трудни моменти.<text:bookmark-end text:name="__RefHeading___Toc58936_137680543"/></text:p>
      <text:p text:style-name="Text_20_body"/>
      <text:p text:style-name="Text_20_body"><text:bookmark-start text:name="__RefHeading___Toc58938_137680543"/><text:tab/>Смятам и трима ви за част от този труд.<text:bookmark-end text:name="__RefHeading___Toc58938_137680543"/></text:p>
      <text:p text:style-name="Text_20_body"><text:bookmark-start text:name="__RefHeading___Toc58940_137680543"/><text:tab/>Благодаря!<text:bookmark-end text:name="__RefHeading___Toc58940_137680543"/></text:p>
      <text:p text:style-name="Text_20_body"/>
      <text:h text:style-name="P327" text:outline-level="1"><text:bookmark-start text:name="__RefHeading__146_63795308"/>Увод<text:bookmark-end text:name="__RefHeading__146_63795308"/></text:h>
      <text:p text:style-name="Standard"/>
      <text:p text:style-name="P76"><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Прогнозирането на времеви редове се подрежда на <text:span text:style-name="T39">3</text:span> място (от <text:span text:style-name="T44">4</text:span> възможни – категорични данни <text:span text:style-name="T177">(categorical data)</text:span>, много вариантна статистика <text:span text:style-name="T178">(multivariate statistics), времеви редове (time-series) и анализ на преживяването (survival analysis)</text:span>) по приоритет в изследователските направления на научната дисциплина <text:span text:style-name="T150">„Статистика“</text:span>. Анализът на времеви редове е свързан с корелационнния анализ, регресионния анализ, статистическия извод, събирането на данни и дескриптивната статистика. Задачите за прогнозиране на времеви редове могат да бъдат разделени на <text:span text:style-name="T44">2</text:span><text:span text:style-name="T40"> </text:span>отделни класа, в зависимост от тяхната <text:span text:style-name="T150">формална</text:span> постановка: <text:span text:style-name="T176">1. Методи в честотната област; 2. Методи в времевата област.</text:span></text:p>
      <text:p text:style-name="P2"/>
      <text:p text:style-name="P2"><text:tab/>В дисертационната работа се разглеждат проблеми от втория клас, а именно със задачи за прогнозиране на времеви редове <text:span text:style-name="T150">от валутните пазари във времевата обалст</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40">N </text:span>на брой точки в двумерното пространство могат да се прекарат безкраен брой криви,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40">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text:soft-page-break/>евристичните методи спадат популацион<text:span text:style-name="T139">н</text:span>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одходи за решаване на задачи от прогнозирането на времеви редов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42">два</text:span><text:span text:style-name="T40">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ът на работа с разработената експериментална програмна система за прогнозиране на времеви редове. В заключението са изложени основните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Heading_20_2" text:outline-level="2"><text:bookmark-start text:name="__RefHeading___Toc59073_1762457734"/><text:s text:c="2"/>Списък със съкращенията<text:bookmark-end text:name="__RefHeading___Toc59073_1762457734"/></text:h>
      <text:p text:style-name="P97"/>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318">Съкращение на английски език</text:p>
            </table:table-cell>
            <table:table-cell table:style-name="Table1.A1" office:value-type="string">
              <text:p text:style-name="P318">Термин на английски език</text:p>
            </table:table-cell>
            <table:table-cell table:style-name="Table1.A1" office:value-type="string">
              <text:p text:style-name="P318">Съкращение на български език</text:p>
            </table:table-cell>
            <table:table-cell table:style-name="Table1.D1" office:value-type="string">
              <text:p text:style-name="P318">Термин на български език</text:p>
            </table:table-cell>
          </table:table-row>
        </table:table-header-rows>
        <table:table-row>
          <table:table-cell table:style-name="Table1.A20" office:value-type="string">
            <text:p text:style-name="P258">ANN</text:p>
          </table:table-cell>
          <table:table-cell table:style-name="Table1.B20" office:value-type="string">
            <text:p text:style-name="P259">Artificial Neural Network</text:p>
          </table:table-cell>
          <table:table-cell table:style-name="Table1.C20" office:value-type="string">
            <text:p text:style-name="P258">ИНМ</text:p>
          </table:table-cell>
          <table:table-cell table:style-name="Table1.D2" office:value-type="string">
            <text:p text:style-name="P294">Изкуствена невронна мрежа</text:p>
          </table:table-cell>
        </table:table-row>
        <table:table-row>
          <table:table-cell table:style-name="Table1.A20" office:value-type="string">
            <text:p text:style-name="P276">GA</text:p>
          </table:table-cell>
          <table:table-cell table:style-name="Table1.B20" office:value-type="string">
            <text:p text:style-name="P260">Genetic Algorithm</text:p>
          </table:table-cell>
          <table:table-cell table:style-name="Table1.C20" office:value-type="string">
            <text:p text:style-name="P276">ГА</text:p>
          </table:table-cell>
          <table:table-cell table:style-name="Table1.D3" office:value-type="string">
            <text:p text:style-name="P294">Генетичен алгоритъм</text:p>
          </table:table-cell>
        </table:table-row>
        <table:table-row>
          <table:table-cell table:style-name="Table1.A20" office:value-type="string">
            <text:p text:style-name="P276">BP</text:p>
          </table:table-cell>
          <table:table-cell table:style-name="Table1.B20" office:value-type="string">
            <text:p text:style-name="P260">Back Propagation</text:p>
          </table:table-cell>
          <table:table-cell table:style-name="Table1.C20" office:value-type="string">
            <text:p text:style-name="P276">ОРГ</text:p>
          </table:table-cell>
          <table:table-cell table:style-name="Table1.D20" office:value-type="string">
            <text:p text:style-name="P294">Обратно разпространение на грешката</text:p>
          </table:table-cell>
        </table:table-row>
        <table:table-row>
          <table:table-cell table:style-name="Table1.A20" office:value-type="string">
            <text:p text:style-name="P294">ЕА</text:p>
          </table:table-cell>
          <table:table-cell table:style-name="Table1.B20" office:value-type="string">
            <text:p text:style-name="P261">Evolutionary Algorithms</text:p>
          </table:table-cell>
          <table:table-cell table:style-name="Table1.C20" office:value-type="string">
            <text:p text:style-name="P294">ЕА</text:p>
          </table:table-cell>
          <table:table-cell table:style-name="Table1.D20" office:value-type="string">
            <text:p text:style-name="P294">Еволюционни алгоритми</text:p>
          </table:table-cell>
        </table:table-row>
        <table:table-row>
          <table:table-cell table:style-name="Table1.A20" office:value-type="string">
            <text:p text:style-name="P277">DE</text:p>
          </table:table-cell>
          <table:table-cell table:style-name="Table1.B20" office:value-type="string">
            <text:p text:style-name="P261">Differential Evolution</text:p>
          </table:table-cell>
          <table:table-cell table:style-name="Table1.C20" office:value-type="string">
            <text:p text:style-name="P294">ДЕ</text:p>
          </table:table-cell>
          <table:table-cell table:style-name="Table1.D20" office:value-type="string">
            <text:p text:style-name="P294">Диференциална еволюция <text:span text:style-name="T145">(еволюция на разликите)</text:span></text:p>
          </table:table-cell>
        </table:table-row>
        <table:table-row>
          <table:table-cell table:style-name="Table1.A20" office:value-type="string">
            <text:p text:style-name="P278">PBMOA</text:p>
          </table:table-cell>
          <table:table-cell table:style-name="Table1.B20" office:value-type="string">
            <text:p text:style-name="P262">Population-based metaheuristic optimization algorithm</text:p>
          </table:table-cell>
          <table:table-cell table:style-name="Table1.C20" office:value-type="string">
            <text:p text:style-name="P294">ПА</text:p>
          </table:table-cell>
          <table:table-cell table:style-name="Table1.D20" office:value-type="string">
            <text:p text:style-name="P294">Популационни алгоритми</text:p>
          </table:table-cell>
        </table:table-row>
        <table:table-row>
          <table:table-cell table:style-name="Table1.A20" office:value-type="string">
            <text:p text:style-name="P279">RANN</text:p>
          </table:table-cell>
          <table:table-cell table:style-name="Table1.B20" office:value-type="string">
            <text:p text:style-name="P263">Recurrent Artificial Neural Networks</text:p>
          </table:table-cell>
          <table:table-cell table:style-name="Table1.C20" office:value-type="string">
            <text:p text:style-name="P279">РИНМ</text:p>
          </table:table-cell>
          <table:table-cell table:style-name="Table1.D20" office:value-type="string">
            <text:p text:style-name="P294">Рекурентни изкуствени невронни мрежи</text:p>
          </table:table-cell>
        </table:table-row>
        <text:soft-page-break/>
        <table:table-row>
          <table:table-cell table:style-name="Table1.A20" office:value-type="string">
            <text:p text:style-name="P280">GMDH</text:p>
          </table:table-cell>
          <table:table-cell table:style-name="Table1.B20" office:value-type="string">
            <text:p text:style-name="P264">Group Method of Data Handling</text:p>
          </table:table-cell>
          <table:table-cell table:style-name="Table1.C20" office:value-type="string">
            <text:p text:style-name="P294">МГОА</text:p>
          </table:table-cell>
          <table:table-cell table:style-name="Table1.D20" office:value-type="string">
            <text:p text:style-name="P280">Метод за групово отчитане на аргументи</text:p>
          </table:table-cell>
        </table:table-row>
        <table:table-row>
          <table:table-cell table:style-name="Table1.A20" office:value-type="string">
            <text:p text:style-name="P281">BRFNN</text:p>
          </table:table-cell>
          <table:table-cell table:style-name="Table1.B20" office:value-type="string">
            <text:p text:style-name="P265">Radial Basis Function Neural Network</text:p>
          </table:table-cell>
          <table:table-cell table:style-name="Table1.C20" office:value-type="string">
            <text:p text:style-name="P281">ИНМРБФ</text:p>
          </table:table-cell>
          <table:table-cell table:style-name="Table1.D20" office:value-type="string">
            <text:p text:style-name="P294">Изкуствени невронни мрежи с радиална базова функция</text:p>
          </table:table-cell>
        </table:table-row>
        <table:table-row>
          <table:table-cell table:style-name="Table1.A20" office:value-type="string">
            <text:p text:style-name="P282">ROLS</text:p>
          </table:table-cell>
          <table:table-cell table:style-name="Table1.B20" office:value-type="string">
            <text:p text:style-name="P266">Regular Orthogonal Least Square </text:p>
          </table:table-cell>
          <table:table-cell table:style-name="Table1.C20" office:value-type="string">
            <text:p text:style-name="P294">РОСКА</text:p>
          </table:table-cell>
          <table:table-cell table:style-name="Table1.D20" office:value-type="string">
            <text:p text:style-name="P282">Регулиран ортогонален средно квадратичен алгоритъм</text:p>
          </table:table-cell>
        </table:table-row>
        <table:table-row>
          <table:table-cell table:style-name="Table1.A20" office:value-type="string">
            <text:p text:style-name="P283">SOM</text:p>
          </table:table-cell>
          <table:table-cell table:style-name="Table1.B20" office:value-type="string">
            <text:p text:style-name="P267">Self-organized Map</text:p>
          </table:table-cell>
          <table:table-cell table:style-name="Table1.C20" office:value-type="string">
            <text:p text:style-name="P283">СОК</text:p>
          </table:table-cell>
          <table:table-cell table:style-name="Table1.D20" office:value-type="string">
            <text:p text:style-name="P294">Само-организираща се карта</text:p>
          </table:table-cell>
        </table:table-row>
        <table:table-row>
          <table:table-cell table:style-name="Table1.A20" office:value-type="string">
            <text:p text:style-name="P284">SA</text:p>
          </table:table-cell>
          <table:table-cell table:style-name="Table1.B20" office:value-type="string">
            <text:p text:style-name="P268">Simulated Annealing</text:p>
          </table:table-cell>
          <table:table-cell table:style-name="Table1.C20" office:value-type="string">
            <text:p text:style-name="P284">СЗ</text:p>
          </table:table-cell>
          <table:table-cell table:style-name="Table1.D20" office:value-type="string">
            <text:p text:style-name="P294">Симулирано закаляване</text:p>
          </table:table-cell>
        </table:table-row>
        <table:table-row>
          <table:table-cell table:style-name="Table1.A20" office:value-type="string">
            <text:p text:style-name="P285">SVD</text:p>
          </table:table-cell>
          <table:table-cell table:style-name="Table1.B20" office:value-type="string">
            <text:p text:style-name="P269">Singular Value Decomposition</text:p>
          </table:table-cell>
          <table:table-cell table:style-name="Table1.C20" office:value-type="string">
            <text:p text:style-name="P294">РЕС</text:p>
          </table:table-cell>
          <table:table-cell table:style-name="Table1.D20" office:value-type="string">
            <text:p text:style-name="P294">Разлагане на единични стойости</text:p>
          </table:table-cell>
        </table:table-row>
        <table:table-row>
          <table:table-cell table:style-name="Table1.A20" office:value-type="string">
            <text:p text:style-name="P286">ALOPEX</text:p>
          </table:table-cell>
          <table:table-cell table:style-name="Table1.B20" office:value-type="string">
            <text:p text:style-name="P270">Algorithms of Pattern Extraction</text:p>
          </table:table-cell>
          <table:table-cell table:style-name="Table1.C20" office:value-type="string">
            <text:p text:style-name="P294">АИШ</text:p>
          </table:table-cell>
          <table:table-cell table:style-name="Table1.D20" office:value-type="string">
            <text:p text:style-name="P294">Алгоритъм за извличане на шаблони</text:p>
          </table:table-cell>
        </table:table-row>
        <table:table-row>
          <table:table-cell table:style-name="Table1.A20" office:value-type="string">
            <text:p text:style-name="P287">MA</text:p>
          </table:table-cell>
          <table:table-cell table:style-name="Table1.B20" office:value-type="string">
            <text:p text:style-name="P271">Memetic algorithms</text:p>
          </table:table-cell>
          <table:table-cell table:style-name="Table1.C20" office:value-type="string">
            <text:p text:style-name="P294">МА</text:p>
          </table:table-cell>
          <table:table-cell table:style-name="Table1.D20" office:value-type="string">
            <text:p text:style-name="P294">Меметичен алгоритъм</text:p>
          </table:table-cell>
        </table:table-row>
        <table:table-row>
          <table:table-cell table:style-name="Table1.A20" office:value-type="string">
            <text:p text:style-name="P288">LGP</text:p>
          </table:table-cell>
          <table:table-cell table:style-name="Table1.B20" office:value-type="string">
            <text:p text:style-name="P272">Linear Genetic Programming</text:p>
          </table:table-cell>
          <table:table-cell table:style-name="Table1.C20" office:value-type="string">
            <text:p text:style-name="P294">ЛГП</text:p>
          </table:table-cell>
          <table:table-cell table:style-name="Table1.D20" office:value-type="string">
            <text:p text:style-name="P294">Линейно генетично програмиране</text:p>
          </table:table-cell>
        </table:table-row>
        <table:table-row>
          <table:table-cell table:style-name="Table1.A20" office:value-type="string">
            <text:p text:style-name="P289">MAPE</text:p>
          </table:table-cell>
          <table:table-cell table:style-name="Table1.B20" office:value-type="string">
            <text:p text:style-name="P273">Mean Absolute Percentage Error</text:p>
          </table:table-cell>
          <table:table-cell table:style-name="Table1.C20" office:value-type="string">
            <text:p text:style-name="P289">САПГ</text:p>
          </table:table-cell>
          <table:table-cell table:style-name="Table1.D20" office:value-type="string">
            <text:p text:style-name="P289">Средна абсолютна процентна грешка</text:p>
          </table:table-cell>
        </table:table-row>
        <table:table-row>
          <table:table-cell table:style-name="Table1.A20" office:value-type="string">
            <text:p text:style-name="P290">ARIMA</text:p>
          </table:table-cell>
          <table:table-cell table:style-name="Table1.B20" office:value-type="string">
            <text:p text:style-name="P274">Autoregressive Integrated Moving Average</text:p>
          </table:table-cell>
          <table:table-cell table:style-name="Table1.C20" office:value-type="string">
            <text:p text:style-name="P290">АРИПС</text:p>
          </table:table-cell>
          <table:table-cell table:style-name="Table1.D20" office:value-type="string">
            <text:p text:style-name="P290">Авто регресивна интегрирана плъзгаща средна</text:p>
          </table:table-cell>
        </table:table-row>
        <table:table-row>
          <table:table-cell table:style-name="Table1.A20" office:value-type="string">
            <text:p text:style-name="P291">GPU</text:p>
          </table:table-cell>
          <table:table-cell table:style-name="Table1.B20" office:value-type="string">
            <text:p text:style-name="P275">Graphic Processing Unit</text:p>
          </table:table-cell>
          <table:table-cell table:style-name="Table1.C20" office:value-type="string">
            <text:p text:style-name="P291">ГИЕ</text:p>
          </table:table-cell>
          <table:table-cell table:style-name="Table1.D20" office:value-type="string">
            <text:p text:style-name="P291">Графичен изчислителен елемент</text:p>
          </table:table-cell>
        </table:table-row>
      </table:table>
      <text:p text:style-name="P97"/>
      <text:h text:style-name="Heading_20_2" text:outline-level="2"><text:bookmark-start text:name="__RefHeading___Toc11368_1918512102"/><text:s text:c="2"/>Речник на използваните термини<text:bookmark-end text:name="__RefHeading___Toc11368_1918512102"/></text:h>
      <text:p text:style-name="P97"/>
      <table:table table:name="Table2" table:style-name="Table2">
        <table:table-column table:style-name="Table2.A"/>
        <table:table-column table:style-name="Table2.B"/>
        <table:table-header-rows>
          <table:table-row>
            <table:table-cell table:style-name="Table2.A1" office:value-type="string">
              <text:p text:style-name="P318">Термин</text:p>
            </table:table-cell>
            <table:table-cell table:style-name="Table2.B1" office:value-type="string">
              <text:p text:style-name="P318">Значение</text:p>
            </table:table-cell>
          </table:table-row>
        </table:table-header-rows>
        <table:table-row>
          <table:table-cell table:style-name="Table2.A5" office:value-type="string">
            <text:p text:style-name="P292"><text:span text:style-name="T163">b</text:span>ias</text:p>
          </table:table-cell>
          <table:table-cell table:style-name="Table2.B2" office:value-type="string">
            <text:p text:style-name="P292">В българската терминология се използва „отместване“. Невроните, задаващи отменстването, винаги имат на своя изход сингал за максимална активация. По този начин всички тегла, свързани с тези неврони, подават активационен сигнал към невроните с които са свързани. </text:p>
          </table:table-cell>
        </table:table-row>
        <table:table-row>
          <table:table-cell table:style-name="Table2.A5" office:value-type="string">
            <text:p text:style-name="P293">overfitting</text:p>
          </table:table-cell>
          <table:table-cell table:style-name="Table2.B3" office:value-type="string">
            <text:p text:style-name="P294">В българската <text:span text:style-name="T164">(а и в руската) терминология се използва „преобучение“. Това е ситуация при машинното обучение, когато системата много добре научава известните примери, но показва слаби резултати при непознати примери.</text:span></text:p>
          </table:table-cell>
        </table:table-row>
        <table:table-row>
          <table:table-cell table:style-name="Table2.A5" office:value-type="string">
            <text:p text:style-name="P294">дълга поръчка</text:p>
          </table:table-cell>
          <table:table-cell table:style-name="Table2.B4" office:value-type="string">
            <text:p text:style-name="P294">Извършване на търговска операция при която се залага на факта, че цената на търгуваната стока ще поскъпне.</text:p>
          </table:table-cell>
        </table:table-row>
        <table:table-row>
          <table:table-cell table:style-name="Table2.A5" office:value-type="string">
            <text:p text:style-name="P294">къса поръчка</text:p>
          </table:table-cell>
          <table:table-cell table:style-name="Table2.B5" office:value-type="string">
            <text:p text:style-name="P294">Извършване на търговска операция при която се залага на факта, че цената на търгуваната стока ще поевтинее.</text:p>
          </table:table-cell>
        </table:table-row>
        <table:table-row>
          <table:table-cell table:style-name="Table2.A6" office:value-type="string">
            <text:p text:style-name="P294">меметичен алгоритъм</text:p>
          </table:table-cell>
          <table:table-cell table:style-name="Table2.B6" office:value-type="string">
            <text:p text:style-name="P294">Алгоритъм основан на поведенчески модели. Най-често намира приложение в популационните и еволюционните алгоритми.</text:p>
          </table:table-cell>
        </table:table-row>
      </table:table>
      <text:p text:style-name="P97"/>
      <text:h text:style-name="P329" text:outline-level="2"><text:bookmark-start text:name="__RefHeading___Toc59075_1762457734"/><text:s text:c="2"/>Списък на фигурите<text:bookmark-end text:name="__RefHeading___Toc59075_1762457734"/></text:h>
      <text:p text:style-name="P98"/>
      <text:user-index text:style-name="Sect1" text:name="User-Defined1">
        <text:user-index-source text:use-index-source-styles="true" text:index-name="User-Defined">
          <text:index-title-template text:style-name="User_20_Index_20_Heading"/>
          <text:user-index-entry-template text:outline-level="1" text:style-name="Illustration">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Illustration"/>
          </text:index-source-styles>
        </text:user-index-source>
        <text:index-body>
          <text:p text:style-name="P321">Фиг. 2.1 Система за обучение на ИНМ с ДЕ, в разпределена среда.<text:tab/>37</text:p>
          <text:p text:style-name="P321"><text:soft-page-break/>Фиг. 2.2 ИНМ с топология 3-4-2.<text:tab/>40</text:p>
          <text:p text:style-name="P321">Фиг. 2.3 Кръстосване на комплекти тегла.<text:tab/>43</text:p>
          <text:p text:style-name="P321">Фиг. 2.4 Мутация на комплекти тегла.<text:tab/>44</text:p>
          <text:p text:style-name="P321">Фиг. 2.5 Процедура за оценка на комплектите тегла.<text:tab/>45</text:p>
          <text:p text:style-name="P321">Фиг. 2.6 Промяна на топологията в ИНМ за нуждите на ОРГ.<text:tab/>47</text:p>
          <text:p text:style-name="P321">Фиг. 2.7 Обмен на задачи в система за ИРС.<text:tab/>48</text:p>
          <text:p text:style-name="P321">Фиг. 3.1 Котировки EUR/USD в MetaTrader 4.<text:tab/>50</text:p>
          <text:p text:style-name="P321">Фиг. 3.2 Екран за вход в бакедн системата [NIRA2012][ANMO2011].<text:tab/>66</text:p>
          <text:p text:style-name="P321">Фиг. 3.3 Екран за създаване на нова ИНМ в РСУБД [NIRA2012][ANMO2011].<text:tab/>67</text:p>
          <text:p text:style-name="P321">Фиг. 3.4 Екран за избор на ИНМ, съхранена в РСУБД [NIRA2012][ANMO2011].<text:tab/>68</text:p>
          <text:p text:style-name="P321">Фиг. 3.5 Екран за изтриване на ИНМ от РСУБД [NIRA2012][ANMO2011].<text:tab/>69</text:p>
          <text:p text:style-name="P321">Фиг. 3.6 Екран за настройка на опциите в бак енд системата [NIRA2012][ANMO2011].<text:tab/>70</text:p>
          <text:p text:style-name="P321">Фиг. 3.7 Екран за визуализация на ИНМ [NIRA2012][ANMO2011].<text:tab/>71</text:p>
          <text:p text:style-name="P321">Фиг. 3.8 Основна уеб страница за публикуване на публично достъпна информация от системата.<text:tab/>72</text:p>
          <text:p text:style-name="P321">Фиг. 3.9 Уеб страница със списък на всички публично достъпни модули от системата.<text:tab/>73</text:p>
          <text:p text:style-name="P321">Фиг. 3.10 Уеб страница с информация за контакт.<text:tab/>74</text:p>
          <text:p text:style-name="P321">Фиг. 4.1 Инцидентно включване на възли в разпределената система.<text:tab/>76</text:p>
          <text:p text:style-name="P321">Фиг. 4.2 Сравнение между инцидентно включване на възли и кръгова топология.<text:tab/>77</text:p>
          <text:p text:style-name="P321">Фиг. 4.3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tab/>80</text:p>
          <text:p text:style-name="P321">Фиг. 4.4 Стандартно отклонение в бързодействието при разпространение на <text:soft-page-break/>информацията в ИНМ, по време на правия пас, между C++ и JavaScript. По оста X са броя неврони, а по оста Y е стандартното отклонение.<text:tab/>81</text:p>
          <text:p text:style-name="P321">Фиг. 4.5 Брой епохи за обучение, при еднакъв времеви интервал, за обучението, но различен размер на скрития слой.<text:tab/>84</text:p>
          <text:p text:style-name="P321">Фиг. 4.6 Средна грешка, допускана от ИНМ, при обучение на мрежи с топология от три слоя, в които размерът на скрития слой варира от 30 до 1.<text:tab/>85</text:p>
          <text:p text:style-name="P321">Фиг. 4.7 Брой епохи за обучение, при еднакъв времеви интервал, за обучението, но различен размер на входния слой (прозорец от данни в миналото).<text:tab/>86</text:p>
          <text:p text:style-name="P321">Фиг. 4.8 Средна грешка, допускана от ИНМ, при обучение на мрежи с топология от три слоя, в които размерът на входния слой варира от 35 до 5.<text:tab/>87</text:p>
        </text:index-body>
      </text:user-index>
      <text:p text:style-name="P108"/>
      <text:h text:style-name="P329" text:outline-level="2"><text:bookmark-start text:name="__RefHeading___Toc4491_1750581957"/><text:s text:c="2"/>Списък на таблиците<text:bookmark-end text:name="__RefHeading___Toc4491_1750581957"/></text:h>
      <text:p text:style-name="P98"/>
      <text:user-index text:style-name="Sect1" text:name="User-Defined1">
        <text:user-index-source text:use-index-marks="true" text:use-index-source-styles="true" text:index-name="User-Defined">
          <text:index-title-template text:style-name="User_20_Index_20_Heading"/>
          <text:user-index-entry-template text:outline-level="1" text:style-name="Table">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e"/>
          </text:index-source-styles>
        </text:user-index-source>
        <text:index-body>
          <text:p text:style-name="P316">Таб. 3.1 Отговорници и сътрудници на класа описващ ИНМ.<text:tab/>54</text:p>
          <text:p text:style-name="P316">Таб. 3.2 Отговорници и сътрудници на класа описващ входа и изхода в ИНМ.<text:tab/>54</text:p>
          <text:p text:style-name="P316">Таб. 3.3 Отговорници и сътрудници на класа описващ входа в ИНМ.<text:tab/>54</text:p>
          <text:p text:style-name="P316">Таб. 3.4 Отговорници и сътрудници на класа описващ изхода от ИНМ.<text:tab/>55</text:p>
          <text:p text:style-name="P316">Таб. 3.5 Отговорници и сътрудници на класа описващ статичните връзки в ИНМ.<text:tab/>55</text:p>
          <text:p text:style-name="P316">Таб. 3.6 Отговорници и сътрудници на класа описващ хромозомите в ДЕ.<text:tab/>55</text:p>
          <text:p text:style-name="P316">Таб. 3.7 Отговорници и сътрудници на базов клас за осъществяване на комуникацията.<text:tab/>55</text:p>
          <text:p text:style-name="P316">Таб. 3.8 Отговорници и сътрудници на класа описващ броячите за събиране на статистика.<text:tab/>56</text:p>
          <text:p text:style-name="P316">Таб. 3.9 Отговорници и сътрудници на класа описващ типовете кръстосване.<text:tab/>56</text:p>
          <text:p text:style-name="P316">Таб. 3.10 Отговорници и сътрудници на класа описващ ДЕ.<text:tab/>56</text:p>
          <text:p text:style-name="P316"><text:soft-page-break/>Таб. 3.11 Отговорници и сътрудници на класа описващ матрица на съседство.<text:tab/>57</text:p>
          <text:p text:style-name="P316">Таб. 3.12 Отговорници и сътрудници на класа описващ комуникация по HTTP протокола.<text:tab/>57</text:p>
          <text:p text:style-name="P316">Таб. 3.13 Отговорници и сътрудници на класа описващ параметри за инициализация на системата.<text:tab/>57</text:p>
          <text:p text:style-name="P316">Таб. 3.14 Отговорници и сътрудници на класа описващ JSON базирана комуникация по HTTP комуникационен протокол.<text:tab/>58</text:p>
          <text:p text:style-name="P316">Таб. 3.15 Отговорници и сътрудници на класа описващ параметрите на ИНМ-ДЕ модела.<text:tab/>58</text:p>
          <text:p text:style-name="P316">Таб. 3.16 Отговорници и сътрудници на класа описващ неврон в ИНМ.<text:tab/>58</text:p>
          <text:p text:style-name="P316">Таб. 3.17 Отговорници и сътрудници на класа описващ типове неврони в ИНМ.<text:tab/>59</text:p>
          <text:p text:style-name="P316">Таб. 3.18 Отговорници и сътрудници на класа описващ списък от неврони.<text:tab/>59</text:p>
          <text:p text:style-name="P316">Таб. 3.19 Отговорници и сътрудници на класа описващ ДЕ популацията.<text:tab/>59</text:p>
          <text:p text:style-name="P316">Таб. 3.20 Отговорници и сътрудници на класа описващ информацията за котировките.<text:tab/>60</text:p>
          <text:p text:style-name="P316">Таб. 3.21 Отговорници и сътрудници на класа описващ времевите периоди на котировките.<text:tab/>60</text:p>
          <text:p text:style-name="P316">Таб. 3.22 Отговорници и сътрудници на класа описващ процеса на обучение.<text:tab/>60</text:p>
          <text:p text:style-name="P316">Таб. 3.23 Отговорници и сътрудници на класа описващ тренировъчните примери.<text:tab/>61</text:p>
          <text:p text:style-name="P316">Таб. 3.24 Отговорници и сътрудници на класа описващ тренировъчнато множество.<text:tab/>61</text:p>
          <text:p text:style-name="P316">Таб. 3.25 Отговорници и сътрудници на класа описващ теглата в ИНМ.<text:tab/>61</text:p>
          <text:p text:style-name="P316">Таб. 3.26 Таблица в СУБД, описваща конкретна ИНМ.<text:tab/>62</text:p>
          <text:p text:style-name="P316">Таб. 3.27 Таблица в СУБД, описваща типовете ИНМ.<text:tab/>62</text:p>
          <text:p text:style-name="P316">Таб. 3.28 Таблица в СУБД, описваща валутните двойки.<text:tab/>63</text:p>
          <text:p text:style-name="P316">Таб. 3.29 Таблица в СЪБД, описваща координатите на невроните при визуализация.<text:tab/>63</text:p>
          <text:p text:style-name="P316">Таб. 3.30 Таблица в СУБД, описваща времевите периоди на котировките.<text:tab/>64</text:p>
          <text:p text:style-name="P316"><text:soft-page-break/>Таб. 3.31 Таблица в СУБД, описваща параметрите на обучението.<text:tab/>64</text:p>
          <text:p text:style-name="P316">Таб. 3.32 Таблица в СУБД, описваща тренировъчното множество.<text:tab/>64</text:p>
          <text:p text:style-name="P316">Таб. 4.1 Параметри на генетичния алгоритъм.<text:tab/>82</text:p>
          <text:p text:style-name="P316">Таб. 4.2 Сравнение между трислойна и пълно-свързана ИНМ.<text:tab/>83</text:p>
        </text:index-body>
      </text:user-index>
      <text:p text:style-name="P98"/>
      <text:h text:style-name="P327" text:outline-level="1"><text:bookmark-start text:name="__RefHeading__148_63795308"/>Глава 1 - Обзор на системи за прогнозиране на времеви редове<text:bookmark-end text:name="__RefHeading__148_63795308"/></text:h>
      <text:p text:style-name="P2"/>
      <text:p text:style-name="P92"><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 Подробен обзор за използването на ИНМ, ГА и размита логика за капиталовите пазари е представен в [SMSK2001]. Обзорът е съпроводен с кратко представяне на трите метода. Класификация на различни методи за прогнозиране на електрическото потребление е представено в [HAMN2002][JVGM2002], като също се разглеждат ГА и ИНМ. Обзор за използването на ИНМ, ГА и размита логика в областта на капиталовите пазари, с кратко представяне на методите е достъпен в [ARSH2003]. Обзор за използваните алгоритми в икономиката <text:span text:style-name="T198">също е представен и в [EUVO2005]</text:span>, <text:span text:style-name="T198">като е направено представяне на възможностите за прогнозиране с</text:span> ИНМ и ГА. При обзора на инструментите за прогнозиране на времеви редове с ИНМ и ЕА е съществен аспектът за използването на съществуващи софтуерни решения описано в [RSQZ2006] и наличието на софтуерен пакети, както описанията в [CDTY2006] <text:span text:style-name="T200">(пакет създаден на </text:span>програмния език С, за операционна система <text:span text:style-name="T200">Mac OS X</text:span> и след това е преработен за операционна система <text:span text:style-name="T200">Microsoft</text:span> <text:span text:style-name="T200">Windows)</text:span>. Задълбочен обзор на методите за съставяне на инвестиционен портфейл и начините по които ИНМ или ГА могат да се ползват при тази задача е представен в [MVDL2008]. Обзор на видовете ИНМ се предлага в [YAHU2009]. Също така се предлагат начини за тяхното приложение в земеделието. В [MSMJ2009] се предлага обзор на видовете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крития слой. В [MAWE2010] е изложен изключително подробен обзор на евристичните оптимизационни алгоритми. Описва се паралелна реализация на ДЕ с централен възел, който синхронизира <text:soft-page-break/>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 В [JMAM2012] се излага обзор на пул базираните ЕА за реализацията на разширяеми и асинхронни изчисления в разпределена среда. </text:p>
      <text:p text:style-name="P2"/>
      <text:h text:style-name="Heading_20_2" text:outline-level="2"><text:bookmark-start text:name="__RefHeading___Toc4533_1119578745"/><text:s text:c="2"/><text:span text:style-name="T160">1.1 ИНМ обучавани с евристични алгоритми</text:span><text:bookmark-end text:name="__RefHeading___Toc4533_1119578745"/></text:h>
      <text:p text:style-name="P2"/>
      <text:p text:style-name="P89"><text:tab/>Един от най-популярните подходи за оптимизация на теглата в многослойна ИНМ е с помощта на ГА. За потвърждаване на ефективността се прави сравнение с ОРГ и се показва ефективността на ГА пред алгоритъма за обучение с ОРГ. Има изследване на различни ГА операции. [DMLD1989] При някои модели, обучението на ИНМ, с фиксирана структура, които са или еднопосочни или рекурентни, се извършва с ГА, като се определа как да се променят теглата и отместванията <text:span text:style-name="T173">(bias)</text:span>, но не самите стойности теглата и отместванията.[JRVC1998] Правено е сравнение между СЗ и ГА. Оптимизират се теглата на ИНМ, като за репродуциране се избират тези хромозоми, които дадат най-ниска средно-квадратична грешка (хромозомите се зареждат в ИНМ). Направени са шест теста, като данните са нормализирани в интервал -1 до +1. Основен проблем при СЗ е, че се нуждае от твърде много ръчни настройки на използваните параметри. Резултатите от сравнението са представени в [RSRD1999]. Резултати от обучението на пълно свързани ИНМ, на които теглата се кодират в ГА, са също представени в [HARS2001]. При някои реализации на процедура за оптимизация на теглата в ИНМ с използването на ГА се търсят точки в които може да се направят „къси“ или „дълги“ поръчки, като на входа на ИНМ се подават стойности от пълзящи средни, както е описано в [ASIC2002]. ГА може да се използва както за оптимизиране на теглата, на връзките между слоевете в ИНМ, но и за избор кои стойности от времевия ред да се използват, с цел намаляване на данните и използване само на силно значими стойности, както е описано в [LHBB2002]. В някои случаи се избират отделни свойства при прогнозирането на времевите редове с помощта на компактен ГА. Самото прогнозиране се извършва с ИНМ, ГА или статистически методи. [WLRP2002] Възможни са варианти в които ГА се използва за оптимизиране на центровете и радиусите в радиално базова ИНМ. При тази реализация за оптимизация на теглата се ползва разлагане на единична стойност (SVD).[SOCL2002] При точните числени методи е възможно теглата на ИНМ да се представят като хромозоми в ГА. След това върху избрани 7 функции се прави тест за ИНМ обучение, с ГА или с ОРГ. При <text:soft-page-break/>този вариант се разчита на добре подбрани първоначални тегла, преди действителното обучение. Тестовете се провеждат при идентични архитектури, без да се набляга върху оптимизирането на самата архитектурата.[SVEK2003] В [HFJL2003] се прави сравнение между СЗ и ГА. Оптимизират се теглата на ИНМ, като за репродуциране се избират тези хромозоми, които дадат най-ниска средно-квадратична грешка. Направени са шест теста, като данните са нормализирани в интервал -1 до +1. Проблем при СЗ е, че се нуждае от твърде много ръчни настройки на използваните параметри. Модел на разпределени ГА, за обучение на фронтални ИНМ, е представен в [VLOL2004]. В [JLJL2005] е представен алгоритъм за ДЕ с който се обучават радиално базисни ИНМ. В [MDMP2006] са представени модели на пълно-свързани ИНМ, на които теглата се кодират в ГА, с цел обучение на мрежата. В [KYKI2006] ГА оптимизира теглата на връзките между слоевете на ИНМ. Също така, ГА избира кои стойности от времевия ред да се използват. Това се прави с цел да се намалят данните, така че да се използват само силно значими стойности. В [AOAC2007] се предлага ИНМ, обучавана с ГА, прогнозиране на стокова борсата борса в Истанбул. В [GNYZ2007], ДЕ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 математически подбрани „гладки“ функции. В [JDDH2007] генерализиран вариант на ДЕ се ползва за обучение на ИНМ. Целта на мрежата е да класифицира листа на конкретни растения. В [ATPG2007] е направена модификация на ДЕ за обучение на ИНМ при която теглата са само цели числа. Тестовете са направени над три общо известни проблема от обучението на ИНМ. В [SKHK2008] се представя обобщена регресионна ИНМ. При нея ГА се използва за оптимизиране на теглата в мрежата. Тази системата се използва за прогнозиране на водната циркулация между земята и атмосферата. В [MPAC2008] се предлага фина настройка на ДЕ параметрите, така че ДЕ максимално добре да оптимизира теглата на ИНМ. В [ABWD2008] е представено изследване за трите алторитъма - ДЕ, ГА и алгоритъм за рояка от частици. Целта е да се оптимизират теглата в ИНМ (тоест обучение на мрежата). При това изследване ДЕ показва по-добри резултати от другите алгоритми. В [ASMB2008] ДЕ за оптимизация на теглата в ИНМ се сравнява с други два подхода. Интересното при това изследване е, че единственият параметър, който се задава предварително на ДЕ, е броят на индивидите в популацията. В [HMAB2009] се предлага ИНМ обучавани с ДЕ за метеорологични прогнози. <text:span text:style-name="T203">В [TTSS2009] се предлага ИНМ оптимизирани с ДЕ, която е модифицирана с дегенерация. Постига се с увреждане на гените и това води до дегенерацията им. В [IEMH2011] се представя РИНМ на която оптимизацията се прави с ГА. Целта е да се прогнозира скоростта на вятъра за вятърни турбини, които </text:span><text:soft-page-break/><text:span text:style-name="T203">генерират ток. Този подход се сравнява с регресия от поддържащи вектори. В [NAFK2011] се предлага ДЕ за обучение на ИНМ, които са базирани на куполовидни функции под формата на активационни функции. Прогнозира се силата на вятъра във ветрени полета. В [ABWD2011] се предлага смесен подход за ДЕ оптимизация на параметрите в ИНМ и на теглата. В [HSRG2011] се модифицира идеята за рояк от частици и се предлага изкуствена колония от пчели за обучение на ИНМ. Моделът се използва при предсказанието на земетръсни времеви редове. </text:span></text:p>
      <text:p text:style-name="P72"/>
      <text:h text:style-name="Heading_20_2" text:outline-level="2"><text:bookmark-start text:name="__RefHeading___Toc4535_1119578745"/><text:s text:c="2"/><text:span text:style-name="T161">1.2 Използване на евристики за оптимизация на топологията, която ИНМ използва</text:span><text:bookmark-end text:name="__RefHeading___Toc4535_1119578745"/></text:h>
      <text:p text:style-name="P72"/>
      <text:p text:style-name="P90"><text:tab/>При някои реализации не се оптимизират теглата в мрежата, а се оптимизира топологиянат <text:span text:style-name="T162">(връзките между възлите)</text:span> на ИНМ. Освен топологията, често обект на оптимизация стават и параметри за обучение. При този подхода за обучение се наблюдава ефекта, че много неврони в скрития слой може да се получи <text:span text:style-name="T162">overfitting</text:span> на данните. [CHSL1990][PCJM1996a][ANWE1997] Индиректно може да се повлияе на ИНМ топологията, като с помощта на ГА се <text:s/>редуцира множеството от входни данни. На практика, това <text:s/>влияе на броя входове в ИНМ и съответно на топологията от страната на входния слой. Когато популацията на ГА се разпределя на различни машини това води до изчисление в разпределена среда. Чрез контрол на връзките между възлите в ИНМ, допълнително се намали размерът на цялата ИНМ.[JORI1991] При някои реализации на ГА <text:span text:style-name="T166">(както е в [MAMA1995])</text:span> се кодирани параметрите за топологията на ИНМ, много по-подробно. Това включва информация за слоевете и връзките между тях <text:span text:style-name="T166">(</text:span> включително и обратни връзки<text:span text:style-name="T166">)</text:span> спрямо други предложени модели. Не само топологията на мрежата може да се оптимизира с ГА, но също така и типът мрежа да бъде обект на оптимизацията, както е представено в [BLLE1997]. В някои модели за оптимизация на топологията и параметрите на ИНМ, ГА се комбинират с допълнителни средства, каквито са контекстно свободна граматика (граматична еволюция), описани в [XYYL1997]. В [ITDG2008a] и [ITDG2008b] също се предлага оптимизация на топологията и параметрите на ИНМ с ГА и контекстно свободна граматика (граматична еволюция). Използва се формална граматика (контекстно свободна) и се предлага начин за разпределени изчисления. Табу търсене е друга възможност за оптимизация на <text:s/>ИНМ параметрите, описана в [RSBA1998]. При някои реализации на ГА се <text:soft-page-break/>оптимизира структурата на ИНМ (брой скрити слоеве и брой неврони в тях), но и параметрите за обучение, като активационна функция за всеки слой, наличие/отсъствие на отместване <text:span text:style-name="T174">(bias)</text:span>, най-подходящ начин за корекция на теглата, както е описано в [IDAD1998]. При някои реализации на ГА за оптимизация на ИНМ <text:span text:style-name="T175">(</text:span>типа на входовете, броя неврони в скрития слой и вида на връзките между слоевете<text:span text:style-name="T175">) е съществено</text:span> как влияе елитарността. Проверката при това изследване не направена над данни от валутния пазар и е представена в [MATO1999]. При добра дефиниция на времевите редове е възможно прилагането генетично базирани самоорганизиращи се ИНМ описано в [KMKC2000]. При някои модели с ГА се оптимизира топологията на ИНМ, но и началните стойности на връзките. При този вариант ИНМ се обучава с ОРГ за да се получи жизнената стойност на индивида в популацията.[RSRD2000] При някои модели топологията не се манипулира директно с ГА, а ГА се използва за редукция на множеството от входни данни, което индиректно влияе на броя входове в ИНМ. При тези модели ГА не се ползва за директна оптимизация на топологията или за оптимизация на теглата. При конкретната реализация, описана в [VPMV2000], популацията на ГА се разпределя на различни машини, което е вид изчисление в разпределена среда. Също така се контролират и връзките между възлите в ИНМ, така че да се намали размерът на цялата мрежа. Използване на ГА за постигане на оптимална ИНМ топология, при прогнозиране на стойностите, на стоковите пазари е представено в [EFKA2001]. Изследване за влиянието на елитарността в ГА, при което се определя типа на входовете, броя неврони в скрития слой и вида на връзките между слоевете в ИНМ е представено в [JARG2001]. Сравнителният анализ при тази разработка е над данни от валутните пазари. Възможно е в ГА да се кодират много по-подробно параметрите за топологията на ИНМ (слоеве, връзки между слоевете, обратни връзки), както е представено в [RPTL2002]. ИНМ със забавяне във времето, с цел попълване на липсващи данни при автомобилен трафик, се проектират с ГА (определя се топологията), а обучението се извършва с ОРГ, както е представено в [EAMT2002][MZPL2004]. В [JIJK2003] също се представя ГА който оптимизира структурата на ИНМ (брой скрити слоеве и брой неврони в тях) и параметрите за обучение (активационна функция за всеки слой, наличие/отсъствие на „отместване“ и най-подходящ начин за корекция на теглата). При прогнозирането на финансови времеви редове се ползват данни за отваряне, затваряне, най-ниска, най-висока и обем. При [DZDP2003] се прогнозира следващото ниво на отваряне, като ИНМ се обучава с ОРГ, но топологията се формира с еволюционен алгоритъм. При сравнителен анализ на многослойна ИНМ <text:span text:style-name="T180">(</text:span>обучавана с ОРГ<text:span text:style-name="T180">)</text:span> с рекурентна ИНМ <text:span text:style-name="T180">(</text:span>също се обучава с ОРГ<text:span text:style-name="T180">),</text:span> топологиите на мрежите могат да се форират с еволюционен алгоритъм, както е представено <text:soft-page-break/>в [DAZA2003]. На база превключващи елементи топологията на ИНМ може да се оптимизира с ГА, както е представено в [JDKM2003]. Както е представено в [MVRB2004], с ГА може се избират не само параметри на мрежата, като тип мрежа, топология, но и параметри на тренировъчно множество. Паралелен ГА, <text:span text:style-name="T182">описан в [HNTH2004], се използва за прогнозиране на замърсяването, на въздуха, на спирка от градския транспорт. При тази реализация ГА се използва</text:span> за избор на входа и проектиране на архитектурата (брой скрити слоеве и техните размери) в пълно-свързана, между слоевете, ИНМ. <text:span text:style-name="T183">Една от най-интересните разработки, представена в [EHMW2004], представлява г</text:span>енериране на ИНМ с обратни връзки, чрез използване на <text:span text:style-name="T183">ЕА. Точно</text:span> преди да се добавят обратните връзки е проведено обучение с ОРГ. <text:span text:style-name="T183">При тази реализация </text:span>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text:span text:style-name="T183">изходен </text:span>елемент. Достоверността на прогнозата се взема от допълнителен <text:span text:style-name="T183">изходен</text:span> елемент в изходния слой. <text:span text:style-name="T194">При [MASE2005] се п</text:span>рогнозира, с ден напред, цената на затваряне. <text:span text:style-name="T194">За целта се </text:span>използва ИНМ и ГА, <text:span text:style-name="T194">като</text:span> <text:span text:style-name="T194">входните данни са</text:span> индикатори от техническия анализ. <text:span text:style-name="T194">Информацията от индикаторите се подава</text:span> на входа, на ИНМ. Топологията на ИНМ също <text:span text:style-name="T194">подлежи на</text:span> оптимиз<text:span text:style-name="T194">ация</text:span> с ГА. <text:span text:style-name="T197">В [RPSL2005] е представена </text:span>ИНМ за прогнозиране на локалната безработица в Германия. <text:span text:style-name="T197">При това изследване с</text:span>труктурата на ИНМ се оптимизира с ГА. Точна и ясна дефиниция на времевите редове и задачата за прогнозирането им е предложена в [LESP2006]. Моделът стъпва на генетично базирани самоорганизиращи се ИНМ. При [SSST2006] многослойна ИНМ се обучава с ОРГ и се сравнява с РИНМ, която също се обучава с ОРГ. В работата е направен сравнителен анализ между двата вида мрежи, като топологиите на мрежите са постигнати с ЕА. В [MHRK2009] се представя ИНМ с превключващи елементи. Топологията на ИНМ се оптимизира с ГА. В [AYGU2009] се представя линейно генетично програмиране за прогнозиране на потока в речна станция. С ГА се оптимизира топологията на ИНМ. При извършения сравнителен анализ ЛГП се представя по-добре от ИНМ. В [JPGG2010b] се предлага ГА за оптимизация на ИНМ топологията и началните стойности на връзките. Обучението на ИНМ се извършва с ОРГ за да се получи жизнената стойност на индивида в популацията. <text:span text:style-name="T209">В [CLCW2011] се представя м</text:span>одифициран <text:span text:style-name="T209">алгоритъм за</text:span> ДЕ. <text:span text:style-name="T209">Целта на изследването е да, чрез ДЕ да се</text:span> проектира функционалн<text:span text:style-name="T209">о</text:span> размита <text:span text:style-name="T209">Р</text:span>ИНМ. <text:span text:style-name="T210">В [YLYL2011] се предлага </text:span>ДЕ за оптимизация на ИНМ. Архитектурата на ИНМ може да се <text:span text:style-name="T210">приема</text:span> като целочислено оптимизиране, <text:span text:style-name="T210">тъй като</text:span> параметрите са цели числа. Получените ИНМ се проверяват за ефективност с прогнозиране на времеви редове. </text:p>
      <text:p text:style-name="P75"/>
      <text:h text:style-name="Heading_20_2" text:outline-level="2"><text:bookmark-start text:name="__RefHeading___Toc4786_1119578745"/><text:soft-page-break/><text:s text:c="2"/><text:span text:style-name="T165">1.3 Едновременна оптимизация на теглата в ИНМ и на топологията</text:span><text:bookmark-end text:name="__RefHeading___Toc4786_1119578745"/></text:h>
      <text:p text:style-name="P73"/>
      <text:p text:style-name="P91"><text:tab/>Възможно е оптимизацията на ИНМ да протича и по двете направления <text:span text:style-name="T165">(тегла и топология). Когато обучението се извършва в хетерогенна мрежа от компютри се постига</text:span> разпределено обучение на ИНМ с ГА. За целите на обучението са доказани съответните <text:s/>теореми в [SOMF1992]. При комбинираната оптимизация, в последващи реализации, паралелно на топологията се оптимизират и теглата, но с най-близкия съсед при 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Получава се така, че всеки изход на ИНМ е дървовидна структура, която представлява формална граматика.[BZHM1993] В [JERI1997], чисто формално, под формата на теореми, е доказана ефективността от разпределеното обучение на ИНМ с ГА, като се оптимизира както топологията, така и теглата. При моделът описан в [RSNS2001] се използва ИНМ в която с ГА се оптимизират теглата. Ползват се 20 индивида в популацията (10 стари и 10 нови) и единична точка на срязване при кръстосването. Прилага се двустепенна мутация в която тегла се блокират на стойност 0, което на практика отрязва връзката между невроните и индиректно влияе на топологията. При този модел ИНМ е с три слоя и скритият за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 Възможни са реализации при които паралелно на топологията се оптимизират и теглата, но с най-близкия съсед при изкачване по хълм. В този случай целта е да се постигне минимално голяма ИНМ, която обаче запазва възможностите си за генерализиране. Всеки изход на ИНМ е дървовидна структура, която представлява формална граматика.[BCJB2003] В [BYXH2006] се предлага ДЕ за обучение на радиално базисни ИНМ, като се оптимизира архитектурата. В [ARGH2012] се прогнозират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 В [MDMB2012] се прогнозират валутни курсове с ИНМ. ГА се ползва за оптимизиране параметрите на ИНМ, но самото обучение се извършва с ОРГ. </text:p>
      <text:p text:style-name="P74"/>
      <text:h text:style-name="P330" text:outline-level="2"><text:bookmark-start text:name="__RefHeading___Toc5046_650950105"/><text:soft-page-break/><text:s text:c="2"/>1.4 Хибридни модели с точни числени методи и/или евристични<text:bookmark-end text:name="__RefHeading___Toc5046_650950105"/></text:h>
      <text:p text:style-name="P74"/>
      <text:p text:style-name="P95"><text:tab/>В литературата са познати модели за обучение, базирани на точни числени методи и евристични алгоритми за оптимизация. В [PCJM1996b] е представена пълно-свързана ИНМ, обучавана с ГА и ОРГ. Експериментите са на езиците С и <text:span text:style-name="T171">Prolog</text:span>. При един от хибридните подходи,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Възможно е да се използва ДЕ за обучение на ИНМ, като теглата са само цели числа, както е описано в [VPDS1998a]. Тестовете са направени над три общо известни проблема от обучението на ИНМ. Хибридна оптимизация е възможна с локално търсене и клетъчен ГА за обучение на РИНМ. При този вариант теглата на ИНМ се кодират в ГА, както е описано в [VPDS1998b][KKMM1999]. Хибриден метод за оптимизация може да се базира на GMDH и ГА, като се. търси първо оптимална стойност за броя на невроните в скрития слой на полиномиална мрежа, а след това оптимална стойност за теглата, което е описано в [AMFO1999]. При хибридните реализации е възможно да се използва йерархия на две нива за конструиране на BRF мрежи на база комбиниран ГА с регулиран ортогонален средно квадратичен алгоритъм (ROLS), представено в [SCYW1999]. При по-сложните хибридни реализации се среща използването на два типа ИНМ, класическа (многослоен перцептрон) и само-организираща се карта (СОК). СОК служи за предварително класифициране на входните нива в пет групи, за които се ползват пет различни вида ИНМ от тип многослоен перцептрон. При тази реализация се ползва размита логика и ГА, за да се комбинират прогнозите от ИНМ и да се получи единна прогноза. Този модел успешно е използван за прогнозиране на наводнения и е представен в [LSSO1999]. Когато РИНМ са тренирани с ЕА може да се оптимизира и топологията, а не само теглата на мрежата. В началото на обучението има предварително тренирана, чрез ОРГ, ИНМ, само с връзки напред, описано в [JYJH1999]. Възможно е използването на ИНМ с ОРГ за прогнозиране на позициите в пространството на мобилен терминал, като се използва хибриден алгоритъм с ОРГ и ГА за модифициране на теглата.[CDAH1999] Възможни са модели базира на комбинация от ИНМ, стационарни уейвлет трансформации и статистически анализ на времеви редове както е представено в [EAJT1999]. При хибридните реализации е възможно използването на два типа ИНМ, класическа (многослоен перцептрон) и само-организираща се карта (СОК). При такава хибридна употреба СОК предварително класифицира входните <text:soft-page-break/>нива в пет групи. За всяка от групите се ползват пет различни вида ИНМ от тип многослоен перцептрон. С помоща на размита логика и ГА се комбинират прогнозите от няколко ИНМ и <text:s/>се получи единна консолидирана прогноза. Този хибриден подход е приложен за прогнозиране на наводнения и е представен в [DIPI2002]. При трениране на РИНМ с еволюционни алгоритми може да се оптимизира и топологията, а не само теглата на мрежата. При разработката, представена в [ERHU2004], началото на обучението има предварително тренирана ИНМ <text:span text:style-name="T181">(</text:span>чрез ОРГ<text:span text:style-name="T181">)</text:span>, като се ползват само връзките в права посока. <text:span text:style-name="T185">При по-сложните хибридни модели се съчетават няколко метода за обучение на</text:span> ИНМ. <text:span text:style-name="T185">В [HIAL2004] е представен модел, който се базира на</text:span> ДЕ, ГА, ОРГ и <text:span text:style-name="T186">СЗ</text:span>. <text:span text:style-name="T195">В [DWFG2005] са представени РИНМ с оптимално линейно съпоставяне. В [MUAB2005] се ползва комбинация от ИНМ и ГА за апроксимация на липсващи стойности в база данни. ГА има за задача да предложи заместители на липсващите стойности. Целта на тази апроксимация е да се намали грешката допускана от ИНМ. При ИНМ, които прогнозират времеви редове е нужно данните на входа да се нормализират. В [LOBO2004] се предлага най-често използваната формула за нормализация между 0 и 1. В [YCBY2005] са представени гъвкави невронни дървета за прогнозиране на времеви редове. Йерархичната структура е развита с помощта на вероятностен програмен ЕА. Финото настройване на параметрите се прави със СЗ. В [ZPLL2006] е представен хибриден алгоритъм с ОРГ и ГА за модифициране на теглата. Системата се използва за прогнозиране на позициите в пространството на мобилен терминал. В [PDAA2006] се прави прогнозиране на продажбите с радиално базисни ИНМ и ГА. В [PGSC2007] се предлага трислойна ИНМ, която се обучава с ОРГ, за прогнозиране на натоварването, на електрическата система в щата Илинойс. В [NMMS2008] се използва ИНМ с ОРГ за прогнозиране на парите, налични в банкоматите. Използва се плъзгащ прозорец върху множеството от входни данни. В [XJHA2008] се предвиждат структурните измествания в конструкцията на сградите. ГА за намиране на оптималния контрол, на силите при високи сгради със стоманена конструкция. ГА се комбинира с размит динамичен уейвлет невро-емулатор. В [BSDJ2008] е представен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 В [LMRB2009] се представя обобщен авторегресивен условен подбор на случайни променливи за захранване на ИНМ с данни. В [JSKU1998] се предлага обобщен авто регресивен, условен подбор на случайни променливи за захранване на ИНМ с данни. В [CHTA2009] се представя модел базиран на ИНМ, стационарни уейвлет трансформации и статистически анализ на времеви редове. В [TGTT2009] се представя ИНМ, написана на Python с библиотеката FANN, за прогнозиране на водните ресурси в </text:span><text:soft-page-break/><text:span text:style-name="T195">Кипър. В средния слой се добавят неврони и така мрежата нараства, докато се обучава. В [MAHL2009] се предлага ИНМ с превключване на елементита. Използва се за дневните обороти на валута според особеностите на сезона (работни дни, почивки и други). В [BSDJ2009] се предлага ИНМ обучавана с ДЕ за нелинейна идентификационна система, като се ползва хибриден модел с градиентен метод. В [SLKG2009] се предлага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learning rate). В [KBWK2009] се предлага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 В [SDAA2009] се предлага хибридна схема за мутация. Изборът на вектор за мутацията се извършва в малка околна област от съседи, в общата популация. В [JPGG2010a] се предлага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 В [JDXL2011] също се предлага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 В [MKMB2010] се предлага интегриран авто регресионен подход на пълзящи средни, като на втора фаза се ползва ИНМ. В [ANBG2011] също се предлага хибриден модел на ИНМ с използването на авто регресивна интегрирана плъзгаща средна (ARIMA). В [MKMB2011] се предлага иомбинация между линеен модел на авто регресивна плъзгаща средна и нелинеен модел на ИНМ за прогнозиране на финансови времеви редове. В [ABEB2012] се извършва прогнозиране на финансови времеви редове с хибридна комбинация от авторегресивни пълзящи средни и генетично програмиране при което индивидите в популацията са математически функции, представени като символни низове. В [SKYS2010] се избират отделни свойства при прогнозирането на времеви редове с помощта на компактен ГА. Самото прогнозирането се извършва с ИНМ, ГА или статистически методи. В [MOAW2010] се предлага ГА за оптимизиране на центровете и радиусите в радиално базова ИНМ. За оптимизация на теглата се ползва декомпозиция по сингулярни числа (SVD). В [MMMH2010] се предлага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text:span><text:soft-page-break/><text:span text:style-name="T195">слой. Използва се само един неврон за изход. Точността на прогнозата се определя с нормализирана средно-квадратична грешка. В [RGAC2010] се предлага иновативен подход за обучаване на ИНМ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 В [JMAP2011] се представя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измерване на допуснатата грешка се ползва MAPE метрика. В [IVTL2011] се предлага многослойна ИНМ към която се подават ограничен брой параметри. По-незначителните входни променливи се отсяват с хибридни методи. В [PPAM2011] се предлага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 В [HTBM2011] също се предлага еднослойна нелинейна архитектура на ИНМ с използване на нелинейно съпоставяне на входните сигнали. За обучението се използва ДЕ базиран алгоритъм. В [YWWL2011] се представя хибриден модел, състоящ се в комбинация между ДЕ и оптимизация на рояка от частици. В [HKMS2012] се прави сравнение между ДЕ и рояка от частици за обучение на ИНМ. За нуждите на сравнителния анализ се прогнозират стокови и финансови инструменти. ДЕ дава по-добри резултати, като и при двата алгоритъма на входа, на ИНМ се подават стойностите на няколко индикатора. В [JNJS2011] се предлагат топологично активни мрежи за разпознаване на сегменти в изображения. Методът се комбинира с локални лакоми алгоритми. В [IBAT2012] се предлага оптимизиране на параметрите в уейвлет и прогнозиране на времеви редове с ИНМ. Теглата се кодират в хромозомите. Уейвлетът се ползва за предварителна обработка на входната информация и последваща обработка на изхода от мрежата. В [RAVA2012] се предлага интеграция между ИНМ, уейвлет функция и база знания с размита логика. В [RSKP1995] са представени мрежи с ОРГ за прогнозиране на парите, налични в банкоматите. Използва се плъзгащ прозорец върху множеството от входни данни.</text:span></text:p>
      <text:p text:style-name="P74"/>
      <text:h text:style-name="Heading_20_2" text:outline-level="2"><text:bookmark-start text:name="__RefHeading___Toc5048_650950105"/><text:soft-page-break/><text:s text:c="2"/><text:span text:style-name="T172">1.5 Еволюционни и/или популационни алгоритми за прогнозиране, без използване на ИНМ</text:span><text:bookmark-end text:name="__RefHeading___Toc5048_650950105"/></text:h>
      <text:p text:style-name="P74"/>
      <text:p text:style-name="P93"><text:tab/>Съществуват и системи в които не се използват ИНМ, но въпреки това ЕА намират приложение. Такава система е описана в [SMGM1996][FLHL2003], където ГА оптимизира група от правила и реално се развива експертна система, без да се използва експерт човек. При други реализации ГА получава запис от времевия ред и предоставя вектор от подходящи характеристики (редуциране на данните). Прилага се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VPMV2002] Когато става въпрос за пресмятания в разпределена среда то моделите за еволюционни алгоритми могат да бъдат приложени. Като пример, в [CGMP2003a] се използва модел на изолирания остров. Еволюционният алгоритъм в [TBWK2003] е разделен на главен, който извършва операциите по еволюционния алгоритъм, и подчинени в които се пресмята жизнената функция. Общата популация е разделена на под-популации и между тях се прави миграция на хромозоми. Динамично разпределение на размера от хромозоми, под формата на главен-подчинен, за множество разпределени еволюционни популации е представен в [CGMP2003b]. При този вариант изчисляването на жизнената функция се извършва на отдалечения възел. <text:span text:style-name="T184">В [JIHU2004] е представен </text:span>ГА, ко<text:span text:style-name="T184">йто</text:span> с ползва за намиране на коефициенти в ред на Тейлър. Този ред се <text:span text:style-name="T184">из</text:span>ползва като прогнозираща функция. <text:span text:style-name="T184">Този подход е сравнен с</text:span> алгоритъм, <text:span text:style-name="T184">който</text:span> е комбинация между ГА и ИНМ. <text:span text:style-name="T184">При тази реализация </text:span>ИНМ се ползва за определяне на това как двата родителя да се кръстосат в ГА. <text:span text:style-name="T184">ГА има за задача</text:span> <text:span text:style-name="T184">да определя и</text:span> размерът на скрития слой. Паралелен <text:span text:style-name="T192">ЕА</text:span> за откриване на правила за решения при анализ на големи по обем данни <text:span text:style-name="T193">е представен в [WOKW2004]</text:span>. Разпределянето на задачите за пресмятане е на принципа „главен-подчинен“. <text:span text:style-name="T193">В х</text:span>ромозомите <text:span text:style-name="T193">се</text:span> кодират множество от правила. Тъй като най-бавната част е изчислението на жизнената функция, точно тя се възлага на подчинените възли. В [NPVP2006] се използва генетично програмиране за развитие на по-ефективни ДЕ операции. Обстойно сравнение на осем вариации, на ДЕ е представено в [EMJV2006]. Сравнението е насочено в посока до колко ефективно различните ДЕ вариации изпълняват глобална оптимизация. В [NWZM2007] се предлага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формира от входните исторически данни. Също така се ползва и предишно натрупано знание, с цел по-бързо <text:soft-page-break/>обучение. <text:span text:style-name="T202">В [DXSL2007] се предлага подобрение на ДЕ, базирано на ALOPEX операция и селекция на памет. В [ASML2007] ДЕ се модифицира, така че изборът на индивиди за диференциалния вектор да не става на равно-вероятностен принцип, а да се прилага стратегия за селекция. В [ZAKA2007] се развиват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 В [RTSY2007] е предложен само настройващ се алгоритъм за мутация в еволюционните алгоритми. Идеята е базирана на q-Гаусово разпределение. Параметърът q се кодира в хромозомата и също еволюира, като по този начин променя формата на вероятностното разпределение. В [SDAA2008] се предлага настройка на скоростта в рояк от частици с помощта на ДЕ. Целта е да се създаде по-ефективна евристика за глобална оптимизация. В [MEVP2008] се представя само-балансираща се хибридна операция за мутация в ДЕ. В [SRHT2008] се представя подобряване на ДЕ, чрез опозиционно базирано обучение за подобряване на скоростта за оптимизация.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 В [TCPL2009] се прави сравнение между еволюционните алгоритми и алгоритми за прогнозирано разпределение. Вторият тип алгоритми дава по-добри резултати при търсене на под низове. В [WGAF2010] се предлага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 В [NNHI2010] се предлага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 В [RMPS2010] се предлага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оптимизационни проблеми се решават различно ефективно при различни стратегии за кръстосване, мутация и контролни параметри. В [MEVO2011] се представя ГА за подбор на </text:span><text:soft-page-break/><text:span text:style-name="T202">множество от финансови индикатори, които с добра ефективност показват сигнали за купуване или продаване. В [YGSG2011] се предлага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експериментите се извършват върху задача за прогнозиране на времеви редове. В [AIXL2011] се предлага модификация на ДЕ, така че да има насоченост при подбора на следващи точки в пространството на търсене. В [WGZC2011] се предлага механизъм за адаптивна стратегия, приложен върху ДЕ. Различните стратегии се организират в пул от който се избират. В [YWZC2011] се предлагат три различни стратегии за генериране на пробен вектор и контролни параметри (размер на популацията, вероятност за кръстосване и фактор за преоразмеряване) в ДЕ. Комбинацията между трите стратегии за създаване на пробен вектор и трите параметъра се избира на случаен принцип. В [PCPV2011] се предлага многокритериална оптимизация на мрежови графици с ГА. В [AMJT2012] се предлага геометрична ДЕ за дискретни и непрекъснати пространства. </text:span></text:p>
      <text:p text:style-name="P74"/>
      <text:h text:style-name="Heading_20_2" text:outline-level="2"><text:bookmark-start text:name="__RefHeading___Toc58948_484695892"/><text:s text:c="2"/><text:span text:style-name="T188">1.6 Алгоритми за пресмятане в разпределена среда</text:span><text:bookmark-end text:name="__RefHeading___Toc58948_484695892"/></text:h>
      <text:p text:style-name="P74"/>
      <text:p text:style-name="P94"><text:tab/><text:span text:style-name="T187">При използването на евристични методи за оптимизация е приложимо използването на изчисления</text:span> в разпределена среда. <text:span text:style-name="T187">Както е описано в [DTNP2004], п</text:span>од популациите <text:span text:style-name="T187">на ДЕ</text:span> са организирани в ринг и най-добрите индивиди от всяка популация могат да мигрират към следващия съсед. ДЕ, което се ползва за откриването не само на един оптимум, но на множество оптимуми в разпределена среда <text:span text:style-name="T188">е представен в [DAZA2004a]</text:span>. <text:span text:style-name="T188">При тази реализация о</text:span>сновната цел е да се избягва<text:span text:style-name="T188">т</text:span> пресмята<text:span text:style-name="T188">нията</text:span> в централната популация. <text:span text:style-name="T189">Сравнителен анализ за</text:span> възможностите на различни разширения на ДЕ да откриват и поддържат множество оптимуми <text:span text:style-name="T189">е представено в [DAZA2004b]</text:span>. <text:span text:style-name="T189">Х</text:span>ибридн<text:span text:style-name="T189">ите</text:span> подход за ДЕ <text:span text:style-name="T189">се предлагат под формата на изчисления</text:span> в разпределена среда. <text:span text:style-name="T190">Когато оптимизацията се осъществява на повече от един компютър са актуални въпросите за миграцията на индивиди между отделните локални популации.</text:span> Изследване на степента за миграция и честотата на миграция в разпределена ДЕ <text:span text:style-name="T190">е представено в </text:span>[EAGL2004]. <text:span text:style-name="T191">Реализация на</text:span> <text:span text:style-name="T191">СЗ в разпределена среда е представено в [MATF2004]</text:span>. <text:span text:style-name="T191">При тази разработка, като изчисления</text:span> в разпределена среда е <text:span text:style-name="T191">използвана</text:span> паралелната <text:span text:style-name="T191">версия</text:span> на алгоритъма <text:span text:style-name="T191">за СЗ.</text:span> <text:span text:style-name="T191">Ц</text:span>елта <text:span text:style-name="T191">на изследването</text:span> е да се избегне изпадането в локален минимум и по-възможност да се ускори търсенето на оптимално решение. <text:span text:style-name="T196">В [BHKT2005] е представен е</text:span>волюционен Монте-Карло метод. <text:span text:style-name="T196">Реализацията е под формата на изчисления </text:span>в разпределена среда. <text:span text:style-name="T196">Като</text:span> база <text:span text:style-name="T196">на алгоритъма се </text:span><text:soft-page-break/><text:span text:style-name="T196">използва</text:span> <text:span text:style-name="T196">вариация, на</text:span> ГА. Акцентът <text:span text:style-name="T196">при тази разработка</text:span> е върху алгоритъм за миграция на индивидите между отделните под популации. Паралелен алгоритъм за ДЕ е приложен за обучение с учител на импулсни ИНМ [NPDT2005]. При импулсните ИНМ възлите се активират в определен момент от времето <text:span text:style-name="T199">(като импулс</text:span>). Паралелната обработк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 В [GWDG2005] се прави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 Разпределена система за класификация с ГА е представена в [VBGM2006]. Системата използва ИНМ, която оценява параметри от класификацията, като оценката е жизнена функция за генетичния алгоритъм. В [KKAS2006] се предлага модификация на стратегията за миграция при паралелна реализация на ДЕ. Паралелна имплементация на ДЕ е с цел подобряване на скоростта за търсене на оптимално решение. Използва се конкретна схема за миграция между възлите. Организацията на пресмятанията е в кръгова топология на миграция. При миграцията, най-добрият индивид замества най-стария индивид в локалната популация на съответния следващ възел. В [DZGC2006], на база мембранните системи, се предлага подход по който се прилагат операциите в ЕА.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 В [WRWI2006] е представена децентрализиран ЕА в peer-to-peer архитектура. Използва се проблемът за осемте царици, така че да се провери ефективността на разпределената реализация на алгоритъма. Същата идея е доразвита в [WWMS2007], като разпределен еволюционен алгоритъм с адаптивна автономна селекция. Упражнява се стриктен контрол върху размера на популацията, така че да не се предизвика експлозия или имплозия. Проблемът за осемте царици се използва за потвърждение на надеждността в peer-to-peer реализацията, без наличието на какъвто и да било централизиран възел. Хронологичен обзор на паралелните ГА е предложен в [MICE2006]. Авторите <text:soft-page-break/>предлагат паралелна имплементация на самоорганизиращ се миграционен алгоритъм, който е сравнен с ДЕ. При избора на конкретен програмен език за реализиране на разпределени ГА една от възможностите е представена в [SIHA2006] и се базира на Mono/C#. Модел за прогнозиране на натоварването в клъстер, предвиден за еволюционни пресмятания е предложен в [MDCG2006]. Разработката представлява клиент-сървър архитектура,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 В [JMAM2007] е представена ъ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 В [TJGC2007] се представя стратегия за управление на миграцията в разпределени ГА, която се базира на променлив брой острови. Броят острови варира с времето. В [GDAM2008] е представено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В [KSSL2008] се представя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 Глобалните оптимизационни евристики, базирани на популация и/или еволюция са едни от подходящите за реализация в разпределена среда от тип „тока-в-точка“. В [JLAE2008] се представя разпределен еволюционен алгоритъм. За целите на комуникацията се използват newcast и gossiping протоколите в peer-to-peer архитектурата. В [JLPC2008] идеята се разширява и се анализира поведението на системата при инцидентните включвания и изключвания на възли. Също се полсват newcast и gossiping протоколите за комуникация в разпределената среда. <text:span text:style-name="T206">В [JULA2010] също се предлага п</text:span>аралелен <text:span text:style-name="T206">ЕА</text:span>, който се реализира в peer-to-peer архитектура. В [LAJM2009] се предлага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В [SREN2010] се предлага паралелна реализация на ДЕ с използване на островния модел и миграция на елементи между островите. Предложеният модел се прилага за проблема на завършените корелационни матрици. В [KTTI2010a] се предлага паралелна реализация на последователен вариант на ДЕ. Предложението е за реализация на компютърна система с многоядрени <text:soft-page-break/>процесори. Използва се модел за паралелна обработка наречен MapReduce, който в общи линии се базира на принципа "разделяй и владей". С развитието на графичните процесори актуални стават и възможностите да се реализират глобални оптимизационни алгоритми с използването на графичните ускорители. На тази основа, в [RCAD2010] се предлага ДЕ реализация, работеща на GPU. <text:span text:style-name="T211">В [SGNB2011] също се предлага </text:span>GPU реализация на изцяло паралелен ДЕ. <text:span text:style-name="T212">В [PKJP2011a] се извършва с</text:span>равнение между ГА и ДЕ реализ<text:span text:style-name="T212">ирани</text:span> <text:span text:style-name="T212">з</text:span>а GPU. Сравнението се <text:span text:style-name="T212">извършва</text:span> със задача за планиране на ресурси. <text:span text:style-name="T212">Като резултати </text:span>ДЕ предоставя значително по-добри решения за фиксиран интервал от време. <text:span text:style-name="T212">В [PKJP2011b] се предлага </text:span>GPU реализация на ДЕ, която се ползва за решаване на проблема за разпределение на ресурси. <text:span text:style-name="T212">В [LRCC2011] се разглеждат възможностите за използване </text:span>GPU реализация на <text:span text:style-name="T212">ДЕ</text:span> за оптимизация на проблеми от био-информатиката. В [DDJG2012] се предлага GPU реализация на ДЕ за оптимизиране на график. В [FFRK2012] е представена GPU реализация на сдвоена ДЕ за решаване на min-max проблеми. <text:span text:style-name="T204">В [KTTI2010b] се предлага п</text:span>аралелна имплементация на последовател<text:span text:style-name="T204">ен алгоритъм за</text:span> ДЕ. При последователна<text:span text:style-name="T204">та реализация на</text:span> ДЕ новосъздаденият вектор се сравнява с родителя и ако е по-добър веднага го замества в популацията. <text:span text:style-name="T205">В [TDDA2010] се прави детайлно с</text:span>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text:span text:style-name="T205">ъ</text:span>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 <text:span text:style-name="T207">Една относително малка част от изчисленията в разпределена среда се извършват с и</text:span>зползване<text:span text:style-name="T207">то</text:span> на дарена изчислителна мощност. <text:span text:style-name="T207">В [NCTD2010] се представя</text:span> пресмятане на ЕА, <text:span text:style-name="T207">като дарена изчислителна мощност,</text:span> през инфраструктурата на BOINC. <text:span text:style-name="T208">В [TDMM2010] се представя в</text:span>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 <text:span text:style-name="T208">Това е възможно, тъй като при ЕА голяма част от междините резултати не се съхраняват до достигането на крайно решение. При изчисленията в разпределени среди, особено когато става въпрос за дарена изчислителна мощност, няма гаранция за надеждността на резултатите, получени на изчислителни машини под чужд контрол. За алгоритми, различни от ЕА, този факт представлява сериозен проблем и се разработват различни подходи за борбата с такъв вид компрометиране на изчисленията. Най-често прилаганият способ е едно и също пресмятане да се извършва на няколко независими, отдалечени машини. Това е ефективен подход, но идва с цената на загубена изчислителна </text:span><text:soft-page-break/><text:span text:style-name="T208">мощност. В случая на ЕА, компрометиране на пресмятанията, дори с изцяло злонамерена цел, не само, че не води до проблем в дългосрочен план, но дори може да бъде полезно, тъй като би въвело разнообразие в еволюционния процес. В [MWFN2011] се предлага паралелна имплементация на ДЕ. Използва се случайно разбъркване на индивидите в под популациите. Втората предложена модификация е промяна на фактора за преоразмеряване в под популациите. При разбъркването индивидите от отделните популации се смесват и формират нови подпопулации. Коефициентът за преоразмеряване <text:s/>се променя по случаен принцип в различните популации. В [PEBU2011] се предлага адаптивна паралелна реализация на ДЕ базирана на процеса за миграция. В това изследване топологията звезда дава по-добри резултати от миграцията, спрямо кръговата топология. В [JOTT2011] се предлага хибриден паралелен асинхронен метод за глобална оптимизация, базиран на СЗ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 В [KTTI2011] се предлага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 В [MDRT2011] се предлага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 В [EZMT2011] се предлага комбинация на множество ЕА (ГА, ДЕ, рояк от частици, еволюционни стратегии) в множество изчислителни възли. Различните възли извършват различен ЕА, което дава богато разнообразие за изследване на пространството от решенията. Различните оптимизационни алгоритми се комбинират с три различни стратегии за периодична миграция. В [MGJM2011] се представят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 В [JMMG2011] също се предлага облачно базирана реализация на еволюционни алгоритми в разпределена среда с помощта на Dropbox. В [KITA2012] се предлага сравнителен анализ за паралелна реализация на ДЕ. Изследването е направено н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 В [DXLD2012] се предлага само-адаптираща се паралелна версия на ДЕ. Параметрите на ДЕ (фактор за преоразмеряване и вероятност за кръстосване) се кодират в самите индивиди от популацията. Популацията се разделя на множество сегменти и се </text:span><text:soft-page-break/><text:span text:style-name="T208">имитира кръгова топология с миграция. В [DLHL2012] се предлага модификация на ДЕ, в областта за избор на оператор за мутация. Реализират се няколко паралелни популации на ДЕ в които се пазят няколко различни атрактора (най-добри намерени решения). В [ERFO1993] се предлагат разпределени ГА за обучение на фронтални ИНМ. </text:span></text:p>
      <text:p text:style-name="P74"/>
      <text:h text:style-name="Heading_20_2" text:outline-level="2"><text:bookmark-start text:name="__RefHeading___Toc4788_1119578745"/><text:s text:c="2"/><text:span text:style-name="T179">1.7 </text:span>Анализ, проблеми, цели и задачи<text:bookmark-end text:name="__RefHeading___Toc4788_1119578745"/></text:h>
      <text:p text:style-name="P2"/>
      <text:p text:style-name="P2"><text:tab/>В резултат на направения обзор могат да се формулират група проблеми, които да бъдат заложени, като цели на дисертационния труд, а самите цели да се разбият на задачи, решението на които да доведат до постигане на поставените цели. </text:p>
      <text:p text:style-name="P2"/>
      <text:h text:style-name="Heading_20_3" text:outline-level="3"><text:bookmark-start text:name="__RefHeading___Toc4790_1119578745"/><text:s text:c="4"/><text:span text:style-name="T179">1.7.1 </text:span>Анализ<text:bookmark-end text:name="__RefHeading___Toc4790_1119578745"/></text:h>
      <text:p text:style-name="P2"/>
      <text:p text:style-name="P2"><text:tab/>Основен недостатък на разгледаните решения за обучение на ИНМ с ЕА е фактът, че почти не се срещат реализации на пълно-свързани ИНМ. Вторият основен недостатък на разгледаните съществуващи решения е, че масово ИНМ се използват на две фази - обучение и експлоатация. При проблемите, описвани с времеви редове, е характерно с напредване на времето времевия ред да нараства и е съвсем естествено ИНМ да бъде преобучавана, спрямо новопостъпилата информация. Използването на точни числени методи <text:span text:style-name="T167">(като най-популярния ОРГ) е ефективно, но относително неприложимо при ИНМ с пълно-свързана топология. В литературата са представени множество хибридни модели за обучение на ИНМ с точни числени методи в комбинация с методи за евристична оптимизация. Трети, макар и второстепенен проблем, е правилното избиране на подходящи точни и евристични методи за извършването на хибридно обучение. В проучените информационни източници се забелязва относително слабо застъпване на възможностите ИНМ да се обучават в условията на разпределена среда, така че максимално да се ползват възможностите за паралелна реализация на оптимизационните алгоритми от групата на ЕА и ПА.</text:span></text:p>
      <text:p text:style-name="P2"/>
      <text:h text:style-name="Heading_20_3" text:outline-level="3"><text:bookmark-start text:name="__RefHeading___Toc4792_1119578745"/><text:s text:c="4"/><text:span text:style-name="T179">1.7.2 </text:span>Цели<text:bookmark-end text:name="__RefHeading___Toc4792_1119578745"/></text:h>
      <text:p text:style-name="P2"/>
      <text:p text:style-name="P2"><text:tab/><text:span text:style-name="T168">1.</text:span> Да се реализират модели на пълно-свързани ИНМ.</text:p>
      <text:p text:style-name="P2"><text:soft-page-break/><text:tab/><text:span text:style-name="T168">2.</text:span> Да се реализират алгоритми за непрекъснато обучение, дори в процеса на експлоатация, на ИНМ.</text:p>
      <text:p text:style-name="P2"><text:tab/><text:span text:style-name="T168">3.</text:span> Да се реализира хибридна комбинация от представените в литературата точни и евристични алгоритми за обучение на ИНМ.</text:p>
      <text:p text:style-name="P2"><text:tab/><text:span text:style-name="T169">4. Да се реализира програмна система, под формата на клиент-сървър приложение, работещо в среда за разпределени изчисления.</text:span></text:p>
      <text:p text:style-name="P2"/>
      <text:h text:style-name="Heading_20_3" text:outline-level="3"><text:bookmark-start text:name="__RefHeading___Toc4794_1119578745"/><text:s text:c="4"/><text:span text:style-name="T179">1.7.3 </text:span>Задачи<text:bookmark-end text:name="__RefHeading___Toc4794_1119578745"/></text:h>
      <text:p text:style-name="P2"/>
      <text:p text:style-name="P2"><text:tab/>Основна задача по дисертационния труд е реализацията на ИНМ модел, под формата на С<text:span text:style-name="T168">++ и JavaScript, като пълно-свързана топология. Тази задача се състои от две подзадачи - реализация на клиентско приложение и реализация на сървър приложение. </text:span></text:p>
      <text:p text:style-name="P2"/>
      <text:p text:style-name="P2"><text:tab/>Втора по важност е задачата за непрекъсното обучение на предложения пълно-свързан модел ИНМ. Обучението трябва да протича в непрекъснат <text:span text:style-name="T170">24/7 цикъл, като за тази цел трябва да са налични подходящи алгоритми за непрекъснато разпределяне на задачи от сървъра към клиентските прилиложения и непрекъснато обучение на локалните копия ИНМ, които клиентските машини поддържат.</text:span></text:p>
      <text:p text:style-name="P2"/>
      <text:p text:style-name="P2"><text:tab/>Трета по важност е задачата за подходящо комбиниране на алгоритми като ГА и ДЕ с алгоритми, като ОРГ, така че времетраенето на ИНМ обучението да бъде намалено. </text:p>
      <text:p text:style-name="P2"/>
      <text:p text:style-name="P2"><text:tab/>Четвъртата по важност задача е свързана с техническата реализация на системата и провеждането на необходимите експерименти за потвърждаване на ефективността с която тя работи.</text:p>
      <text:p text:style-name="P2"/>
      <text:h text:style-name="P327"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Формулиране на проблем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66"><text:tab/>Приложението на ИНМ при прогнозирането на времеви редове в икономиката се разглежда от различни автори, някои от които са Dunis <text:span text:style-name="T151">[DUWI2002]</text:span>, Giles <text:span text:style-name="T151">[GILA2001]</text:span> и Moody <text:span text:style-name="T151">[MOOD1995]</text:span>. Като основен модел се използват така наречените Feed Forward Neural Networks (FFNN) (виж Haykin <text:span text:style-name="T151">[HAYK1999]</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text:soft-page-break/>използват точни градиентни методи (виж Werbos <text:span text:style-name="T151">[WERB1990]</text:span>). Комбиниран подход за обучение на ИНМ с помощта на еволюционни алгоритми е предложен от Yao <text:span text:style-name="T151">[YAOX1999]</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52">[HOLL1975]</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67"><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53">[GEJE1976]</text:span>:</text:p>
      <text:p text:style-name="P2"><draw:frame draw:style-name="fr2" draw:name="graphics1" text:anchor-type="paragraph" svg:x="2.7209in" svg:y="0.1417in" svg:width="1.2508in" svg:height="0.4484in" draw:z-index="35"><draw:image xlink:href="Pictures/2000000900000C680000047312D33547.svm" xlink:type="simple" xlink:show="embed" xlink:actuate="onLoad"/></draw:frame></text:p>
      <text:p text:style-name="P77">(1)</text:p>
      <text:p text:style-name="P2"/>
      <text:p text:style-name="P68"><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54">[GENE2000]</text:span>.</text:p>
      <text:p text:style-name="P2"/>
      <text:h text:style-name="Heading_20_2" text:outline-level="2"><text:bookmark-start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text:soft-page-break/>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69"><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154">[BILL1998]</text:span>. До момента алгоритъмът с ОРГ дава най-добра скорост за обучение,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155">[ROBA2009]</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 text:c="2"/>2.4 Диференциална еволюция<text:bookmark-end text:name="__RefHeading__2961_724005782"/></text:h>
      <text:p text:style-name="P2"/>
      <text:p text:style-name="P70"><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Е, спрямо ГА, се състои в това, че <text:soft-page-break/>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159">[PRST2005][FEOK2006][STOR1996][JLAM2002].</text:span></text:p>
      <text:p text:style-name="P2"/>
      <text:p text:style-name="P2"><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71"><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156">[TEGE1994]</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57">[ATHA2004][GAVI2002]</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
      <text:p text:style-name="P2"><text:soft-page-break/><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 text:c="2"/>2.6 Система за прогнозиране<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draw:frame draw:style-name="fr3" draw:name="graphics2" text:anchor-type="paragraph" svg:x="2.3563in" svg:y="0.1161in" svg:width="1.9799in" svg:height="0.5728in" draw:z-index="0"><draw:image xlink:href="Pictures/20000009000013A4000005B0073C4030.svm" xlink:type="simple" xlink:show="embed" xlink:actuate="onLoad"/></draw:frame></text:p>
      <text:p text:style-name="P78">(2)</text:p>
      <text:p text:style-name="P2"/>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само към линейна функция.</text:p>
      <text:p text:style-name="P2"/>
      <text:p text:style-name="P2"><text:soft-page-break/><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draw:frame draw:style-name="fr3" draw:name="graphics3" text:anchor-type="paragraph" svg:x="2.4709in" svg:y="-0.0846in" svg:width="1.7508in" svg:height="0.8756in" draw:z-index="1"><draw:image xlink:href="Pictures/200000090000115E000008B0D69A0FF0.svm" xlink:type="simple" xlink:show="embed" xlink:actuate="onLoad"/></draw:frame></text:p>
      <text:p text:style-name="P79">(3)</text:p>
      <text:p text:style-name="P2"/>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2"/>
      <text:p text:style-name="Illustration"><draw:frame draw:style-name="fr4" draw:name="graphics4" text:anchor-type="paragraph" svg:width="6.6925in" svg:height="3.5193in" draw:z-index="2"><draw:image xlink:href="Pictures/2000000900007F890000431470AF27A9.svm" xlink:type="simple" xlink:show="embed" xlink:actuate="onLoad"/></draw:frame><text:span text:style-name="T1">Фиг. 2.1</text:span> Система за обучение на ИНМ с ДЕ, в разпределена среда.</text:p>
      <text:p text:style-name="P2"/>
      <text:p text:style-name="P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text:soft-page-break/>(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
      <text:p text:style-name="P2"><text:tab/>Първото предимство на предложения модел се състои в използването на ДЕ за 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text:soft-page-break/>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2"/>
      <text:p text:style-name="Illustration"><draw:frame draw:style-name="fr4" draw:name="graphics5" text:anchor-type="paragraph" svg:width="6.3862in" svg:height="4.7602in" draw:z-index="3"><draw:image xlink:href="Pictures/2000000900003F5C00002F3CCC657D1A.svm" xlink:type="simple" xlink:show="embed" xlink:actuate="onLoad"/></draw:frame><text:soft-page-break/><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draw:frame draw:style-name="fr3" draw:name="graphics6" text:anchor-type="paragraph" svg:x="1.2256in" svg:y="0.1016in" svg:width="4.2402in" svg:height="0.5217in" draw:z-index="4"><draw:image xlink:href="Pictures/2000000900002A120000052C57BEBBCB.svm" xlink:type="simple" xlink:show="embed" xlink:actuate="onLoad"/></draw:frame></text:p>
      <text:p text:style-name="P80">(4)</text:p>
      <text:p text:style-name="P2"/>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
      <text:p text:style-name="P2"/>
      <text:p text:style-name="P2"/>
      <text:p text:style-name="P2"><draw:frame draw:style-name="fr3" draw:name="graphics7" text:anchor-type="paragraph" svg:x="1.7264in" svg:y="0.0953in" svg:width="3.4165in" svg:height="2.2602in" draw:z-index="36"><draw:image xlink:href="Pictures/20000009000021E70000166EC3C1A01E.svm" xlink:type="simple" xlink:show="embed" xlink:actuate="onLoad"/></draw:frame><text:soft-page-break/></text:p>
      <text:p text:style-name="P2"/>
      <text:p text:style-name="P2"/>
      <text:p text:style-name="P2"/>
      <text:p text:style-name="P81">(5)</text:p>
      <text:p text:style-name="P2"/>
      <text:p text:style-name="P2"/>
      <text:p text:style-name="P2"/>
      <text:p text:style-name="P2"/>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3" draw:name="graphics8" text:anchor-type="paragraph" svg:x="1.7882in" svg:y="-0.0626in" svg:width="3.1154in" svg:height="2.2602in" draw:z-index="5"><draw:image xlink:href="Pictures/2000000900001EE80000166EC3B216D5.svm" xlink:type="simple" xlink:show="embed" xlink:actuate="onLoad"/></draw:frame></text:p>
      <text:p text:style-name="P2"/>
      <text:p text:style-name="P2"/>
      <text:p text:style-name="P82">(6)</text:p>
      <text:p text:style-name="P2"/>
      <text:p text:style-name="P2"/>
      <text:p text:style-name="P2"/>
      <text:p text:style-name="P2"/>
      <text:p text:style-name="P2"/>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2"/>
      <text:h text:style-name="Heading_20_3" text:outline-level="3"><text:bookmark-start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83"><draw:frame draw:style-name="fr3" draw:name="graphics9" text:anchor-type="paragraph" svg:x="2.778in" svg:y="0.0591in" svg:width="1.1362in" svg:height="0.4484in" draw:z-index="6"><draw:image xlink:href="Pictures/2000000900000B45000004732829D51D.svm" xlink:type="simple" xlink:show="embed" xlink:actuate="onLoad"/></draw:frame></text:p>
      <text:p text:style-name="P88">(7)</text:p>
      <text:p text:style-name="P2"><text:soft-page-break/></text:p>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draw:frame draw:style-name="fr3" draw:name="graphics10" text:anchor-type="paragraph" svg:x="2.4709in" svg:y="0.0193in" svg:width="1.7508in" svg:height="0.8756in" draw:z-index="7"><draw:image xlink:href="Pictures/200000090000115E000008B0BD210798.svm" xlink:type="simple" xlink:show="embed" xlink:actuate="onLoad"/></draw:frame></text:p>
      <text:p text:style-name="P84">(8)</text:p>
      <text:p text:style-name="P2"/>
      <text:p text:style-name="P2"/>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85"><draw:frame draw:style-name="fr3" draw:name="graphics11" text:anchor-type="paragraph" svg:x="2.9398in" svg:y="-0.0898in" svg:width="0.8134in" svg:height="0.3957in" draw:z-index="8"><draw:image xlink:href="Pictures/2000000900000811000003EE9884EEEB.svm" xlink:type="simple" xlink:show="embed" xlink:actuate="onLoad"/></draw:frame>(9)</text:p>
      <text:p text:style-name="P2"/>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
      <text:h text:style-name="P335"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поколение (генерация) и индивиди в новото поколение.</text:p>
      <text:p text:style-name="P2"/>
      <text:p text:style-name="Illustration"><draw:frame draw:style-name="fr4" draw:name="graphics12" text:anchor-type="paragraph" svg:width="6.0102in" svg:height="5.6362in" draw:z-index="9"><draw:image xlink:href="Pictures/2000000900003BA3000037EB853D3A45.svm" xlink:type="simple" xlink:show="embed" xlink:actuate="onLoad"/></draw:frame><text:soft-page-break/><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случайно избрани елементи от двамата родители, без те да са последователни.</text:p>
      <text:p text:style-name="P2"/>
      <text:p text:style-name="Illustration"><draw:frame draw:style-name="fr4" draw:name="graphics13" text:anchor-type="paragraph" svg:width="6.6925in" svg:height="5.7307in" draw:z-index="10"><draw:image xlink:href="Pictures/2000000900004D00000041F158D50515.svm" xlink:type="simple" xlink:show="embed" xlink:actuate="onLoad"/></draw:frame><text:soft-page-break/><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
      <text:h text:style-name="P335" text:outline-level="3"><text:bookmark-start text:name="__RefHeading__3320_724005782"/><text:s text:c="4"/>2.6.4 Представяне на входните и изходните данни<text:bookmark-end text:name="__RefHeading__3320_724005782"/></text:h>
      <text:p text:style-name="P2"/>
      <text:p text:style-name="P2"><text:tab/>Възможни са различни варианти за представяне на входната и изходната информация. В настоящо описвани модел изборът е <text:span text:style-name="T144">входните данни да се мащабират, спрямо най-голямата </text:span><text:soft-page-break/><text:span text:style-name="T144">и най-малката стойност във времевия ред. Множеството от стойности във времевия ред се разделя условно на две под множества – прозорец от минали стойности и прозорец от стойности в бъдещето (lag frame и lead frame).</text:span> </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text:p>
      <text:p text:style-name="P2"/>
      <text:h text:style-name="P335" text:outline-level="3"><text:bookmark-start text:name="__RefHeading__1941_564051341"/><text:s text:c="4"/>2.6.5 Оценка на индивидите в популацията<text:bookmark-end text:name="__RefHeading__1941_564051341"/></text:h>
      <text:p text:style-name="P2"/>
      <text:p text:style-name="Illustration"><draw:frame draw:style-name="fr5" draw:name="graphics14" text:anchor-type="paragraph" svg:width="6.6925in" svg:height="4.2244in" draw:z-index="11"><draw:image xlink:href="Pictures/20000009000050B9000032F5605A458B.svm" xlink:type="simple" xlink:show="embed" xlink:actuate="onLoad"/></draw:frame><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text:soft-page-break/>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draw:frame draw:style-name="fr3" draw:name="graphics15" text:anchor-type="paragraph" svg:x="2.002in" svg:y="0.0346in" svg:width="2.6874in" svg:height="0.678in" draw:z-index="12"><draw:image xlink:href="Pictures/2000000900001AAB000006B94475CBCF.svm" xlink:type="simple" xlink:show="embed" xlink:actuate="onLoad"/></draw:frame></text:p>
      <text:p text:style-name="P86">(10)</text:p>
      <text:p text:style-name="P2"/>
      <text:p text:style-name="P2"><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като претеглена сума от грешките за всяка двойка входно изходни данни (n на брой):</text:p>
      <text:p text:style-name="P2"><draw:frame draw:style-name="fr3" draw:name="graphics16" text:anchor-type="paragraph" svg:x="2.6528in" svg:y="0.1311in" svg:width="1.3862in" svg:height="0.9583in" draw:z-index="13"><draw:image xlink:href="Pictures/2000000900000DC000000983B6C1E407.svm" xlink:type="simple" xlink:show="embed" xlink:actuate="onLoad"/></draw:frame></text:p>
      <text:p text:style-name="P2"/>
      <text:p text:style-name="P87">(11)</text:p>
      <text:p text:style-name="P2"/>
      <text:p text:style-name="P2"/>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335" text:outline-level="3"><text:bookmark-start text:name="__RefHeading__1943_564051341"/><text:s text:c="4"/>2.6.6 Хибридна реализация с ДЕ и ОРГ<text:bookmark-end text:name="__RefHeading__1943_564051341"/></text:h>
      <text:p text:style-name="P2"/>
      <text:p text:style-name="Illustration"><draw:frame draw:style-name="fr4" draw:name="graphics17" text:anchor-type="paragraph" svg:width="5.3862in" svg:height="2.6362in" draw:z-index="14"><draw:image xlink:href="Pictures/200000090000357000001A2751AC1F4C.svm" xlink:type="simple" xlink:show="embed" xlink:actuate="onLoad"/></draw:frame><text:soft-page-break/><text:span text:style-name="T1">Фиг. 2.6</text:span> Промяна на топологията в ИНМ за нуждите на ОРГ.</text:p>
      <text:p text:style-name="P2"/>
      <text:p text:style-name="P2"><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335" text:outline-level="3"><text:bookmark-start text:name="__RefHeading__1945_564051341"/><text:s text:c="4"/>2.6.7 Обучение на ИНМ с ДЕ в ИРС<text:bookmark-end text:name="__RefHeading__1945_564051341"/></text:h>
      <text:p text:style-name="P2"/>
      <text:p text:style-name="Illustration"><draw:frame draw:style-name="fr4" draw:name="graphics18" text:anchor-type="paragraph" svg:width="6.6925in" svg:height="3.8126in" draw:z-index="15"><draw:image xlink:href="Pictures/200000090000480A00002909B80192FE.svm" xlink:type="simple" xlink:show="embed" xlink:actuate="onLoad"/></draw:frame><text:soft-page-break/><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328" text:outline-level="1"><text:bookmark-start text:name="__RefHeading___Toc1979_1885221179"/>Глава 3 - Практическа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47">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50">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Illustration"><draw:frame draw:style-name="fr6" draw:name="Image1" text:anchor-type="paragraph" svg:width="6.6925in" svg:height="3.0362in" draw:z-index="34"><draw:image xlink:href="Pictures/10000000000005520000026A8BBA8E75.png" xlink:type="simple" xlink:show="embed" xlink:actuate="onLoad"/></draw:frame><text:soft-page-break/><text:span text:style-name="T99">Фиг. </text:span><text:span text:style-name="T100">3</text:span><text:span text:style-name="T99">.</text:span><text:span text:style-name="T100">1</text:span><text:span text:style-name="T98"> Котировки </text:span><text:span text:style-name="T101">EUR/USD в MetaTrader 4</text:span><text:span text:style-name="T98">.</text:span></text:p>
      <text:p text:style-name="P10"/>
      <text:h text:style-name="Heading_20_2" text:outline-level="2"><text:bookmark-start text:name="__RefHeading___Toc2209_325322275"/><text:s text:c="2"/><text:span text:style-name="T51">3.1 Входна информация в разработената система</text:span><text:bookmark-end text:name="__RefHeading___Toc2209_325322275"/></text:h>
      <text:p text:style-name="Standard"/>
      <text:p text:style-name="Standard"><text:tab/>Програмните средства на <text:span text:style-name="T52">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текущата разработка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53">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
      <text:h text:style-name="Heading_20_2" text:outline-level="2"><text:bookmark-start text:name="__RefHeading___Toc2227_325322275"/><text:soft-page-break/><text:s text:c="2"/><text:span text:style-name="T54">3.2 Изчисления в разпределена среда</text:span><text:bookmark-end text:name="__RefHeading___Toc2227_325322275"/></text:h>
      <text:p text:style-name="Standard"/>
      <text:p text:style-name="Standard"><text:tab/>По своята същност, <text:span text:style-name="T55">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тази разработка),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331"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58">3.3.1 Избор на инструменти за разработка от страната на клиентското приложение</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56">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ИНМ. Също така, MQL4 под модула има задача да визуализира прогнозата в подходяща форма за разчитане от крайните потребители. </text:span></text:p>
      <text:p text:style-name="Standard"/>
      <text:p text:style-name="P112"><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57">C/C++, Java, C#. И трите програмни езика са езици за конвенционална употреба и имат совите съответни предимства и/или недостатъци. За разработката е избран С/С++, като </text:span><text:soft-page-break/><text:span text:style-name="T57">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Придържайки се към концепцията за пресмятания в BOINC е възможно да се създадат собствени решения за пресмятане в разпределена среда, както е описано в [SINI2011][HREL2011].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336" text:outline-level="3"><text:bookmark-start text:name="__RefHeading___Toc12991_1666585142"/><text:s text:c="4"/><text:span text:style-name="T58">3.3.2 Избор на инструменти за разработка от страната на сървъра</text:span><text:bookmark-end text:name="__RefHeading___Toc12991_1666585142"/></text:h>
      <text:p text:style-name="Standard"/>
      <text:p text:style-name="Standard"><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pan text:style-name="T59">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60">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настоящата разработка.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настоящата разработка, е избран </text:span><text:soft-page-break/><text:span text:style-name="T60">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за писане на Java сървър приложения и поради тази причина не е удачен избор в настоящата разработка.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Standard"/>
      <text:p text:style-name="Standard"><text:tab/>Изборът на <text:span text:style-name="T61">Apache уеб сървър е обвързано и с избора на програмен език от страна на сървъра. Най-разпространените програмни езици за сървърни приложения са PHP, JSP и ASP. В настоящата разработка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Standard"><text:tab/>Слоят за персистенстност, от страна на сървъра, е представен от релационна система за управление на бази от данни <text:span text:style-name="T62">(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за стабилното поддържане на тази СУБД. Поради тези две причини, в настоящата разработка, е предпочетена системата MySQL. </text:span></text:p>
      <text:p text:style-name="Standard"/>
      <text:h text:style-name="Heading_20_2" text:outline-level="2"><text:bookmark-start text:name="__RefHeading___Toc12993_1666585142"/><text:s text:c="2"/><text:span text:style-name="T63">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text:soft-page-break/>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За онагледяване на обектно-ориентираната структура, всеки клас е представен със <text:span text:style-name="T64">CRC карта (Class Responsibility Collaboration).</text:span></text:p>
      <text:p text:style-name="Standard"/>
      <text:p text:style-name="Table"><text:span text:style-name="T1">Таб. 3.1</text:span> Отговорници и сътрудници на класа описващ ИНМ.</text:p>
      <table:table table:name="Table3" table:style-name="Table3">
        <table:table-column table:style-name="Table3.A"/>
        <table:table-column table:style-name="Table3.B"/>
        <table:table-row>
          <table:table-cell table:style-name="Table3.A1" table:number-columns-spanned="2" office:value-type="string">
            <text:p text:style-name="P115">ANN</text:p>
          </table:table-cell>
          <table:covered-table-cell/>
        </table:table-row>
        <table:table-row>
          <table:table-cell table:style-name="Table3.A2" office:value-type="string">
            <text:p text:style-name="P147">Отговорности</text:p>
          </table:table-cell>
          <table:table-cell table:style-name="Table3.B2" office:value-type="string">
            <text:p text:style-name="P147">Сътрудници</text:p>
          </table:table-cell>
        </table:table-row>
        <table:table-row>
          <table:table-cell table:style-name="Table3.A3" office:value-type="string">
            <text:p text:style-name="P224">* Представяне на ИНМ.</text:p>
            <text:p text:style-name="P224">* Приемане на входната за ИНМ информация.</text:p>
            <text:p text:style-name="P224">* Извеждане на изходната за ИНМ информация.</text:p>
            <text:p text:style-name="P224">* Пресмятане на правия пас при разпространение на информацията от входа, към изхода.</text:p>
            <text:p text:style-name="P224">* Пресмятане на обратния пас, за обучението с ОРГ.</text:p>
          </table:table-cell>
          <table:table-cell table:style-name="Table3.B3" office:value-type="string">
            <text:p text:style-name="P225">NuronsList</text:p>
            <text:p text:style-name="P225">ActivitiesMatrix</text:p>
            <text:p text:style-name="P225">WeightsMatrix</text:p>
            <text:p text:style-name="P225">Counter</text:p>
            <text:p text:style-name="P225">TrainingSet</text:p>
            <text:p text:style-name="P246">TimePeriod</text:p>
            <text:p text:style-name="P247">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ext:p text:style-name="P295"><text:span text:style-name="T1">Таб. 3.</text:span><text:span text:style-name="T19">2</text:span> Отговорници и сътрудници на класа описващ входа и изхода в ИНМ.</text:p>
      <table:table table:name="Table4" table:style-name="Table4">
        <table:table-column table:style-name="Table4.A"/>
        <table:table-column table:style-name="Table4.B"/>
        <table:table-row>
          <table:table-cell table:style-name="Table4.A1" table:number-columns-spanned="2" office:value-type="string">
            <text:p text:style-name="P116">ANN<text:span text:style-name="T65">IO</text:span></text:p>
          </table:table-cell>
          <table:covered-table-cell/>
        </table:table-row>
        <table:table-row>
          <table:table-cell table:style-name="Table4.A2" office:value-type="string">
            <text:p text:style-name="P148">Отговорности</text:p>
          </table:table-cell>
          <table:table-cell table:style-name="Table4.B2" office:value-type="string">
            <text:p text:style-name="P148">Сътрудници</text:p>
          </table:table-cell>
        </table:table-row>
        <table:table-row>
          <table:table-cell table:style-name="Table4.A3" office:value-type="string">
            <text:p text:style-name="P179">* Служи като контейнер за вектори от входни/изходни данни към/от ИНМ.</text:p>
          </table:table-cell>
          <table:table-cell table:style-name="Table4.B3" office:value-type="string">
            <text:p text:style-name="P179">-</text:p>
          </table:table-cell>
        </table:table-row>
      </table:table>
      <text:p text:style-name="P2"/>
      <text:p text:style-name="P2"><text:tab/>Входно-изходната информация представлява вектор от реални числа, а който е предназначен отделен базов клас.</text:p>
      <text:p text:style-name="P2"/>
      <text:p text:style-name="P296"><text:span text:style-name="T1">Таб. 3.</text:span><text:span text:style-name="T20">3</text:span> Отговорници и сътрудници на класа описващ входа в ИНМ.</text:p>
      <table:table table:name="Table5" table:style-name="Table5">
        <table:table-column table:style-name="Table5.A"/>
        <table:table-column table:style-name="Table5.B"/>
        <table:table-row>
          <table:table-cell table:style-name="Table5.A1" table:number-columns-spanned="2" office:value-type="string">
            <text:p text:style-name="P117">ANN<text:span text:style-name="T66">Input</text:span></text:p>
          </table:table-cell>
          <table:covered-table-cell/>
        </table:table-row>
        <table:table-row>
          <table:table-cell table:style-name="Table5.A2" office:value-type="string">
            <text:p text:style-name="P149">Отговорности</text:p>
          </table:table-cell>
          <table:table-cell table:style-name="Table5.B2" office:value-type="string">
            <text:p text:style-name="P149">Сътрудници</text:p>
          </table:table-cell>
        </table:table-row>
        <table:table-row>
          <table:table-cell table:style-name="Table5.A3" office:value-type="string">
            <text:p text:style-name="P180">* Контейнер за входни данни към ИНМ.</text:p>
          </table:table-cell>
          <table:table-cell table:style-name="Table5.B3" office:value-type="string">
            <text:p text:style-name="P248">ANNIO</text:p>
          </table:table-cell>
        </table:table-row>
      </table:table>
      <text:p text:style-name="P11"/>
      <text:p text:style-name="P11"><text:tab/>Входната информация е вектор от реални числа и представлява частен случай на входно-изходен вектор.</text:p>
      <text:p text:style-name="P11"/>
      <text:p text:style-name="P297"><text:soft-page-break/><text:span text:style-name="T1">Таб. 3.</text:span><text:span text:style-name="T21">4</text:span> Отговорници и сътрудници на класа описващ изхода от ИНМ.</text:p>
      <table:table table:name="Table6" table:style-name="Table6">
        <table:table-column table:style-name="Table6.A"/>
        <table:table-column table:style-name="Table6.B"/>
        <table:table-row>
          <table:table-cell table:style-name="Table6.A1" table:number-columns-spanned="2" office:value-type="string">
            <text:p text:style-name="P118">ANN<text:span text:style-name="T67">Output</text:span></text:p>
          </table:table-cell>
          <table:covered-table-cell/>
        </table:table-row>
        <table:table-row>
          <table:table-cell table:style-name="Table6.A2" office:value-type="string">
            <text:p text:style-name="P150">Отговорности</text:p>
          </table:table-cell>
          <table:table-cell table:style-name="Table6.B2" office:value-type="string">
            <text:p text:style-name="P150">Сътрудници</text:p>
          </table:table-cell>
        </table:table-row>
        <table:table-row>
          <table:table-cell table:style-name="Table6.A3" office:value-type="string">
            <text:p text:style-name="P181">* Контейнер за изходни данни от ИНМ.</text:p>
          </table:table-cell>
          <table:table-cell table:style-name="Table6.B3" office:value-type="string">
            <text:p text:style-name="P249">ANNIO</text:p>
          </table:table-cell>
        </table:table-row>
      </table:table>
      <text:p text:style-name="P39"/>
      <text:p text:style-name="P39"><text:tab/>Изходната информация е вектор от реални числа и представлява частен случай на входно-изходен вектор.</text:p>
      <text:p text:style-name="P39"/>
      <text:p text:style-name="P298"><text:span text:style-name="T1">Таб. 3.</text:span><text:span text:style-name="T22">5</text:span> Отговорници и сътрудници на класа описващ статичните връзки в ИНМ.</text:p>
      <table:table table:name="Table7" table:style-name="Table7">
        <table:table-column table:style-name="Table7.A"/>
        <table:table-column table:style-name="Table7.B"/>
        <table:table-row>
          <table:table-cell table:style-name="Table7.A1" table:number-columns-spanned="2" office:value-type="string">
            <text:p text:style-name="P119">Activit<text:span text:style-name="T68">ies</text:span>Matrix</text:p>
          </table:table-cell>
          <table:covered-table-cell/>
        </table:table-row>
        <table:table-row>
          <table:table-cell table:style-name="Table7.A2" office:value-type="string">
            <text:p text:style-name="P151">Отговорности</text:p>
          </table:table-cell>
          <table:table-cell table:style-name="Table7.B2" office:value-type="string">
            <text:p text:style-name="P151">Сътрудници</text:p>
          </table:table-cell>
        </table:table-row>
        <table:table-row>
          <table:table-cell table:style-name="Table7.A3" office:value-type="string">
            <text:p text:style-name="P182">*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50">GraphMatrix</text:p>
          </table:table-cell>
        </table:table-row>
      </table:table>
      <text:p text:style-name="P12"/>
      <text:p text:style-name="P12"><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2"/>
      <text:p text:style-name="P299"><text:span text:style-name="T1">Таб. 3.</text:span><text:span text:style-name="T23">6</text:span> Отговорници и сътрудници на класа описващ хромозомите в ДЕ.</text:p>
      <table:table table:name="Table8" table:style-name="Table8">
        <table:table-column table:style-name="Table8.A"/>
        <table:table-column table:style-name="Table8.B"/>
        <table:table-row>
          <table:table-cell table:style-name="Table8.A1" table:number-columns-spanned="2" office:value-type="string">
            <text:p text:style-name="P120">Chromosome</text:p>
          </table:table-cell>
          <table:covered-table-cell/>
        </table:table-row>
        <table:table-row>
          <table:table-cell table:style-name="Table8.A2" office:value-type="string">
            <text:p text:style-name="P152">Отговорности</text:p>
          </table:table-cell>
          <table:table-cell table:style-name="Table8.B2" office:value-type="string">
            <text:p text:style-name="P152">Сътрудници</text:p>
          </table:table-cell>
        </table:table-row>
        <table:table-row>
          <table:table-cell table:style-name="Table8.A3" office:value-type="string">
            <text:p text:style-name="P183">* Представя хромозома в популацията на ДЕ <text:span text:style-name="T70">(матрица с тегла на ИНМ)</text:span>.</text:p>
            <text:p text:style-name="P183">* Носи информация за жизнеността си.</text:p>
            <text:p text:style-name="P183">* Генерира хромозома със случайни числа. </text:p>
          </table:table-cell>
          <table:table-cell table:style-name="Table8.B3" office:value-type="string">
            <text:p text:style-name="P226">WeightsMatrix</text:p>
          </table:table-cell>
        </table:table-row>
      </table:table>
      <text:p text:style-name="P13"/>
      <text:p text:style-name="P13"><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3"/>
      <text:p text:style-name="P300"><text:span text:style-name="T1">Таб. 3.</text:span><text:span text:style-name="T24">7</text:span> Отговорници и сътрудници на базов клас за осъществяване на комуникацията.</text:p>
      <table:table table:name="Table9" table:style-name="Table9">
        <table:table-column table:style-name="Table9.A"/>
        <table:table-column table:style-name="Table9.B"/>
        <table:table-row>
          <table:table-cell table:style-name="Table9.A1" table:number-columns-spanned="2" office:value-type="string">
            <text:p text:style-name="P121">Communicator</text:p>
          </table:table-cell>
          <table:covered-table-cell/>
        </table:table-row>
        <table:table-row>
          <table:table-cell table:style-name="Table9.A2" office:value-type="string">
            <text:p text:style-name="P153">Отговорности</text:p>
          </table:table-cell>
          <table:table-cell table:style-name="Table9.B2" office:value-type="string">
            <text:p text:style-name="P153">Сътрудници</text:p>
          </table:table-cell>
        </table:table-row>
        <table:table-row>
          <table:table-cell table:style-name="Table9.A3" office:value-type="string">
            <text:p text:style-name="P184">* Задава базова рамка за комуникационен интерфейс <text:span text:style-name="T71">(служи за наследяване).</text:span></text:p>
          </table:table-cell>
          <table:table-cell table:style-name="Table9.B3" office:value-type="string">
            <text:p text:style-name="P229">DE</text:p>
            <text:p text:style-name="P229">ANN</text:p>
            <text:p text:style-name="P227">NeuronList</text:p>
            <text:p text:style-name="P227"><text:soft-page-break/>WeightMatrix</text:p>
            <text:p text:style-name="P227">ActivitiesMatrix</text:p>
            <text:p text:style-name="P229">ModelParameters</text:p>
            <text:p text:style-name="P251">TimePeriod</text:p>
            <text:p text:style-name="P229">RateInfo</text:p>
            <text:p text:style-name="P228">Counter</text:p>
          </table:table-cell>
        </table:table-row>
      </table:table>
      <text:p text:style-name="P14"/>
      <text:p text:style-name="P14"><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84">Communicator е базов клас, наследен от по-специфични реализации на комуникационната функционалност. </text:span></text:p>
      <text:p text:style-name="P14"/>
      <text:p text:style-name="P301"><text:span text:style-name="T1">Таб. 3.</text:span><text:span text:style-name="T25">8</text:span> Отговорници и сътрудници на класа описващ броячите за събиране на статистика.</text:p>
      <table:table table:name="Table10" table:style-name="Table10">
        <table:table-column table:style-name="Table10.A"/>
        <table:table-column table:style-name="Table10.B"/>
        <table:table-row>
          <table:table-cell table:style-name="Table10.A1" table:number-columns-spanned="2" office:value-type="string">
            <text:p text:style-name="P122">Counter</text:p>
          </table:table-cell>
          <table:covered-table-cell/>
        </table:table-row>
        <table:table-row>
          <table:table-cell table:style-name="Table10.A2" office:value-type="string">
            <text:p text:style-name="P154">Отговорности</text:p>
          </table:table-cell>
          <table:table-cell table:style-name="Table10.B2" office:value-type="string">
            <text:p text:style-name="P154">Сътрудници</text:p>
          </table:table-cell>
        </table:table-row>
        <table:table-row>
          <table:table-cell table:style-name="Table10.A3" office:value-type="string">
            <text:p text:style-name="P185">* Натрупва статистическа информация за работата на системата.</text:p>
            <text:p text:style-name="P185">* Поддържа броячи под формата на ключ-стойност двойки.</text:p>
          </table:table-cell>
          <table:table-cell table:style-name="Table10.B3" office:value-type="string">
            <text:p text:style-name="P185">-</text:p>
          </table:table-cell>
        </table:table-row>
      </table:table>
      <text:p text:style-name="P15"/>
      <text:p text:style-name="P15"><text:tab/>За да се мониторира ефективно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5"/>
      <text:p text:style-name="P302"><text:span text:style-name="T1">Таб. 3.</text:span><text:span text:style-name="T26">9</text:span> Отговорници и сътрудници на класа описващ типовете кръстосване.</text:p>
      <table:table table:name="Table11" table:style-name="Table11">
        <table:table-column table:style-name="Table11.A"/>
        <table:table-column table:style-name="Table11.B"/>
        <table:table-row>
          <table:table-cell table:style-name="Table11.A1" table:number-columns-spanned="2" office:value-type="string">
            <text:p text:style-name="P123">CrossoverType</text:p>
          </table:table-cell>
          <table:covered-table-cell/>
        </table:table-row>
        <table:table-row>
          <table:table-cell table:style-name="Table11.A2" office:value-type="string">
            <text:p text:style-name="P155">Отговорности</text:p>
          </table:table-cell>
          <table:table-cell table:style-name="Table11.B2" office:value-type="string">
            <text:p text:style-name="P155">Сътрудници</text:p>
          </table:table-cell>
        </table:table-row>
        <table:table-row>
          <table:table-cell table:style-name="Table11.A3" office:value-type="string">
            <text:p text:style-name="P186">* Задава различни възможности за операцията по кръстосване в ДЕ.</text:p>
          </table:table-cell>
          <table:table-cell table:style-name="Table11.B3" office:value-type="string">
            <text:p text:style-name="P186">-</text:p>
          </table:table-cell>
        </table:table-row>
      </table:table>
      <text:p text:style-name="P16"/>
      <text:p text:style-name="P16"><text:tab/>В алгоритъма за ДЕ могат да се приложат различни типове кръстосване, което често зависи от избраната топология на ИНМ.</text:p>
      <text:p text:style-name="P16"/>
      <text:p text:style-name="P303"><text:span text:style-name="T1">Таб. 3.1</text:span><text:span text:style-name="T27">0</text:span> Отговорници и сътрудници на класа описващ ДЕ.</text:p>
      <table:table table:name="Table12" table:style-name="Table12">
        <table:table-column table:style-name="Table12.A"/>
        <table:table-column table:style-name="Table12.B"/>
        <table:table-row>
          <table:table-cell table:style-name="Table12.A1" table:number-columns-spanned="2" office:value-type="string">
            <text:p text:style-name="P124">DE</text:p>
          </table:table-cell>
          <table:covered-table-cell/>
        </table:table-row>
        <table:table-row>
          <table:table-cell table:style-name="Table12.A2" office:value-type="string">
            <text:p text:style-name="P156">Отговорности</text:p>
          </table:table-cell>
          <table:table-cell table:style-name="Table12.B2" office:value-type="string">
            <text:p text:style-name="P156">Сътрудници</text:p>
          </table:table-cell>
        </table:table-row>
        <table:table-row>
          <table:table-cell table:style-name="Table12.A3" office:value-type="string">
            <text:p text:style-name="P187">* Реализира алгоритъма на ДЕ.</text:p>
            <text:p text:style-name="P187">* Изпълнява операцията по селекция в ДЕ.</text:p>
            <text:p text:style-name="P187"><text:soft-page-break/>* Изпълнява операцията за рекомбинация в ДЕ.</text:p>
          </table:table-cell>
          <table:table-cell table:style-name="Table12.B3" office:value-type="string">
            <text:p text:style-name="P233">Population</text:p>
            <text:p text:style-name="P234">Counter</text:p>
            <text:p text:style-name="P234"><text:soft-page-break/>ANN</text:p>
            <text:p text:style-name="P252">CrossoverType</text:p>
          </table:table-cell>
        </table:table-row>
      </table:table>
      <text:p text:style-name="P17"/>
      <text:p text:style-name="P17"><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17"/>
      <text:p text:style-name="P304"><text:span text:style-name="T1">Таб. 3.1</text:span><text:span text:style-name="T28">1</text:span> Отговорници и сътрудници на класа описващ матрица на съседство.</text:p>
      <table:table table:name="Table13" table:style-name="Table13">
        <table:table-column table:style-name="Table13.A"/>
        <table:table-column table:style-name="Table13.B"/>
        <table:table-row>
          <table:table-cell table:style-name="Table13.A1" table:number-columns-spanned="2" office:value-type="string">
            <text:p text:style-name="P125">GraphMatrix</text:p>
          </table:table-cell>
          <table:covered-table-cell/>
        </table:table-row>
        <table:table-row>
          <table:table-cell table:style-name="Table13.A2" office:value-type="string">
            <text:p text:style-name="P157">Отговорности</text:p>
          </table:table-cell>
          <table:table-cell table:style-name="Table13.B2" office:value-type="string">
            <text:p text:style-name="P157">Сътрудници</text:p>
          </table:table-cell>
        </table:table-row>
        <table:table-row>
          <table:table-cell table:style-name="Table13.A3" office:value-type="string">
            <text:p text:style-name="P188">* Задава матрица на съседство в насочен тегловен граф <text:span text:style-name="T72">(служи за наследяване)</text:span>.</text:p>
          </table:table-cell>
          <table:table-cell table:style-name="Table13.B3" office:value-type="string">
            <text:p text:style-name="P188">-</text:p>
          </table:table-cell>
        </table:table-row>
      </table:table>
      <text:p text:style-name="P18"/>
      <text:p text:style-name="P18"><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18"/>
      <text:p text:style-name="P305"><text:span text:style-name="T1">Таб. 3.1</text:span><text:span text:style-name="T28">2</text:span> Отговорници и сътрудници на класа описващ комуникация по <text:span text:style-name="T146">HTTP протокола</text:span>.</text:p>
      <table:table table:name="Table14" table:style-name="Table14">
        <table:table-column table:style-name="Table14.A"/>
        <table:table-column table:style-name="Table14.B"/>
        <table:table-row>
          <table:table-cell table:style-name="Table14.A1" table:number-columns-spanned="2" office:value-type="string">
            <text:p text:style-name="P126">HttpCommunicator</text:p>
          </table:table-cell>
          <table:covered-table-cell/>
        </table:table-row>
        <table:table-row>
          <table:table-cell table:style-name="Table14.A2" office:value-type="string">
            <text:p text:style-name="P158">Отговорности</text:p>
          </table:table-cell>
          <table:table-cell table:style-name="Table14.B2" office:value-type="string">
            <text:p text:style-name="P158">Сътрудници</text:p>
          </table:table-cell>
        </table:table-row>
        <table:table-row>
          <table:table-cell table:style-name="Table14.A3" office:value-type="string">
            <text:p text:style-name="P189">* Комуникация с отдалечен уеб сървър, с базов протокол <text:span text:style-name="T73">HTTP.</text:span></text:p>
            <text:p text:style-name="P189">* Синтактичен анализ <text:span text:style-name="T74">(парсване)</text:span> на неструктурирана информация, която се обменя към и от уеб сървъра.</text:p>
          </table:table-cell>
          <table:table-cell table:style-name="Table14.B3" office:value-type="string">
            <text:p text:style-name="P230">DE</text:p>
            <text:p text:style-name="P230">ANN</text:p>
            <text:p text:style-name="P230">NeuronList</text:p>
            <text:p text:style-name="P230">WeightMatrix</text:p>
            <text:p text:style-name="P253">Communicator</text:p>
            <text:p text:style-name="P231">ActivitiesMatrix</text:p>
            <text:p text:style-name="P230">ModelParameters</text:p>
            <text:p text:style-name="P255">TimePeriod</text:p>
            <text:p text:style-name="P230">RateInfo</text:p>
            <text:p text:style-name="P230">Counter</text:p>
          </table:table-cell>
        </table:table-row>
      </table:table>
      <text:p text:style-name="P19"/>
      <text:p text:style-name="P19"><text:tab/>Един от най-разпространените комуникационни протоколи е <text:span text:style-name="T85">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19"/>
      <text:p text:style-name="P306"><text:span text:style-name="T1">Таб. 3.1</text:span><text:span text:style-name="T28">3</text:span> Отговорници и сътрудници на класа описващ параметри за инициализация на системата.</text:p>
      <table:table table:name="Table15" table:style-name="Table15">
        <table:table-column table:style-name="Table15.A"/>
        <table:table-column table:style-name="Table15.B"/>
        <table:table-row>
          <table:table-cell table:style-name="Table15.A1" table:number-columns-spanned="2" office:value-type="string">
            <text:p text:style-name="P127">Init</text:p>
          </table:table-cell>
          <table:covered-table-cell/>
        </table:table-row>
        <table:table-row>
          <table:table-cell table:style-name="Table15.A2" office:value-type="string">
            <text:p text:style-name="P159">Отговорности</text:p>
          </table:table-cell>
          <table:table-cell table:style-name="Table15.B2" office:value-type="string">
            <text:p text:style-name="P159">Сътрудници</text:p>
          </table:table-cell>
        </table:table-row>
        <table:table-row>
          <table:table-cell table:style-name="Table15.A3" office:value-type="string">
            <text:p text:style-name="P190">* Зареждане на параметри за настройката на системата от инициализационен файл.</text:p>
          </table:table-cell>
          <table:table-cell table:style-name="Table15.B3" office:value-type="string">
            <text:p text:style-name="P190">-</text:p>
          </table:table-cell>
        </table:table-row>
      </table:table>
      <text:p text:style-name="P20"><text:soft-page-break/></text:p>
      <text:p text:style-name="P20"><text:tab/>При зареждане на системата, без наличие на връзка към сървъра е важно параметрите 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20"/>
      <text:p text:style-name="P307"><text:span text:style-name="T1">Таб. 3.1</text:span><text:span text:style-name="T29">4</text:span> Отговорници и сътрудници на класа описващ <text:span text:style-name="T147">JSON базирана комуникация по HTTP комуникационен протокол</text:span>.</text:p>
      <table:table table:name="Table16" table:style-name="Table16">
        <table:table-column table:style-name="Table16.A"/>
        <table:table-column table:style-name="Table16.B"/>
        <table:table-row>
          <table:table-cell table:style-name="Table16.A1" table:number-columns-spanned="2" office:value-type="string">
            <text:p text:style-name="P128">JsonHttpCommunicator</text:p>
          </table:table-cell>
          <table:covered-table-cell/>
        </table:table-row>
        <table:table-row>
          <table:table-cell table:style-name="Table16.A2" office:value-type="string">
            <text:p text:style-name="P160">Отговорности</text:p>
          </table:table-cell>
          <table:table-cell table:style-name="Table16.B2" office:value-type="string">
            <text:p text:style-name="P160">Сътрудници</text:p>
          </table:table-cell>
        </table:table-row>
        <table:table-row>
          <table:table-cell table:style-name="Table16.A3" office:value-type="string">
            <text:p text:style-name="P235">* Комуникация с отдалечен уеб сървър, с базов протокол <text:span text:style-name="T73">HTTP.</text:span></text:p>
            <text:p text:style-name="P235">* Синтактичен анализ <text:span text:style-name="T74">(парсване)</text:span> на <text:span text:style-name="T75">JSON</text:span> структурирана информация, която се обменя към и от уеб сървъра.</text:p>
          </table:table-cell>
          <table:table-cell table:style-name="Table16.B3" office:value-type="string">
            <text:p text:style-name="P232">DE</text:p>
            <text:p text:style-name="P232">ANN</text:p>
            <text:p text:style-name="P232">NeuronList</text:p>
            <text:p text:style-name="P232">WeightMatrix</text:p>
            <text:p text:style-name="P254">Communicator</text:p>
            <text:p text:style-name="P232">ActivitiesMatrix</text:p>
            <text:p text:style-name="P232">ModelParameters</text:p>
            <text:p text:style-name="P256">TimePeriod</text:p>
            <text:p text:style-name="P232">RateInfo</text:p>
            <text:p text:style-name="P232">Counter</text:p>
          </table:table-cell>
        </table:table-row>
      </table:table>
      <text:p text:style-name="P21"/>
      <text:p text:style-name="P21"><text:tab/>При комуникация по протокола <text:span text:style-name="T86">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1"/>
      <text:p text:style-name="P308"><text:span text:style-name="T1">Таб. 3.1</text:span><text:span text:style-name="T30">5</text:span> Отговорници и сътрудници на класа описващ параметрите на ИНМ-ДЕ модела.</text:p>
      <table:table table:name="Table17" table:style-name="Table17">
        <table:table-column table:style-name="Table17.A"/>
        <table:table-column table:style-name="Table17.B"/>
        <table:table-row>
          <table:table-cell table:style-name="Table17.A1" table:number-columns-spanned="2" office:value-type="string">
            <text:p text:style-name="P129">ModelParameters</text:p>
          </table:table-cell>
          <table:covered-table-cell/>
        </table:table-row>
        <table:table-row>
          <table:table-cell table:style-name="Table17.A2" office:value-type="string">
            <text:p text:style-name="P161">Отговорности</text:p>
          </table:table-cell>
          <table:table-cell table:style-name="Table17.B2" office:value-type="string">
            <text:p text:style-name="P161">Сътрудници</text:p>
          </table:table-cell>
        </table:table-row>
        <table:table-row>
          <table:table-cell table:style-name="Table17.A3" office:value-type="string">
            <text:p text:style-name="P191">*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257">TimePeriod</text:p>
          </table:table-cell>
        </table:table-row>
      </table:table>
      <text:p text:style-name="P22"/>
      <text:p text:style-name="P22"><text:tab/>Параметрите на всеки модел <text:span text:style-name="T87">(ИНМ+ДЕ+ВР) се обработват от помощен клас, така че методите да получават само един обект, а не серия от параметри. </text:span></text:p>
      <text:p text:style-name="P22"/>
      <text:p text:style-name="P309"><text:span text:style-name="T1">Таб. 3.1</text:span><text:span text:style-name="T31">6</text:span> Отговорници и сътрудници на класа описващ неврон в ИНМ.</text:p>
      <table:table table:name="Table18" table:style-name="Table18">
        <table:table-column table:style-name="Table18.A"/>
        <table:table-column table:style-name="Table18.B"/>
        <table:table-row>
          <table:table-cell table:style-name="Table18.A1" table:number-columns-spanned="2" office:value-type="string">
            <text:p text:style-name="P130">Neuron</text:p>
          </table:table-cell>
          <table:covered-table-cell/>
        </table:table-row>
        <text:soft-page-break/>
        <table:table-row>
          <table:table-cell table:style-name="Table18.A2" office:value-type="string">
            <text:p text:style-name="P162">Отговорности</text:p>
          </table:table-cell>
          <table:table-cell table:style-name="Table18.B2" office:value-type="string">
            <text:p text:style-name="P162">Сътрудници</text:p>
          </table:table-cell>
        </table:table-row>
        <table:table-row>
          <table:table-cell table:style-name="Table18.A3" office:value-type="string">
            <text:p text:style-name="P192">* Представя невроните в ИНМ.</text:p>
            <text:p text:style-name="P192">* Поддържа различни типове неврони.</text:p>
            <text:p text:style-name="P192">* Поддържа стойност на изходния сигнал.</text:p>
            <text:p text:style-name="P192">* Поддържа стойност на грешката, за неврона, при обратния пас от обучението на ИНМ с ОРГ.</text:p>
          </table:table-cell>
          <table:table-cell table:style-name="Table18.B3" office:value-type="string">
            <text:p text:style-name="P236">NeuronType</text:p>
          </table:table-cell>
        </table:table-row>
      </table:table>
      <text:p text:style-name="P23"/>
      <text:p text:style-name="P23"><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3"/>
      <text:p text:style-name="P310"><text:span text:style-name="T1">Таб. 3.1</text:span><text:span text:style-name="T32">7</text:span> Отговорници и сътрудници на класа описващ типове неврони в ИНМ.</text:p>
      <table:table table:name="Table19" table:style-name="Table19">
        <table:table-column table:style-name="Table19.A"/>
        <table:table-column table:style-name="Table19.B"/>
        <table:table-row>
          <table:table-cell table:style-name="Table19.A1" table:number-columns-spanned="2" office:value-type="string">
            <text:p text:style-name="P131">NeuronType</text:p>
          </table:table-cell>
          <table:covered-table-cell/>
        </table:table-row>
        <table:table-row>
          <table:table-cell table:style-name="Table19.A2" office:value-type="string">
            <text:p text:style-name="P163">Отговорности</text:p>
          </table:table-cell>
          <table:table-cell table:style-name="Table19.B2" office:value-type="string">
            <text:p text:style-name="P163">Сътрудници</text:p>
          </table:table-cell>
        </table:table-row>
        <table:table-row>
          <table:table-cell table:style-name="Table19.A3" office:value-type="string">
            <text:p text:style-name="P193">* Задава различните възможности за типове неврони. </text:p>
          </table:table-cell>
          <table:table-cell table:style-name="Table19.B3" office:value-type="string">
            <text:p text:style-name="P193">-</text:p>
          </table:table-cell>
        </table:table-row>
      </table:table>
      <text:p text:style-name="P24"/>
      <text:p text:style-name="P24"><text:tab/>Основните типове неврони биват - обикновени, входящи, изходящ и биас. Според своя тип, всеки неврон изпълнява различна роля в мрежата. Възможно е неврони да съчетават повече от една функция <text:span text:style-name="T88">(примерно неврон, който е входен, а в същото време и изходен за ИНМ).</text:span></text:p>
      <text:p text:style-name="P24"/>
      <text:p text:style-name="P311"><text:span text:style-name="T1">Таб. 3.</text:span><text:span text:style-name="T33">18</text:span> Отговорници и сътрудници на класа описващ списък от неврони.</text:p>
      <table:table table:name="Table20" table:style-name="Table20">
        <table:table-column table:style-name="Table20.A"/>
        <table:table-column table:style-name="Table20.B"/>
        <table:table-row>
          <table:table-cell table:style-name="Table20.A1" table:number-columns-spanned="2" office:value-type="string">
            <text:p text:style-name="P132">NeuronsList</text:p>
          </table:table-cell>
          <table:covered-table-cell/>
        </table:table-row>
        <table:table-row>
          <table:table-cell table:style-name="Table20.A2" office:value-type="string">
            <text:p text:style-name="P164">Отговорности</text:p>
          </table:table-cell>
          <table:table-cell table:style-name="Table20.B2" office:value-type="string">
            <text:p text:style-name="P164">Сътрудници</text:p>
          </table:table-cell>
        </table:table-row>
        <table:table-row>
          <table:table-cell table:style-name="Table20.A3" office:value-type="string">
            <text:p text:style-name="P194">* Поддържа списък с всички неврони в ИНМ.</text:p>
            <text:p text:style-name="P194">* Поддържа информация за броя неврони от различен тип.</text:p>
          </table:table-cell>
          <table:table-cell table:style-name="Table20.B3" office:value-type="string">
            <text:p text:style-name="P237">Neuron</text:p>
          </table:table-cell>
        </table:table-row>
      </table:table>
      <text:p text:style-name="P25"/>
      <text:p text:style-name="P25"><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5"/>
      <text:p text:style-name="P312"><text:span text:style-name="T1">Таб. 3.</text:span><text:span text:style-name="T33">19</text:span> Отговорници и сътрудници на класа описващ ДЕ популацията.</text:p>
      <table:table table:name="Table21" table:style-name="Table21">
        <table:table-column table:style-name="Table21.A"/>
        <table:table-column table:style-name="Table21.B"/>
        <table:table-row>
          <table:table-cell table:style-name="Table21.A1" table:number-columns-spanned="2" office:value-type="string">
            <text:p text:style-name="P133">Population</text:p>
          </table:table-cell>
          <table:covered-table-cell/>
        </table:table-row>
        <table:table-row>
          <table:table-cell table:style-name="Table21.A2" office:value-type="string">
            <text:p text:style-name="P165">Отговорности</text:p>
          </table:table-cell>
          <table:table-cell table:style-name="Table21.B2" office:value-type="string">
            <text:p text:style-name="P165">Сътрудници</text:p>
          </table:table-cell>
        </table:table-row>
        <table:table-row>
          <table:table-cell table:style-name="Table21.A3" office:value-type="string">
            <text:p text:style-name="P195">* Поддържа популацията за ДЕ.</text:p>
            <text:p text:style-name="P195">* Инициализира популация със случайни числа.</text:p>
            <text:p text:style-name="P195">* Поддържа информация за най-добрия индивид в популацията. </text:p>
          </table:table-cell>
          <table:table-cell table:style-name="Table21.B3" office:value-type="string">
            <text:p text:style-name="P238">Chromosome</text:p>
          </table:table-cell>
        </table:table-row>
      </table:table>
      <text:p text:style-name="P26"/>
      <text:p text:style-name="P26"><text:soft-page-break/><text:tab/>Популацията е представена в паметта на компютъра като контейнер от обекти тип хромозома. </text:p>
      <text:p text:style-name="P26"/>
      <text:p text:style-name="P311"><text:span text:style-name="T1">Таб. 3.</text:span><text:span text:style-name="T33">20</text:span> Отговорници и сътрудници на класа описващ информацията за котировките.</text:p>
      <table:table table:name="Table22" table:style-name="Table22">
        <table:table-column table:style-name="Table22.A"/>
        <table:table-column table:style-name="Table22.B"/>
        <table:table-row>
          <table:table-cell table:style-name="Table22.A1" table:number-columns-spanned="2" office:value-type="string">
            <text:p text:style-name="P134">RateInfo</text:p>
          </table:table-cell>
          <table:covered-table-cell/>
        </table:table-row>
        <table:table-row>
          <table:table-cell table:style-name="Table22.A2" office:value-type="string">
            <text:p text:style-name="P166">Отговорности</text:p>
          </table:table-cell>
          <table:table-cell table:style-name="Table22.B2" office:value-type="string">
            <text:p text:style-name="P166">Сътрудници</text:p>
          </table:table-cell>
        </table:table-row>
        <table:table-row>
          <table:table-cell table:style-name="Table22.A3" office:value-type="string">
            <text:p text:style-name="P196">* Съхранява информация за един бар от графиката на времевия ред <text:span text:style-name="T76">(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196">-</text:p>
          </table:table-cell>
        </table:table-row>
      </table:table>
      <text:p text:style-name="P27"/>
      <text:p text:style-name="P27"><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27"/>
      <text:p text:style-name="P311"><text:span text:style-name="T1">Таб. 3.</text:span><text:span text:style-name="T33">21</text:span> Отговорници и сътрудници на класа описващ времевите периоди на котировките.</text:p>
      <table:table table:name="Table23" table:style-name="Table23">
        <table:table-column table:style-name="Table23.A"/>
        <table:table-column table:style-name="Table23.B"/>
        <table:table-row>
          <table:table-cell table:style-name="Table23.A1" table:number-columns-spanned="2" office:value-type="string">
            <text:p text:style-name="P135">TimePeriod</text:p>
          </table:table-cell>
          <table:covered-table-cell/>
        </table:table-row>
        <table:table-row>
          <table:table-cell table:style-name="Table23.A2" office:value-type="string">
            <text:p text:style-name="P167">Отговорности</text:p>
          </table:table-cell>
          <table:table-cell table:style-name="Table23.B2" office:value-type="string">
            <text:p text:style-name="P167">Сътрудници</text:p>
          </table:table-cell>
        </table:table-row>
        <table:table-row>
          <table:table-cell table:style-name="Table23.A3" office:value-type="string">
            <text:p text:style-name="P197">* Задава възможните времеви период за които има събрани исторически данни <text:span text:style-name="T77">(съответстват на брой минути)</text:span>.</text:p>
          </table:table-cell>
          <table:table-cell table:style-name="Table23.B3" office:value-type="string">
            <text:p text:style-name="P197">-</text:p>
          </table:table-cell>
        </table:table-row>
      </table:table>
      <text:p text:style-name="P28"/>
      <text:p text:style-name="P40"><text:tab/>В програмата <text:span text:style-name="T89">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28"/>
      <text:p text:style-name="P311"><text:span text:style-name="T1">Таб. 3.</text:span><text:span text:style-name="T33">22</text:span> Отговорници и сътрудници на класа описващ процеса на обучение.</text:p>
      <table:table table:name="Table24" table:style-name="Table24">
        <table:table-column table:style-name="Table24.A"/>
        <table:table-column table:style-name="Table24.B"/>
        <table:table-row>
          <table:table-cell table:style-name="Table24.A1" table:number-columns-spanned="2" office:value-type="string">
            <text:p text:style-name="P136">Trainer</text:p>
          </table:table-cell>
          <table:covered-table-cell/>
        </table:table-row>
        <table:table-row>
          <table:table-cell table:style-name="Table24.A2" office:value-type="string">
            <text:p text:style-name="P168">Отговорности</text:p>
          </table:table-cell>
          <table:table-cell table:style-name="Table24.B2" office:value-type="string">
            <text:p text:style-name="P168">Сътрудници</text:p>
          </table:table-cell>
        </table:table-row>
        <table:table-row>
          <table:table-cell table:style-name="Table24.A3" office:value-type="string">
            <text:p text:style-name="P198">* Извършва процеса по обучение на ИНМ.</text:p>
            <text:p text:style-name="P198">* Използва се за извличане на прогнози.</text:p>
            <text:p text:style-name="P198">* Обновява тренировъчното множество.</text:p>
            <text:p text:style-name="P198">* Докладва за най-доброто намерено решение.</text:p>
          </table:table-cell>
          <table:table-cell table:style-name="Table24.B3" office:value-type="string">
            <text:p text:style-name="P239">TimePeriod</text:p>
            <text:p text:style-name="P239">Counter</text:p>
            <text:p text:style-name="P239">ANN</text:p>
            <text:p text:style-name="P239">DE</text:p>
            <text:p text:style-name="P239">TrainingSet</text:p>
            <text:p text:style-name="P239">JsonHttpCommunicator</text:p>
          </table:table-cell>
        </table:table-row>
      </table:table>
      <text:p text:style-name="P29"><text:soft-page-break/></text:p>
      <text:p text:style-name="P29"><text:tab/>Множеството от обекти за ИНМ, ДЕ, тренировъчно множество, комуникационен обект 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29"/>
      <text:p text:style-name="P311"><text:span text:style-name="T1">Таб. 3.</text:span><text:span text:style-name="T33">23</text:span> Отговорници и сътрудници на класа описващ тренировъчните примери.</text:p>
      <table:table table:name="Table25" table:style-name="Table25">
        <table:table-column table:style-name="Table25.A"/>
        <table:table-column table:style-name="Table25.B"/>
        <table:table-row>
          <table:table-cell table:style-name="Table25.A1" table:number-columns-spanned="2" office:value-type="string">
            <text:p text:style-name="P137">TrainingExample</text:p>
          </table:table-cell>
          <table:covered-table-cell/>
        </table:table-row>
        <table:table-row>
          <table:table-cell table:style-name="Table25.A2" office:value-type="string">
            <text:p text:style-name="P169">Отговорности</text:p>
          </table:table-cell>
          <table:table-cell table:style-name="Table25.B2" office:value-type="string">
            <text:p text:style-name="P169">Сътрудници</text:p>
          </table:table-cell>
        </table:table-row>
        <table:table-row>
          <table:table-cell table:style-name="Table25.A3" office:value-type="string">
            <text:p text:style-name="P199">* Представя тренировъчните примери за ИНМ, които включват вход, изход и очакван изход.</text:p>
          </table:table-cell>
          <table:table-cell table:style-name="Table25.B3" office:value-type="string">
            <text:p text:style-name="P240">ANNIO</text:p>
          </table:table-cell>
        </table:table-row>
      </table:table>
      <text:p text:style-name="P30"/>
      <text:p text:style-name="P30"><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30"/>
      <text:p text:style-name="P311"><text:span text:style-name="T1">Таб. 3.</text:span><text:span text:style-name="T33">24</text:span> Отговорници и сътрудници на класа описващ тренировъчнато множество.</text:p>
      <table:table table:name="Table26" table:style-name="Table26">
        <table:table-column table:style-name="Table26.A"/>
        <table:table-column table:style-name="Table26.B"/>
        <table:table-row>
          <table:table-cell table:style-name="Table26.A1" table:number-columns-spanned="2" office:value-type="string">
            <text:p text:style-name="P138">TrainingSet</text:p>
          </table:table-cell>
          <table:covered-table-cell/>
        </table:table-row>
        <table:table-row>
          <table:table-cell table:style-name="Table26.A2" office:value-type="string">
            <text:p text:style-name="P170">Отговорности</text:p>
          </table:table-cell>
          <table:table-cell table:style-name="Table26.B2" office:value-type="string">
            <text:p text:style-name="P170">Сътрудници</text:p>
          </table:table-cell>
        </table:table-row>
        <table:table-row>
          <table:table-cell table:style-name="Table26.A3" office:value-type="string">
            <text:p text:style-name="P200">* Съдържа набор от тренировъчни примери.</text:p>
            <text:p text:style-name="P200">* Трансформира информацията от външната среда във вид подходящ за въвеждане в и извеждане от ИНМ.</text:p>
          </table:table-cell>
          <table:table-cell table:style-name="Table26.B3" office:value-type="string">
            <text:p text:style-name="P241">RateInfo</text:p>
            <text:p text:style-name="P241">TrainingExample</text:p>
            <text:p text:style-name="P242">ANNIO</text:p>
            <text:p text:style-name="P243">TrainingSet</text:p>
          </table:table-cell>
        </table:table-row>
      </table:table>
      <text:p text:style-name="P41"/>
      <text:p text:style-name="P41"><text:tab/>Тренировъчното множество Е последователност от три паралелни масива, както следва: вход в ИНМ, изход на ИНМ и очаквана стойност на изхода, на ИНМ.</text:p>
      <text:p text:style-name="P41"/>
      <text:p text:style-name="P311"><text:span text:style-name="T1">Таб. 3.</text:span><text:span text:style-name="T33">25</text:span> Отговорници и сътрудници на класа описващ теглата в ИНМ.</text:p>
      <table:table table:name="Table27" table:style-name="Table27">
        <table:table-column table:style-name="Table27.A"/>
        <table:table-column table:style-name="Table27.B"/>
        <table:table-row>
          <table:table-cell table:style-name="Table27.A1" table:number-columns-spanned="2" office:value-type="string">
            <text:p text:style-name="P139">WeightsMatrix</text:p>
          </table:table-cell>
          <table:covered-table-cell/>
        </table:table-row>
        <table:table-row>
          <table:table-cell table:style-name="Table27.A2" office:value-type="string">
            <text:p text:style-name="P171">Отговорности</text:p>
          </table:table-cell>
          <table:table-cell table:style-name="Table27.B2" office:value-type="string">
            <text:p text:style-name="P171">Сътрудници</text:p>
          </table:table-cell>
        </table:table-row>
        <table:table-row>
          <table:table-cell table:style-name="Table27.A3" office:value-type="string">
            <text:p text:style-name="P244">* Определя матрица на съседство между възлите на ИНМ. Числено представя обучените тегла на ИНМ.</text:p>
          </table:table-cell>
          <table:table-cell table:style-name="Table27.B3" office:value-type="string">
            <text:p text:style-name="P245">GraphMatrix</text:p>
          </table:table-cell>
        </table:table-row>
      </table:table>
      <text:p text:style-name="P42"/>
      <text:p text:style-name="P42"><text:tab/>Матрицата за теглата на връзките в ИНМ е двумерен масив от реални числа, който 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1"/>
      <text:h text:style-name="Heading_20_2" text:outline-level="2"><text:bookmark-start text:name="__RefHeading___Toc12995_1666585142"/><text:soft-page-break/><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ext:p text:style-name="P311"><text:span text:style-name="T1">Таб. 3.</text:span><text:span text:style-name="T33">26</text:span> Таблица в СУБД, описваща конкретна ИНМ.</text:p>
      <table:table table:name="Table28" table:style-name="Table28">
        <table:table-column table:style-name="Table28.A"/>
        <table:table-column table:style-name="Table28.B"/>
        <table:table-row>
          <table:table-cell table:style-name="Table28.A1" table:number-columns-spanned="2" office:value-type="string">
            <text:p text:style-name="P140">ann</text:p>
          </table:table-cell>
          <table:covered-table-cell/>
        </table:table-row>
        <table:table-row>
          <table:table-cell table:style-name="Table28.A2" office:value-type="string">
            <text:p text:style-name="P172">Атрибути</text:p>
          </table:table-cell>
          <table:table-cell table:style-name="Table28.B2" office:value-type="string">
            <text:p text:style-name="P172">Връзки</text:p>
          </table:table-cell>
        </table:table-row>
        <table:table-row>
          <table:table-cell table:style-name="Table28.A7" office:value-type="string">
            <text:p text:style-name="P202">id</text:p>
          </table:table-cell>
          <table:table-cell table:style-name="Table28.B3" office:value-type="string">
            <text:p text:style-name="P201"/>
          </table:table-cell>
        </table:table-row>
        <table:table-row>
          <table:table-cell table:style-name="Table28.A7" office:value-type="string">
            <text:p text:style-name="P202">ann_kind_id</text:p>
          </table:table-cell>
          <table:table-cell table:style-name="Table28.B7" office:value-type="string">
            <text:p text:style-name="P202">ann_kind.<text:span text:style-name="T69">id</text:span></text:p>
          </table:table-cell>
        </table:table-row>
        <table:table-row>
          <table:table-cell table:style-name="Table28.A7" office:value-type="string">
            <text:p text:style-name="P202">fitness</text:p>
          </table:table-cell>
          <table:table-cell table:style-name="Table28.B7" office:value-type="string">
            <text:p text:style-name="P201"/>
          </table:table-cell>
        </table:table-row>
        <table:table-row>
          <table:table-cell table:style-name="Table28.A7" office:value-type="string">
            <text:p text:style-name="P202">weights</text:p>
          </table:table-cell>
          <table:table-cell table:style-name="Table28.B7" office:value-type="string">
            <text:p text:style-name="P201"/>
          </table:table-cell>
        </table:table-row>
        <table:table-row>
          <table:table-cell table:style-name="Table28.A7" office:value-type="string">
            <text:p text:style-name="P203">happened</text:p>
          </table:table-cell>
          <table:table-cell table:style-name="Table28.B7" office:value-type="string">
            <text:p text:style-name="P201"/>
          </table:table-cell>
        </table:table-row>
      </table:table>
      <text:p text:style-name="Standard"/>
      <text:p text:style-name="Standard"><text:tab/>Всяка ИНМ е описана с матрица на съседство <text:span text:style-name="T78">(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Точността при прогнозиране се използва за жизнена стойност при ДЕ алгоритъма <text:span text:style-name="T78">(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ext:p text:style-name="P312"><text:span text:style-name="T1">Таб. 3.</text:span><text:span text:style-name="T33">27</text:span> Таблица в СУБД, описваща типовете ИНМ.</text:p>
      <table:table table:name="Table29" table:style-name="Table29">
        <table:table-column table:style-name="Table29.A"/>
        <table:table-column table:style-name="Table29.B"/>
        <table:table-row>
          <table:table-cell table:style-name="Table29.A1" table:number-columns-spanned="2" office:value-type="string">
            <text:p text:style-name="P141">ann_kind</text:p>
          </table:table-cell>
          <table:covered-table-cell/>
        </table:table-row>
        <table:table-row>
          <table:table-cell table:style-name="Table29.A2" office:value-type="string">
            <text:p text:style-name="P205">Атрибути</text:p>
          </table:table-cell>
          <table:table-cell table:style-name="Table29.B2" office:value-type="string">
            <text:p text:style-name="P173">Връзки</text:p>
          </table:table-cell>
        </table:table-row>
        <table:table-row>
          <table:table-cell table:style-name="Table29.A8" office:value-type="string">
            <text:p text:style-name="P216">id</text:p>
          </table:table-cell>
          <table:table-cell table:style-name="Table29.B3" office:value-type="string">
            <text:p text:style-name="P204"/>
          </table:table-cell>
        </table:table-row>
        <table:table-row>
          <table:table-cell table:style-name="Table29.A8" office:value-type="string">
            <text:p text:style-name="P217">currency_pairs_id</text:p>
          </table:table-cell>
          <table:table-cell table:style-name="Table29.B8" office:value-type="string">
            <text:p text:style-name="P217">currency_paris.id</text:p>
          </table:table-cell>
        </table:table-row>
        <table:table-row>
          <table:table-cell table:style-name="Table29.A8" office:value-type="string">
            <text:p text:style-name="P217">number_of_neurons</text:p>
          </table:table-cell>
          <table:table-cell table:style-name="Table29.B8" office:value-type="string">
            <text:p text:style-name="P204"/>
          </table:table-cell>
        </table:table-row>
        <table:table-row>
          <table:table-cell table:style-name="Table29.A8" office:value-type="string">
            <text:p text:style-name="P217">flags</text:p>
          </table:table-cell>
          <table:table-cell table:style-name="Table29.B8" office:value-type="string">
            <text:p text:style-name="P204"/>
          </table:table-cell>
        </table:table-row>
        <table:table-row>
          <table:table-cell table:style-name="Table29.A8" office:value-type="string">
            <text:p text:style-name="P217">activities</text:p>
          </table:table-cell>
          <table:table-cell table:style-name="Table29.B8" office:value-type="string">
            <text:p text:style-name="P204"/>
          </table:table-cell>
        </table:table-row>
        <table:table-row>
          <table:table-cell table:style-name="Table29.A8" office:value-type="string">
            <text:p text:style-name="P217">happened</text:p>
          </table:table-cell>
          <table:table-cell table:style-name="Table29.B8" office:value-type="string">
            <text:p text:style-name="P204"/>
          </table:table-cell>
        </table:table-row>
      </table:table>
      <text:p text:style-name="P32"/>
      <text:p text:style-name="P32"><text:tab/>Видовете ИНМ основно се описва с топология на възлите и силата на връзките между <text:soft-page-break/>отделните възли <text:span text:style-name="T79">(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2"/>
      <text:p text:style-name="P311"><text:span text:style-name="T1">Таб. 3.</text:span><text:span text:style-name="T33">28</text:span> Таблица в СУБД, описваща валутните двойки.</text:p>
      <table:table table:name="Table30" table:style-name="Table30">
        <table:table-column table:style-name="Table30.A"/>
        <table:table-column table:style-name="Table30.B"/>
        <table:table-row>
          <table:table-cell table:style-name="Table30.A1" table:number-columns-spanned="2" office:value-type="string">
            <text:p text:style-name="P142">currency_pairs</text:p>
          </table:table-cell>
          <table:covered-table-cell/>
        </table:table-row>
        <table:table-row>
          <table:table-cell table:style-name="Table30.A2" office:value-type="string">
            <text:p text:style-name="P206">Атрибути</text:p>
          </table:table-cell>
          <table:table-cell table:style-name="Table30.B2" office:value-type="string">
            <text:p text:style-name="P174">Връзки</text:p>
          </table:table-cell>
        </table:table-row>
        <table:table-row>
          <table:table-cell table:style-name="Table30.A9" office:value-type="string">
            <text:p text:style-name="P218">id</text:p>
          </table:table-cell>
          <table:table-cell table:style-name="Table30.B3" office:value-type="string">
            <text:p text:style-name="P211"/>
          </table:table-cell>
        </table:table-row>
        <table:table-row>
          <table:table-cell table:style-name="Table30.A9" office:value-type="string">
            <text:p text:style-name="P218">symbol</text:p>
          </table:table-cell>
          <table:table-cell table:style-name="Table30.B9" office:value-type="string">
            <text:p text:style-name="P211"/>
          </table:table-cell>
        </table:table-row>
        <table:table-row>
          <table:table-cell table:style-name="Table30.A9" office:value-type="string">
            <text:p text:style-name="P218">period_id</text:p>
          </table:table-cell>
          <table:table-cell table:style-name="Table30.B9" office:value-type="string">
            <text:p text:style-name="P218">time_periods.id</text:p>
          </table:table-cell>
        </table:table-row>
        <table:table-row>
          <table:table-cell table:style-name="Table30.A9" office:value-type="string">
            <text:p text:style-name="P218">offset</text:p>
          </table:table-cell>
          <table:table-cell table:style-name="Table30.B9" office:value-type="string">
            <text:p text:style-name="P211"/>
          </table:table-cell>
        </table:table-row>
        <table:table-row>
          <table:table-cell table:style-name="Table30.A9" office:value-type="string">
            <text:p text:style-name="P218">scale</text:p>
          </table:table-cell>
          <table:table-cell table:style-name="Table30.B9" office:value-type="string">
            <text:p text:style-name="P211"/>
          </table:table-cell>
        </table:table-row>
        <table:table-row>
          <table:table-cell table:style-name="Table30.A9" office:value-type="string">
            <text:p text:style-name="P218">description</text:p>
          </table:table-cell>
          <table:table-cell table:style-name="Table30.B9" office:value-type="string">
            <text:p text:style-name="P211"/>
          </table:table-cell>
        </table:table-row>
        <table:table-row>
          <table:table-cell table:style-name="Table30.A9" office:value-type="string">
            <text:p text:style-name="P218">happened</text:p>
          </table:table-cell>
          <table:table-cell table:style-name="Table30.B9" office:value-type="string">
            <text:p text:style-name="P211"/>
          </table:table-cell>
        </table:table-row>
      </table:table>
      <text:p text:style-name="P33"/>
      <text:p text:style-name="P33"><text:tab/>Всеки времеви ред в системата отразява информацията за една валутна двойка. Валутните двойки се характеризират със символно название <text:span text:style-name="T80">(примерно EURUSD, полето symbol). Втората характеристика на времевия ред е периодът (външна връзка през полето period_id).</text:span></text:p>
      <text:p text:style-name="P33"/>
      <text:p text:style-name="P311"><text:span text:style-name="T1">Таб. 3.</text:span><text:span text:style-name="T33">29</text:span> Таблица в СЪБД, описваща координатите на невроните при визуализация.</text:p>
      <table:table table:name="Table31" table:style-name="Table31">
        <table:table-column table:style-name="Table31.A"/>
        <table:table-column table:style-name="Table31.B"/>
        <table:table-row>
          <table:table-cell table:style-name="Table31.A1" table:number-columns-spanned="2" office:value-type="string">
            <text:p text:style-name="P143">neurons_coordinates</text:p>
          </table:table-cell>
          <table:covered-table-cell/>
        </table:table-row>
        <table:table-row>
          <table:table-cell table:style-name="Table31.A2" office:value-type="string">
            <text:p text:style-name="P207">Атрибути</text:p>
          </table:table-cell>
          <table:table-cell table:style-name="Table31.B2" office:value-type="string">
            <text:p text:style-name="P175">Връзки</text:p>
          </table:table-cell>
        </table:table-row>
        <table:table-row>
          <table:table-cell table:style-name="Table31.A6" office:value-type="string">
            <text:p text:style-name="P219">id</text:p>
          </table:table-cell>
          <table:table-cell table:style-name="Table31.B3" office:value-type="string">
            <text:p text:style-name="P212"/>
          </table:table-cell>
        </table:table-row>
        <table:table-row>
          <table:table-cell table:style-name="Table31.A6" office:value-type="string">
            <text:p text:style-name="P219">ann_id</text:p>
          </table:table-cell>
          <table:table-cell table:style-name="Table31.B6" office:value-type="string">
            <text:p text:style-name="P219">ann.id</text:p>
          </table:table-cell>
        </table:table-row>
        <table:table-row>
          <table:table-cell table:style-name="Table31.A6" office:value-type="string">
            <text:p text:style-name="P219">coordinates</text:p>
          </table:table-cell>
          <table:table-cell table:style-name="Table31.B6" office:value-type="string">
            <text:p text:style-name="P212"/>
          </table:table-cell>
        </table:table-row>
        <table:table-row>
          <table:table-cell table:style-name="Table31.A6" office:value-type="string">
            <text:p text:style-name="P219">happened</text:p>
          </table:table-cell>
          <table:table-cell table:style-name="Table31.B6" office:value-type="string">
            <text:p text:style-name="P212"/>
          </table:table-cell>
        </table:table-row>
      </table:table>
      <text:p text:style-name="P34"/>
      <text:p text:style-name="P34"><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text:soft-page-break/>координати в двумерната равнина <text:span text:style-name="T81">(полето coordinates). </text:span></text:p>
      <text:p text:style-name="P34"/>
      <text:p text:style-name="P313"><text:span text:style-name="T1">Таб. 3.</text:span><text:span text:style-name="T33">30</text:span> Таблица в СУБД, описваща времевите периоди на котировките.</text:p>
      <table:table table:name="Table32" table:style-name="Table32">
        <table:table-column table:style-name="Table32.A"/>
        <table:table-column table:style-name="Table32.B"/>
        <table:table-row>
          <table:table-cell table:style-name="Table32.A1" table:number-columns-spanned="2" office:value-type="string">
            <text:p text:style-name="P144">time_periods</text:p>
          </table:table-cell>
          <table:covered-table-cell/>
        </table:table-row>
        <table:table-row>
          <table:table-cell table:style-name="Table32.A2" office:value-type="string">
            <text:p text:style-name="P208">Атрибути</text:p>
          </table:table-cell>
          <table:table-cell table:style-name="Table32.B2" office:value-type="string">
            <text:p text:style-name="P176">Връзки</text:p>
          </table:table-cell>
        </table:table-row>
        <table:table-row>
          <table:table-cell table:style-name="Table32.A5" office:value-type="string">
            <text:p text:style-name="P221">id</text:p>
          </table:table-cell>
          <table:table-cell table:style-name="Table32.B3" office:value-type="string">
            <text:p text:style-name="P213"/>
          </table:table-cell>
        </table:table-row>
        <table:table-row>
          <table:table-cell table:style-name="Table32.A5" office:value-type="string">
            <text:p text:style-name="P220">minutes</text:p>
          </table:table-cell>
          <table:table-cell table:style-name="Table32.B5" office:value-type="string">
            <text:p text:style-name="P213"/>
          </table:table-cell>
        </table:table-row>
        <table:table-row>
          <table:table-cell table:style-name="Table32.A5" office:value-type="string">
            <text:p text:style-name="P220">period</text:p>
          </table:table-cell>
          <table:table-cell table:style-name="Table32.B5" office:value-type="string">
            <text:p text:style-name="P213"/>
          </table:table-cell>
        </table:table-row>
      </table:table>
      <text:p text:style-name="P35"/>
      <text:p text:style-name="P35"><text:tab/>В програмата <text:span text:style-name="T82">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йто отговаря интервалът (полето minutes).</text:span></text:p>
      <text:p text:style-name="P35"/>
      <text:p text:style-name="P313"><text:span text:style-name="T1">Таб. 3.</text:span><text:span text:style-name="T33">31</text:span> Таблица в СУБД, описваща параметрите на обучението.</text:p>
      <table:table table:name="Table33" table:style-name="Table33">
        <table:table-column table:style-name="Table33.A"/>
        <table:table-column table:style-name="Table33.B"/>
        <table:table-row>
          <table:table-cell table:style-name="Table33.A1" table:number-columns-spanned="2" office:value-type="string">
            <text:p text:style-name="P145">training_options</text:p>
          </table:table-cell>
          <table:covered-table-cell/>
        </table:table-row>
        <table:table-row>
          <table:table-cell table:style-name="Table33.A2" office:value-type="string">
            <text:p text:style-name="P209">Атрибути</text:p>
          </table:table-cell>
          <table:table-cell table:style-name="Table33.B2" office:value-type="string">
            <text:p text:style-name="P177">Връзки</text:p>
          </table:table-cell>
        </table:table-row>
        <table:table-row>
          <table:table-cell table:style-name="Table33.A7" office:value-type="string">
            <text:p text:style-name="P222">id</text:p>
          </table:table-cell>
          <table:table-cell table:style-name="Table33.B3" office:value-type="string">
            <text:p text:style-name="P214"/>
          </table:table-cell>
        </table:table-row>
        <table:table-row>
          <table:table-cell table:style-name="Table33.A7" office:value-type="string">
            <text:p text:style-name="P222">ann_id</text:p>
          </table:table-cell>
          <table:table-cell table:style-name="Table33.B7" office:value-type="string">
            <text:p text:style-name="P222">ann.id</text:p>
          </table:table-cell>
        </table:table-row>
        <table:table-row>
          <table:table-cell table:style-name="Table33.A7" office:value-type="string">
            <text:p text:style-name="P222">de_population_size</text:p>
          </table:table-cell>
          <table:table-cell table:style-name="Table33.B7" office:value-type="string">
            <text:p text:style-name="P214"/>
          </table:table-cell>
        </table:table-row>
        <table:table-row>
          <table:table-cell table:style-name="Table33.A7" office:value-type="string">
            <text:p text:style-name="P222">number_of_training_bars</text:p>
          </table:table-cell>
          <table:table-cell table:style-name="Table33.B7" office:value-type="string">
            <text:p text:style-name="P214"/>
          </table:table-cell>
        </table:table-row>
        <table:table-row>
          <table:table-cell table:style-name="Table33.A7" office:value-type="string">
            <text:p text:style-name="P222">after_bars_prediction</text:p>
          </table:table-cell>
          <table:table-cell table:style-name="Table33.B7" office:value-type="string">
            <text:p text:style-name="P214"/>
          </table:table-cell>
        </table:table-row>
      </table:table>
      <text:p text:style-name="P36"/>
      <text:p text:style-name="P36"><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 индивиди в ДЕ, броя барове за вход в ИНМ, броя барове за изход в ИНМ и кой вид ИНМ ще се обучава.</text:p>
      <text:p text:style-name="P36"/>
      <text:p text:style-name="P313"><text:span text:style-name="T1">Таб. 3.</text:span><text:span text:style-name="T33">32</text:span> Таблица в СУБД, описваща тренировъчното множество.</text:p>
      <table:table table:name="Table34" table:style-name="Table34">
        <table:table-column table:style-name="Table34.A"/>
        <table:table-column table:style-name="Table34.B"/>
        <table:table-row>
          <table:table-cell table:style-name="Table34.A1" table:number-columns-spanned="2" office:value-type="string">
            <text:p text:style-name="P146">training_set</text:p>
          </table:table-cell>
          <table:covered-table-cell/>
        </table:table-row>
        <table:table-row>
          <table:table-cell table:style-name="Table34.A2" office:value-type="string">
            <text:p text:style-name="P210">Атрибути</text:p>
          </table:table-cell>
          <table:table-cell table:style-name="Table34.B2" office:value-type="string">
            <text:p text:style-name="P178">Връзки</text:p>
          </table:table-cell>
        </table:table-row>
        <table:table-row>
          <table:table-cell table:style-name="Table34.A12" office:value-type="string">
            <text:p text:style-name="P223">id</text:p>
          </table:table-cell>
          <table:table-cell table:style-name="Table34.B3" office:value-type="string">
            <text:p text:style-name="P215"/>
          </table:table-cell>
        </table:table-row>
        <table:table-row>
          <table:table-cell table:style-name="Table34.A12" office:value-type="string">
            <text:p text:style-name="P223">currency_pairs_id</text:p>
          </table:table-cell>
          <table:table-cell table:style-name="Table34.B12" office:value-type="string">
            <text:p text:style-name="P223">currency_pairs.id</text:p>
          </table:table-cell>
        </table:table-row>
        <table:table-row>
          <table:table-cell table:style-name="Table34.A12" office:value-type="string">
            <text:p text:style-name="P223">number_of_examples</text:p>
          </table:table-cell>
          <table:table-cell table:style-name="Table34.B12" office:value-type="string">
            <text:p text:style-name="P215"/>
          </table:table-cell>
        </table:table-row>
        <table:table-row>
          <table:table-cell table:style-name="Table34.A12" office:value-type="string">
            <text:p text:style-name="P223">time</text:p>
          </table:table-cell>
          <table:table-cell table:style-name="Table34.B12" office:value-type="string">
            <text:p text:style-name="P215"/>
          </table:table-cell>
        </table:table-row>
        <table:table-row>
          <table:table-cell table:style-name="Table34.A12" office:value-type="string">
            <text:p text:style-name="P223">open</text:p>
          </table:table-cell>
          <table:table-cell table:style-name="Table34.B12" office:value-type="string">
            <text:p text:style-name="P215"/>
          </table:table-cell>
        </table:table-row>
        <table:table-row>
          <table:table-cell table:style-name="Table34.A12" office:value-type="string">
            <text:p text:style-name="P223">low</text:p>
          </table:table-cell>
          <table:table-cell table:style-name="Table34.B12" office:value-type="string">
            <text:p text:style-name="P215"/>
          </table:table-cell>
        </table:table-row>
        <text:soft-page-break/>
        <table:table-row>
          <table:table-cell table:style-name="Table34.A12" office:value-type="string">
            <text:p text:style-name="P223">high</text:p>
          </table:table-cell>
          <table:table-cell table:style-name="Table34.B12" office:value-type="string">
            <text:p text:style-name="P215"/>
          </table:table-cell>
        </table:table-row>
        <table:table-row>
          <table:table-cell table:style-name="Table34.A12" office:value-type="string">
            <text:p text:style-name="P223">close</text:p>
          </table:table-cell>
          <table:table-cell table:style-name="Table34.B12" office:value-type="string">
            <text:p text:style-name="P215"/>
          </table:table-cell>
        </table:table-row>
        <table:table-row>
          <table:table-cell table:style-name="Table34.A12" office:value-type="string">
            <text:p text:style-name="P223">volume</text:p>
          </table:table-cell>
          <table:table-cell table:style-name="Table34.B12" office:value-type="string">
            <text:p text:style-name="P215"/>
          </table:table-cell>
        </table:table-row>
        <table:table-row>
          <table:table-cell table:style-name="Table34.A12" office:value-type="string">
            <text:p text:style-name="P223">happened</text:p>
          </table:table-cell>
          <table:table-cell table:style-name="Table34.B12" office:value-type="string">
            <text:p text:style-name="P215"/>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83">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78">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 text:c="2"/>3.6 Административен модул за наблюдение и настройване на системата<text:bookmark-end text:name="__RefHeading___Toc10174_594487062"/></text:h>
      <text:p text:style-name="Standard"/>
      <text:p text:style-name="P107"><text:tab/>Модулът за наблюдение и настройване на системата се ползва за задаване на параметри, при които протича обучението на ИНМ. Модулът е разработен под формата на <text:span text:style-name="T96">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РСУБД. Бак енд модулът е предназначен единствено за операторите на системата, които са в ролята на доверени лица. Допълнително, нивото на сигурност в РСУБД ограничава достъпа до данните само в рамките на локалната мрежова инфраструктура. </text:span></text:p>
      <text:p text:style-name="Standard"/>
      <text:p text:style-name="P319"><draw:frame draw:style-name="fr4" draw:name="Image2" text:anchor-type="paragraph" svg:width="6.6925in" svg:height="5.6138in" draw:z-index="16"><draw:image xlink:href="Pictures/1000020100000327000002A58ACD7C26.png" xlink:type="simple" xlink:show="embed" xlink:actuate="onLoad"/></draw:frame><text:soft-page-break/><text:span text:style-name="T1">Фиг. </text:span><text:span text:style-name="T3">3.2</text:span><text:span text:style-name="T97"> Екран за вход в бакедн системата [NIRA2012][ANMO2011].</text:span></text:p>
      <text:p text:style-name="Standard"/>
      <text:p text:style-name="Standard"><text:tab/>Основна задача на бак енд модулът е да осъществява връзка с РСУБД <text:span text:style-name="T113">(Фиг. 3.2)</text:span> и да предоставя в разбираме за оператора, графичен вид, информацията за различните ИНМ, съхранени на енергонезависимата памет.</text:p>
      <text:p text:style-name="Standard"/>
      <text:p text:style-name="P319"><draw:frame draw:style-name="fr5" draw:name="Image3" text:anchor-type="paragraph" svg:width="6.6925in" svg:height="5.6209in" draw:z-index="17"><draw:image xlink:href="Pictures/1000020100000326000002A537479D41.png" xlink:type="simple" xlink:show="embed" xlink:actuate="onLoad"/></draw:frame><text:soft-page-break/><text:span text:style-name="T1">Фиг. </text:span><text:span text:style-name="T4">3.3</text:span><text:span text:style-name="T108"> Екран за създаване на нова ИНМ в РСУБД [NIRA2012][ANMO2011].</text:span></text:p>
      <text:p text:style-name="Standard"/>
      <text:p text:style-name="Standard"><text:tab/>Бак енд модулът дава възможности за създаване на нови записи в РСУБД, които да отразяват информацията за съответен вид ИНМ <text:span text:style-name="T114">(Фиг. 3.3).</text:span></text:p>
      <text:p text:style-name="Standard"/>
      <text:p text:style-name="P320"><draw:frame draw:style-name="fr5" draw:name="Image4" text:anchor-type="paragraph" svg:width="6.6925in" svg:height="5.589in" draw:z-index="18"><draw:image xlink:href="Pictures/1000020100000327000002A242B2D03D.png" xlink:type="simple" xlink:show="embed" xlink:actuate="onLoad"/></draw:frame><text:soft-page-break/><text:span text:style-name="T1">Фиг. </text:span><text:span text:style-name="T5">3.4</text:span><text:span text:style-name="T109"> Екран за избор на ИНМ, съхранена в РСУБД [NIRA2012][ANMO2011].</text:span></text:p>
      <text:p text:style-name="Standard"/>
      <text:p text:style-name="Standard"><text:tab/>Съществуващите записи, на ИНМ, в РСУП могат да бъдат зареждани и визуализирани в бак енд системата <text:span text:style-name="T115">(Фиг. 3.4).</text:span></text:p>
      <text:p text:style-name="Standard"/>
      <text:p text:style-name="P320"><draw:frame draw:style-name="fr5" draw:name="Image5" text:anchor-type="paragraph" svg:width="6.6925in" svg:height="5.5972in" draw:z-index="19"><draw:image xlink:href="Pictures/1000020100000327000002A358A84EB8.png" xlink:type="simple" xlink:show="embed" xlink:actuate="onLoad"/></draw:frame><text:soft-page-break/><text:span text:style-name="T1">Фиг. </text:span><text:span text:style-name="T6">3.5</text:span><text:span text:style-name="T110"> Екран за изтриване на ИНМ от РСУБД [NIRA2012][ANMO2011].</text:span></text:p>
      <text:p text:style-name="Standard"/>
      <text:p text:style-name="Standard"><text:tab/>Записани ИНМ, в РСУБД могат да бъдат изтривани с помощта на бак енд системата <text:span text:style-name="T116">(Фиг. 3.5).</text:span></text:p>
      <text:p text:style-name="Standard"/>
      <text:p text:style-name="P320"><draw:frame draw:style-name="fr5" draw:name="Image6" text:anchor-type="paragraph" svg:width="6.6925in" svg:height="5.5902in" draw:z-index="20"><draw:image xlink:href="Pictures/1000020100000328000002A369BA5FA9.png" xlink:type="simple" xlink:show="embed" xlink:actuate="onLoad"/></draw:frame><text:soft-page-break/><text:span text:style-name="T1">Фиг. </text:span><text:span text:style-name="T7">3.6</text:span><text:span text:style-name="T111"> Екран за настройка на опциите в бак енд системата [NIRA2012][ANMO2011].</text:span></text:p>
      <text:p text:style-name="Standard"/>
      <text:p text:style-name="Standard"><text:tab/>За визуализацията на различните компоненти от ИНМ <text:span text:style-name="T117">(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P320"><draw:frame draw:style-name="fr5" draw:name="Image7" text:anchor-type="paragraph" svg:width="6.6925in" svg:height="5.5957in" draw:z-index="21"><draw:image xlink:href="Pictures/1000020100000326000002A2C3F7F30D.png" xlink:type="simple" xlink:show="embed" xlink:actuate="onLoad"/></draw:frame><text:soft-page-break/><text:span text:style-name="T1">Фиг. </text:span><text:span text:style-name="T8">3.7</text:span><text:span text:style-name="T112"> Екран за визуализация на ИНМ [NIRA2012][ANMO2011].</text:span></text:p>
      <text:p text:style-name="Standard"/>
      <text:p text:style-name="Standard"><text:tab/>Най-съществената възможност на бак енд системата е визуализирането на ИНМ, с всички връзки, както под формата на тегла, така и под формата на активности. Невроните в ИНМ се изобразяват с различни цветове, спрямо ролята, която изпълняват в мрежата <text:span text:style-name="T118">(входни, изходни, вътрешни или биасн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332" text:outline-level="2"><text:bookmark-start text:name="__RefHeading___Toc10176_594487062"/><text:s text:c="2"/>3.<text:span text:style-name="T119">7</text:span> Фронт енд модул за публикуване на информация от системата<text:bookmark-end text:name="__RefHeading___Toc10176_594487062"/></text:h>
      <text:p text:style-name="Standard"/>
      <text:p text:style-name="Standard"><text:tab/>Фронт енд модулът представлява уеб сайт, разработен с <text:span text:style-name="T119">HTML, CSS, PHP. Целта на </text:span><text:soft-page-break/><text:span text:style-name="T119">фронт енд модула е да представя информация от системата, която е за публично ползване. Публичната информация включва списък на различните ИНМ в РСУБД, различната ефективност до която отделните ИНМ са обучени и техният служебен идентификатор в рамките на РСУБД (Фиг. 3.8).</text:span></text:p>
      <text:p text:style-name="Standard"/>
      <text:p text:style-name="Illustration"><draw:frame draw:style-name="fr4" draw:name="Image8" text:anchor-type="paragraph" svg:width="6.6925in" svg:height="5.6602in" draw:z-index="22"><draw:image xlink:href="Pictures/100002010000042800000384A1D26C48.png" xlink:type="simple" xlink:show="embed" xlink:actuate="onLoad"/></draw:frame><text:span text:style-name="T1">Фиг. </text:span><text:span text:style-name="T9">3.8</text:span><text:span text:style-name="T120"> Основна уеб страница за публикуване на публично достъпна информация от системата.</text:span></text:p>
      <text:p text:style-name="Standard"/>
      <text:p text:style-name="Illustration"><draw:frame draw:style-name="fr5" draw:name="Image9" text:anchor-type="paragraph" svg:width="6.6925in" svg:height="5.6602in" draw:z-index="23"><draw:image xlink:href="Pictures/100002010000042800000384FC573880.png" xlink:type="simple" xlink:show="embed" xlink:actuate="onLoad"/></draw:frame><text:soft-page-break/><text:span text:style-name="T1">Фиг. </text:span><text:span text:style-name="T10">3.9</text:span><text:span text:style-name="T121">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121">(Фиг. 3.9).</text:span></text:p>
      <text:p text:style-name="Standard"/>
      <text:p text:style-name="Illustration"><draw:frame draw:style-name="fr5" draw:name="Image10" text:anchor-type="paragraph" svg:width="6.6925in" svg:height="5.6602in" draw:z-index="24"><draw:image xlink:href="Pictures/100002010000042800000384E5816FE3.png" xlink:type="simple" xlink:show="embed" xlink:actuate="onLoad"/></draw:frame><text:soft-page-break/><text:span text:style-name="T1">Фиг. </text:span><text:span text:style-name="T11">3.10</text:span><text:span text:style-name="T122"> Уеб страница с информация за контакт.</text:span></text:p>
      <text:p text:style-name="Standard"/>
      <text:p text:style-name="Standard"><text:tab/>Фронт енд системата съдържа и уеб страница с информация за контакт <text:span text:style-name="T122">(Фиг. 3.10).</text:span></text:p>
      <text:p text:style-name="Standard"/>
      <text:h text:style-name="P327" text:outline-level="1"><text:bookmark-start text:name="__RefHeading__152_63795308"/>Глава <text:span text:style-name="T46">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h text:style-name="P333" text:outline-level="2"><text:bookmark-start text:name="__RefHeading___Toc3705_327085497"/><text:soft-page-break/><text:s text:c="2"/>4.1 Инцидентно участие на възли в система за разпределени изчисления<text:bookmark-end text:name="__RefHeading___Toc3705_327085497"/></text:h>
      <text:p text:style-name="P2"/>
      <text:p text:style-name="P50"><text:tab/>В предложената система за разпределени изчисления, основната популация се намира на един централен възел <text:span text:style-name="T123">(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0"/>
      <text:p text:style-name="Illustration"><draw:frame draw:style-name="fr7" draw:name="Image11" text:anchor-type="paragraph" svg:width="3.4366in" svg:height="3.1256in" draw:z-index="25"><draw:image xlink:href="Pictures/100002010000029400000258D9AF215F.png" xlink:type="simple" xlink:show="embed" xlink:actuate="onLoad"/></draw:frame><text:span text:style-name="T1">Фиг. </text:span><text:span text:style-name="T12">4.1</text:span><text:span text:style-name="T124"> Инцидентно включване на възли в разпределената система.</text:span></text:p>
      <text:p text:style-name="P50"/>
      <text:p text:style-name="P51"><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49"/>
      <text:p text:style-name="Illustration"><draw:frame draw:style-name="fr4" draw:name="Image12" text:anchor-type="paragraph" svg:width="4.1339in" svg:height="3.8862in" draw:z-index="26"><draw:image xlink:href="Pictures/100002010000035C000003282DC7687F.png" xlink:type="simple" xlink:show="embed" xlink:actuate="onLoad"/></draw:frame><text:soft-page-break/><text:span text:style-name="T1">Фиг. </text:span><text:span text:style-name="T13">4.2</text:span><text:span text:style-name="T125"> Сравнение между инцидентно включване на възли и кръгова топология. </text:span></text:p>
      <text:p text:style-name="P2"/>
      <text:p text:style-name="P2"><text:tab/>От проведените експерименти се вижда, че при инцидентно включване на възлите сходимостта на оптимизационният процес е по-добра <text:span text:style-name="T126">(Фиг. 4.2).</text:span></text:p>
      <text:p text:style-name="P2"/>
      <text:h text:style-name="Heading_20_2" text:outline-level="2"><text:bookmark-start text:name="__RefHeading___Toc3707_327085497"/><text:s text:c="2"/><text:span text:style-name="T129">4.2 Сравнение между C++ и AJAX, при правия пас на ИНМ</text:span><text:bookmark-end text:name="__RefHeading___Toc3707_327085497"/></text:h>
      <text:p text:style-name="P2"/>
      <text:p text:style-name="P53"><text:tab/>В настоящото изследване <text:span text:style-name="T158">[BAGE2016a]</text:span> е представен модел за обучение на ИНМ с помощта на обучаващ алгоритъм - диференциална еволюция (ДЕ), който е <text:s/>от групата на ЕА. Обучението на ИНМ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НМ е прогнозиране на стойностите за различни валутни двойки, на глобалния валутен пазар.</text:p>
      <text:p text:style-name="P52"/>
      <text:p text:style-name="P52"><text:tab/>За целите на прогнозирането се използва математически модел базиран на ИНМ, чието обучение се извършва с ДЕ, под формата на ИРС. Топологията на ИНМ е обект на научно изследване и поради тази причина, в разработената система, топологията се въвежда от потребителя. Допустимите видове тополгии са: многослойни, многослойни с обратна <text:soft-page-break/>връзка и пълно-свързани. Моделът е базиран на класическа ИНМ, каквито се използват в моделите с ОРГ. Като предавателна функция се използва линейна предавателна функция:</text:p>
      <text:p text:style-name="P52"/>
      <text:p text:style-name="P52">(<text:span text:style-name="T201">12</text:span>)<text:tab/><text:tab/><text:tab/><text:tab/><text:tab/>u[i] = sum(w[i][j]*x[j])</text:p>
      <text:p text:style-name="P52"/>
      <text:p text:style-name="P52"><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2"/>
      <text:p text:style-name="P52"><text:tab/>Резултатът от предавателната функция е необходимо се нормализира с помощта на прагова функция (в избрания модел сигмоидна функция със стойности в интервала от 0 до 1), тъй като различните брой връзки при различните неврони биха повлияли различно, ако не се нормализира.</text:p>
      <text:p text:style-name="P52"/>
      <text:p text:style-name="P52">(<text:span text:style-name="T201">13</text:span>)<text:tab/><text:tab/><text:tab/><text:tab/><text:tab/>x[i] = 1 / (1 + exp(-u[i]))</text:p>
      <text:p text:style-name="P52"/>
      <text:p text:style-name="P52"><text:tab/>Сигмоидната функция е предпочитана за прагова функция поради нейните подходящи свойства по отношение на диференцируемост и асим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НМ може да постигне. Ако мрежата работи със стойности от -1 до +1 то може да се използва хиперболичен тангенс, като прагова функция. </text:p>
      <text:p text:style-name="P52"/>
      <text:p text:style-name="P5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ИНМ обучавани с алгоритъм за ОРГ. Също <text:soft-page-break/>така, разумно е хронологично по-старите обучаващи примери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text:p>
      <text:p text:style-name="P52"/>
      <text:p text:style-name="P5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2"/>
      <text:p text:style-name="P52"><text:tab/>Предимствата на предложения модел се състоят в това, че чрез използването на ДЕ за обучението на ИНМ се избяга опасността от катастрофално забравяне, което се наблюдава при обучение с ОРГ. Второто предимство е възможността, чрез ДЕ, 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text:p>
      <text:p text:style-name="P52"/>
      <text:p text:style-name="P52"><text:tab/>Освен предимства в предложения модел има и следните недостатъци. Използването на ИНМ, независимо за решението на каква задача, е свързано с много бавен и труден процес на обучение. Макар и много ефективни, след като бъдат обучени, ИНМ бавно се обучават и за обучението им се изискват големи количества изчислителни ресурси.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text:soft-page-break/>който ДЕ се комбинира с ОРГ, макар и това да не може да се постигне без някакъв компромис по отношение топологията на ИНМ. Чисто технологично, разработването на системи за ИРС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2"/>
      <text:p text:style-name="P54"><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 <text:s/></text:p>
      <text:p text:style-name="P54"/>
      <text:p text:style-name="Illustration"><draw:frame draw:style-name="fr4" draw:name="Image13" text:anchor-type="paragraph" svg:width="4.7244in" svg:height="3.7799in" draw:z-index="27"><draw:image xlink:href="Pictures/10000201000002C200000236ED216B02.png" xlink:type="simple" xlink:show="embed" xlink:actuate="onLoad"/></draw:frame><text:span text:style-name="T1">Фиг. </text:span><text:span text:style-name="T14">4.3</text:span>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p>
      <text:p text:style-name="P54"/>
      <text:p text:style-name="Illustration"><draw:frame draw:style-name="fr4" draw:name="Image14" text:anchor-type="paragraph" svg:width="4.7244in" svg:height="3.7874in" draw:z-index="28"><draw:image xlink:href="Pictures/10000201000002C2000002369F053B48.png" xlink:type="simple" xlink:show="embed" xlink:actuate="onLoad"/></draw:frame><text:soft-page-break/><text:span text:style-name="T1">Фиг. </text:span><text:span text:style-name="T14">4.4</text:span>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p>
      <text:p text:style-name="P54"/>
      <text:p text:style-name="P54"><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НМ,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30">4.3</text:span>, бързодействието е съизмеримо, за мрежи от 10 до 100 неврона. Всеки експеримент е изпълнен 30 пъти и средните стойности са представени на фигурата.</text:p>
      <text:p text:style-name="P54"/>
      <text:p text:style-name="P54"><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30">4.4</text:span>, която отразява средното квадратично отклонение на времето нужно за изчисление. Тази разлика се 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2"/>
      <text:p text:style-name="P55"><text:soft-page-break/><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2"/>
      <text:h text:style-name="Heading_20_2" text:outline-level="2"><text:bookmark-start text:name="__RefHeading___Toc3709_327085497"/><text:s text:c="2"/><text:span text:style-name="T127">4.3 Сравнение между различни топологии на ИНМ</text:span><text:bookmark-end text:name="__RefHeading___Toc3709_327085497"/></text:h>
      <text:p text:style-name="P2"/>
      <text:p text:style-name="P2"><text:tab/>При прогнозирането на времеви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зразни мрежи <text:span text:style-name="T131">(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2"/>
      <text:h text:style-name="P337" text:outline-level="3"><text:bookmark-start text:name="__RefHeading___Toc3711_327085497"/><text:s text:c="4"/>4.<text:span text:style-name="T129">3</text:span>.1 Сравнение между пълно-свързана и трислойна ИНМ<text:bookmark-end text:name="__RefHeading___Toc3711_327085497"/></text:h>
      <text:p text:style-name="P2"/>
      <text:p text:style-name="P56"><text:tab/><text:span text:style-name="T140">За сравнението между пълно-свързана и трислойна мрежа е избрана трислойна топология 28-12-5. Пълно свързаната мрежа се състои от 45 възела. И двата вида мрежи са обучени с генетични алгоритми при следните параметри за генетичния алгоритъм:</text:span></text:p>
      <text:p text:style-name="P56"/>
      <text:p text:style-name="P314"><text:span text:style-name="T1">Таб. </text:span><text:span text:style-name="T34">4</text:span><text:span text:style-name="T1">.</text:span><text:span text:style-name="T33">1</text:span> <text:span text:style-name="T148">Параметри на генетичния алгоритъм</text:span>.</text:p>
      <table:table table:name="Table35" table:style-name="Table35">
        <table:table-column table:style-name="Table35.A"/>
        <table:table-column table:style-name="Table35.B"/>
        <table:table-row>
          <table:table-cell table:style-name="Table35.A1" office:value-type="string">
            <text:p text:style-name="P57">Размер на популацията:</text:p>
          </table:table-cell>
          <table:table-cell table:style-name="Table35.B1" office:value-type="string">
            <text:p text:style-name="P57">37</text:p>
          </table:table-cell>
        </table:table-row>
        <table:table-row>
          <table:table-cell table:style-name="Table35.A2" office:value-type="string">
            <text:p text:style-name="P58">Вероятност за кръстосване:</text:p>
          </table:table-cell>
          <table:table-cell table:style-name="Table35.B2" office:value-type="string">
            <text:p text:style-name="P58">0.9</text:p>
          </table:table-cell>
        </table:table-row>
        <table:table-row>
          <table:table-cell table:style-name="Table35.A2" office:value-type="string">
            <text:p text:style-name="P58">Вероятност за мутация:</text:p>
          </table:table-cell>
          <table:table-cell table:style-name="Table35.B2" office:value-type="string">
            <text:p text:style-name="P58">0.03</text:p>
          </table:table-cell>
        </table:table-row>
        <table:table-row>
          <table:table-cell table:style-name="Table35.A2" office:value-type="string">
            <text:p text:style-name="P58">Дял елитни елементи:</text:p>
          </table:table-cell>
          <table:table-cell table:style-name="Table35.B2" office:value-type="string">
            <text:p text:style-name="P58">0.1</text:p>
          </table:table-cell>
        </table:table-row>
        <table:table-row>
          <table:table-cell table:style-name="Table35.A2" office:value-type="string">
            <text:p text:style-name="P59">Аргумент<text:span text:style-name="T141">и</text:span> за състезателна селекция:</text:p>
          </table:table-cell>
          <table:table-cell table:style-name="Table35.B2" office:value-type="string">
            <text:p text:style-name="P59">2</text:p>
          </table:table-cell>
        </table:table-row>
        <table:table-row>
          <table:table-cell table:style-name="Table35.A2" office:value-type="string">
            <text:p text:style-name="P60">Вид кръстосване:</text:p>
          </table:table-cell>
          <table:table-cell table:style-name="Table35.B2" office:value-type="string">
            <text:p text:style-name="P60">бинарно</text:p>
          </table:table-cell>
        </table:table-row>
        <table:table-row>
          <table:table-cell table:style-name="Table35.A2" office:value-type="string">
            <text:p text:style-name="P60">Вид мутация:</text:p>
          </table:table-cell>
          <table:table-cell table:style-name="Table35.B2" office:value-type="string">
            <text:p text:style-name="P60"><text:span text:style-name="T142">случаен </text:span>делта вектор</text:p>
          </table:table-cell>
        </table:table-row>
        <text:soft-page-break/>
        <table:table-row>
          <table:table-cell table:style-name="Table35.A2" office:value-type="string">
            <text:p text:style-name="P61">Условие за край:</text:p>
          </table:table-cell>
          <table:table-cell table:style-name="Table35.B2" office:value-type="string">
            <text:p text:style-name="P61">24 часа</text:p>
          </table:table-cell>
        </table:table-row>
      </table:table>
      <text:p text:style-name="P56"/>
      <text:p text:style-name="P56"><text:tab/><text:span text:style-name="T142">И двете мрежи са обучени, при равни други условя, с условие за край 24 часа обучение. В резултат на обучението, пълно-свързаната мрежа показва по-добри параметри, за по-малко епохи обучение:</text:span></text:p>
      <text:p text:style-name="P56"/>
      <text:p text:style-name="P315"><text:span text:style-name="T1">Таб. </text:span><text:span text:style-name="T34">4</text:span><text:span text:style-name="T1">.</text:span><text:span text:style-name="T35">2</text:span> <text:span text:style-name="T149">Сравнение между трислойна и пълно-свързана ИНМ</text:span>.</text:p>
      <table:table table:name="Table36" table:style-name="Table36">
        <table:table-column table:style-name="Table36.A"/>
        <table:table-column table:style-name="Table36.B"/>
        <table:table-column table:style-name="Table36.C"/>
        <table:table-row>
          <table:table-cell table:style-name="Table36.A1" office:value-type="string">
            <text:p text:style-name="P62">Вид мрежа:</text:p>
          </table:table-cell>
          <table:table-cell table:style-name="Table36.A1" office:value-type="string">
            <text:p text:style-name="P63">Трислойна</text:p>
          </table:table-cell>
          <table:table-cell table:style-name="Table36.C1" office:value-type="string">
            <text:p text:style-name="P63">Пълно-свързана</text:p>
          </table:table-cell>
        </table:table-row>
        <table:table-row>
          <table:table-cell table:style-name="Table36.A2" office:value-type="string">
            <text:p text:style-name="P62">Брой епохи:</text:p>
          </table:table-cell>
          <table:table-cell table:style-name="Table36.A2" office:value-type="string">
            <text:p text:style-name="P62">296037</text:p>
          </table:table-cell>
          <table:table-cell table:style-name="Table36.C2" office:value-type="string">
            <text:p text:style-name="P62">294003</text:p>
          </table:table-cell>
        </table:table-row>
        <table:table-row>
          <table:table-cell table:style-name="Table36.A2" office:value-type="string">
            <text:p text:style-name="P62">Жизненост на най-добрия индивид в популацията:</text:p>
          </table:table-cell>
          <table:table-cell table:style-name="Table36.A2" office:value-type="string">
            <text:p text:style-name="P62">656.1699030329493</text:p>
          </table:table-cell>
          <table:table-cell table:style-name="Table36.C2" office:value-type="string">
            <text:p text:style-name="P62">656.169903010489</text:p>
          </table:table-cell>
        </table:table-row>
        <table:table-row>
          <table:table-cell table:style-name="Table36.A2" office:value-type="string">
            <text:p text:style-name="P62">Грешка на ИНМ при тестовото множество:</text:p>
          </table:table-cell>
          <table:table-cell table:style-name="Table36.A2" office:value-type="string">
            <text:p text:style-name="P62">317.7286234453099</text:p>
          </table:table-cell>
          <table:table-cell table:style-name="Table36.C2" office:value-type="string">
            <text:p text:style-name="P62">317.0226357675591</text:p>
          </table:table-cell>
        </table:table-row>
      </table:table>
      <text:p text:style-name="P56"/>
      <text:p text:style-name="P56"><text:tab/><text:span text:style-name="T143">Наличието на повече тегла при една пълно-свързана мрежа води до по-бавен процес на обучение, но наличието на обратни връзки позволява формирането на кратковременна памет в ИНМ и при значително по-дълго обучение това дава предимство на този модел. </text:span></text:p>
      <text:p text:style-name="P56"/>
      <text:h text:style-name="P338" text:outline-level="3"><text:bookmark-start text:name="__RefHeading___Toc3713_327085497"/><text:s text:c="4"/><text:span text:style-name="T128">4.3.2 Сравнение между трислойни ИНМ с различен размер в скрития слой</text:span><text:bookmark-end text:name="__RefHeading___Toc3713_327085497"/></text:h>
      <text:p text:style-name="P56"/>
      <text:p text:style-name="P2"><text:tab/>Проведените експерименти са извършени с трислойни мрежи, като на входа се подават <text:span text:style-name="T132">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като Фиг. 4.5 показва разликата в броя епохи, спрямо размера на скрития слой.</text:span></text:p>
      <text:p text:style-name="P2"/>
      <text:p text:style-name="Illustration"><draw:frame draw:style-name="fr8" draw:name="Image15" text:anchor-type="paragraph" svg:x="0.0882in" svg:y="0.0228in" svg:width="6.6929in" svg:height="4.4618in" draw:z-index="29"><draw:image xlink:href="Pictures/100002010000036000000240FEE1BB70.png" xlink:type="simple" xlink:show="embed" xlink:actuate="onLoad"/></draw:frame><text:soft-page-break/><text:span text:style-name="T16">Фиг. </text:span><text:span text:style-name="T14">4.</text:span><text:span text:style-name="T15">5</text:span><text:span text:style-name="T133"> Брой епохи за обучение, при еднакъв времеви интервал, за обучението, но различен размер на скрития слой.</text:span></text:p>
      <text:p text:style-name="P2"/>
      <text:p text:style-name="P2"><text:tab/>В експериментите е оценена средната грешка, която допускат мрежите с различна 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2"/>
      <text:p text:style-name="Illustration"><draw:frame draw:style-name="fr4" draw:name="Image16" text:anchor-type="paragraph" svg:width="6.6929in" svg:height="4.4618in" draw:z-index="30"><draw:image xlink:href="Pictures/100002010000036000000240A7FC8E1E.png" xlink:type="simple" xlink:show="embed" xlink:actuate="onLoad"/></draw:frame><text:soft-page-break/><text:span text:style-name="T16">Фиг. </text:span><text:span text:style-name="T14">4.</text:span><text:span text:style-name="T15">6</text:span><text:span text:style-name="T133"> Средна грешка, допускана от ИНМ, при обучение на мрежи с топология от три слоя, в които размерът на скрития слой варира от 30 до 1.</text:span></text:p>
      <text:p text:style-name="P2"/>
      <text:p text:style-name="P2"><text:tab/>От Фиг. <text:span text:style-name="T134">4.6 ясно се вижда, че най-перспективни са моделите с 22, 12 и 9 елемента в скрития слой, което съответства на топологии мрежи: 1. 25-22-5; 2. 25-12-5; 3. 25-9-5.</text:span></text:p>
      <text:p text:style-name="P2"/>
      <text:h text:style-name="Heading_20_2" text:outline-level="2"><text:bookmark-start text:name="__RefHeading___Toc3715_327085497"/><text:s text:c="2"/><text:span text:style-name="T127">4.4 Сравнение за ефективност на прогнозирането при различен прозорец от входни данни</text:span><text:bookmark-end text:name="__RefHeading___Toc3715_327085497"/></text:h>
      <text:p text:style-name="P2"/>
      <text:p text:style-name="P2"><text:tab/>За трите най-ефективни модела, определени на Фиг. <text:span text:style-name="T135">4.6, са извършени допълнителни експерименти с изменение на размера, който има времевия прозорец от отминалите периоди. 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2"/>
      <text:p text:style-name="Illustration"><draw:frame draw:style-name="fr4" draw:name="Image17" text:anchor-type="paragraph" svg:width="6.2516in" svg:height="3.5016in" draw:z-index="31"><draw:image xlink:href="Pictures/100000000000025900000151D6C9948C.png" xlink:type="simple" xlink:show="embed" xlink:actuate="onLoad"/></draw:frame><text:soft-page-break/><text:span text:style-name="T16">Фиг. </text:span><text:span text:style-name="T14">4.</text:span><text:span text:style-name="T17">7</text:span><text:span text:style-name="T133"> Брой епохи за обучение, при еднакъв времеви интервал, за обучението, но различен размер на входния слой (прозорец от данни в миналото).</text:span></text:p>
      <text:p text:style-name="P2"/>
      <text:p text:style-name="P2"><text:tab/>От Фиг. <text:span text:style-name="T137">4.7 ясно се вижда, че размера 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span></text:p>
      <text:p text:style-name="P2"/>
      <text:p text:style-name="Illustration"><draw:frame draw:style-name="fr9" draw:name="Image18" text:anchor-type="paragraph" svg:width="6.2516in" svg:height="3.5016in" draw:z-index="32"><draw:image xlink:href="Pictures/10000000000002590000015134573962.png" xlink:type="simple" xlink:show="embed" xlink:actuate="onLoad"/></draw:frame><text:soft-page-break/><text:span text:style-name="T16">Фиг. </text:span><text:span text:style-name="T14">4.</text:span><text:span text:style-name="T18">8</text:span><text:span text:style-name="T133"> Средна грешка, допускана от ИНМ, при обучение на мрежи с топология от три слоя, в които размерът на входния слой варира от 35 до 5.</text:span></text:p>
      <text:p text:style-name="P2"/>
      <text:p text:style-name="P2"><text:tab/>На Фиг. <text:span text:style-name="T138">4.8 ясно се вижда при кои стойности на входния слой ИНМ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крит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2"/>
      <text:h text:style-name="P327"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41">K</text:span><text:span text:style-name="T40"> </text:span>специализирани конференции (някои от които с международно участие) по машинно самообучение.</text:p>
      <text:p text:style-name="P2"/>
      <text:p text:style-name="P2"><text:tab/>* <text:span text:style-name="T38">Конференция 1</text:span></text:p>
      <text:p text:style-name="P2"><text:tab/>* <text:span text:style-name="T38">Конференция 2</text:span></text:p>
      <text:p text:style-name="P8">...</text:p>
      <text:p text:style-name="P2"><text:tab/>* <text:span text:style-name="T38">Конференция </text:span><text:span text:style-name="T41">K</text:span></text:p>
      <text:p text:style-name="P2"/>
      <text:p text:style-name="P2"><text:tab/>Изследванията от дисертационния труд са отразени в <text:span text:style-name="T41">L</text:span><text:span text:style-name="T40"> </text:span>публикации, <text:span text:style-name="T41">S</text:span><text:span text:style-name="T40"> </text:span>от които са самостоятелни. За самостоятелните публикации са известни цитирания в <text:span text:style-name="T38">...</text:span>, както и рефериране в <text:span text:style-name="T38">...</text:span>.</text:p>
      <text:p text:style-name="P2"/>
      <text:p text:style-name="P2"><text:tab/>Част от получените резултати са включени в отчетите на <text:span text:style-name="T41">T</text:span><text:span text:style-name="T40"> </text:span>научно-изследователски теми от вътрешния план на ИИКТ-БАН:</text:p>
      <text:p text:style-name="P2"/>
      <text:p text:style-name="P2"><text:tab/>* <text:span text:style-name="T38">Тема 1 (вътрешен шифър)</text:span></text:p>
      <text:p text:style-name="P2"><text:soft-page-break/><text:tab/>* <text:span text:style-name="T38">Тема 2 (вътрешен шифър)</text:span></text:p>
      <text:p text:style-name="P8">...</text:p>
      <text:p text:style-name="P2"><text:tab/>* <text:span text:style-name="T38">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38">...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h text:style-name="P334" text:outline-level="2"><text:bookmark-start text:name="__RefHeading___Toc59109_1762457734"/><text:s text:c="2"/>Приноси<text:bookmark-end text:name="__RefHeading___Toc59109_1762457734"/></text:h>
      <text:p text:style-name="P99"/>
      <text:p text:style-name="P99"><text:tab/>Основни научно-приложни и приложни приноси в дисертационната работа.</text:p>
      <text:p text:style-name="P99"/>
      <text:p text:style-name="P99"><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99"><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99"><text:s text:c="2"/>3.<text:tab/>Създадени са <text:span text:style-name="T43">2</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99"><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99"/>
      <text:h text:style-name="Heading_20_2" text:outline-level="2"><text:bookmark-start text:name="__RefHeading___Toc59111_1762457734"/><text:s text:c="2"/><text:span text:style-name="T217">Планове за бъдеща разработка</text:span><text:bookmark-end text:name="__RefHeading___Toc59111_1762457734"/></text:h>
      <text:p text:style-name="P101"/>
      <text:p text:style-name="P101"><text:tab/>* Да се изследват предложените евристични подходи за търсене на прогнози в други области, а не само по отношение на валутните пазари.</text:p>
      <text:p text:style-name="P101"><text:tab/>* Да се разшири програмната система, като се включат и други методи за <text:soft-page-break/>прогнозиране на времеви редове, с цел по-ефективен сравнителен анализ.</text:p>
      <text:p text:style-name="P101"><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ърху мобилни устройства.</text:p>
      <text:p text:style-name="P101"/>
      <text:h text:style-name="P327" text:outline-level="1"><text:bookmark-start text:name="__RefHeading___Toc59050_2051044689"/>Декларация за оригиналност на резултатите<text:bookmark-end text:name="__RefHeading___Toc59050_2051044689"/></text:h>
      <text:p text:style-name="P2"/>
      <text:p text:style-name="P96"><text:tab/>Декларирам, че настоящата дисертация съдържа оригинални резултати, получени при проведени от мен научни изследвания (с подкрепата и съдействието на консултанта и научния ми ръководител). Резултатите, които са получени, описани и/или публикувани от други учени, са надлежно и подробно цитирани в библиографията.</text:p>
      <text:p text:style-name="P96"/>
      <text:p text:style-name="P96"><text:tab/>Настоящата дисертация не е прилагана за придобиване на научна степен в</text:p>
      <text:p text:style-name="P96">друго висше училище, университет или научен институт.</text:p>
      <text:p text:style-name="P2"/>
      <text:p text:style-name="P2"><text:tab/><text:tab/><text:tab/><text:tab/><text:tab/><text:tab/><text:span text:style-name="T216">Подпис:</text:span></text:p>
      <text:p text:style-name="P2"><text:tab/><text:tab/><text:tab/><text:tab/><text:tab/><text:tab/><text:tab/><text:tab/><text:span text:style-name="T216">Тодор Димитров Балабанов</text:span></text:p>
      <text:p text:style-name="P2"/>
      <text:h text:style-name="P327" text:outline-level="1"><text:bookmark-start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40">[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40">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text:soft-page-break/>Dec 2005.</text:p>
      <text:p text:style-name="P2"/>
      <text:p text:style-name="P2">8. [NMMS2008] N. Mirarmandehi, M. Saboorian, A. Ghodrati, Time-Series Prediction using Neural Networks, http://ce.sharif.edu/~armandeh/Publish/ANN/TS.pdf.</text:p>
      <text:p text:style-name="P2"/>
      <text:p text:style-name="P2">9. [PCJM1996<text:span text:style-name="T40">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40">[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p.121-130, 2012.</text:p>
      <text:p text:style-name="P2"><text:soft-page-break/></text:p>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40">[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ext:soft-page-break/>Transactions on Neural Networks, Vol. 10, No. 5, p.1239-1243, Sep 1999.</text:p>
      <text:p text:style-name="P2"/>
      <text:p text:style-name="P2">26. [RSBA1998] R. Sexton, B. Alidaee, R. Dorsey, J. Johnson, Global Optimization for Artificial Neural Networks: A Tabu Search Application, European Journal of 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33. <text:span text:style-name="T40">[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text:soft-page-break/>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text:soft-page-break/>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text:soft-page-break/>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series, Engineering Applications of Artificial Intelligence, Vol. 17, Num. 2, p.159–167, 2004.</text:p>
      <text:p text:style-name="P2"/>
      <text:p text:style-name="P2">61. [MEVO2011] M. Vora, Genetic Algorithm for Trading Signal Generation: Solution to trader’s <text:soft-page-break/>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text:soft-page-break/>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text:soft-page-break/>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Vol. 75, Issue 7, p.770-786, <text:soft-page-break/>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text:soft-page-break/>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text:soft-page-break/>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text:soft-page-break/>Networks Optimized by Differential Evolution with Degeneration, 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40">[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text:soft-page-break/>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40">[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text:soft-page-break/>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text:soft-page-break/></text:p>
      <text:p text:style-name="P2">139. [DTNP2004] D. Tasoulis, N. Pavlidis, V. Plagianakos, M. Vrahatis, Parallel 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146. <text:span text:style-name="T40">[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40">[DAZA2004a]</text:span> D. Zaharie, A multipopulation differential evolution algorithm for multimodal optimization, In Proceedings of Mendel, 10th International Conference on Soft Computing, p. 17-<text:soft-page-break/>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text:soft-page-break/></text:p>
      <text:p text:style-name="P2">156. <text:span text:style-name="T40">[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40">[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text:soft-page-break/>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40">[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Approach to Solving Optimization Problems, In Proceedings of the International Conference on Computer and <text:soft-page-break/>Software Modeling (IPCSIT11), Vol. 14, p.123-127, 2011.</text:p>
      <text:p text:style-name="P2"/>
      <text:p text:style-name="P2">173. <text:span text:style-name="T40">[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text:soft-page-break/>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text:soft-page-break/></text:p>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text:soft-page-break/>198. <text:span text:style-name="T40">[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text:soft-page-break/></text:p>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40">[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text:soft-page-break/></text:p>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p text:style-name="P9">217. [<text:span text:style-name="T49">MTMQ2015</text:span>] <text:span text:style-name="T48">MetaTrader 4, MetaQuotes Software Corp., (2015, October 20)</text:span> <text:span text:style-name="T48">http://www.metatrader4.com/</text:span></text:p>
      <text:p text:style-name="P2"/>
      <text:p text:style-name="P48">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2"/>
      <text:p text:style-name="P65">219 [ATHA2004] Attiya, Hagit and Welch, Jennifer (2004). Distributed Computing: Fundamentals, Simulations, and Advanced Topics. Wiley-Interscience. <text:s/>ISBN 0471453242.</text:p>
      <text:p text:style-name="P65"/>
      <text:p text:style-name="P65">220 [JLAM2002] Bibliography on DE from 1995 to 2002, http://www.lut.fi/~jlampine/debiblio.htm</text:p>
      <text:p text:style-name="P65"/>
      <text:p text:style-name="P65">221 [GEJE1976] Box, George; Jenkins, Gwilym (1976), Time series analysis: forecasting and control, rev. ed., Oakland, California: Holden-Day </text:p>
      <text:p text:style-name="P65"/>
      <text:p text:style-name="P65">222 [STOR1996] DE Algorithms' Home Page, http://www.icsi.berkeley.edu/~storn/code.html</text:p>
      <text:p text:style-name="P65"/>
      <text:p text:style-name="P65">223 [DUWI2002] Dunis, C.L. &amp; Williams, M., Modelling and trading the eur/usd exchange rate: Do neural network models perform better? Derivatives Use, Trading and Regulation, 8(3), pp. 211–239, 2002.</text:p>
      <text:p text:style-name="P65"/>
      <text:p text:style-name="P65"><text:soft-page-break/>224 [FEOK2006] Feoktistov V., Differential Evolution In Search of Solutions, 2006, XII, 196 p. 73 illus., Hardcover, ISBN: 978-0-387-36895-5.</text:p>
      <text:p text:style-name="P65"/>
      <text:p text:style-name="P65">225 [GAVI2002] Garg, Vijay K. (2002). Elements of Distributed Computing. Wiley-IEEE Press. ISBN 0471036005.</text:p>
      <text:p text:style-name="P65"/>
      <text:p text:style-name="P65">226 [GENE2000] Gershenfeld, Neil (2000), The nature of mathematical modeling, Cambridge: Cambridge Univ. Press, ISBN 978-0521570954, OCLC 174825352.</text:p>
      <text:p text:style-name="P65"/>
      <text:p text:style-name="P65">227 [GILA2001] Giles, C.L., Lawrence, S. &amp; Tsoi, A.C., Noisy time series prediction using a recurrent neural network and grammatical inference. Machine Learning, 44(1/2), pp. 161–183, 2001.</text:p>
      <text:p text:style-name="P65"/>
      <text:p text:style-name="P65">228 [HAYK1999] Haykin, S., Neural Networks, A Comprehensive Foundation. Prentice-Hall, Inc., 2nd edition, 1999.</text:p>
      <text:p text:style-name="P65"/>
      <text:p text:style-name="P65">229 [HOLL1975] Holland, J., Adaptation In Natural and Artificial Systems. The University of Michigan Press, 1975.</text:p>
      <text:p text:style-name="P65"/>
      <text:p text:style-name="P65">230 [MOOD1995] Moody, J.E., Economic forecasting: Challenges and neural network solutions. Proceedings of the International Symposium on Artificial Neural Networks, Hsinchu, Taiwan, 1995.</text:p>
      <text:p text:style-name="P65"/>
      <text:p text:style-name="P65">231 [PRST2005] Price, Kenneth, Storn, Rainer M., Lampinen, Jouni A., Differential Evolution A Practical Approach to Global Optimization, 2005, XX, 538 p. 292 illus. With CD-ROM., Hardcover, ISBN: 978-3-540-20950-8.</text:p>
      <text:p text:style-name="P65"/>
      <text:p text:style-name="P65">232 [ROBA2009] Roman M. Balabin, Ekaterina I. Lomakina (2009). "Neural network approach to quantum-chemistry data: Accurate prediction of density functional theory energies". J. Chem. Phys. 131 (7): 074104. doi:10.1063/1.3206326. </text:p>
      <text:p text:style-name="P65"/>
      <text:p text:style-name="P65">233 [TEGE1994] Tel, Gerard (1994). Introduction to Distributed Algorithms. Cambridge University Press. </text:p>
      <text:p text:style-name="P65"/>
      <text:p text:style-name="P65">234 [BILL1998] The Machine Learning Dictionary. <text:soft-page-break/>http://www.cse.unsw.edu.au/~billw/mldict.html#activnfn. </text:p>
      <text:p text:style-name="P65"/>
      <text:p text:style-name="P65">235 [WERB1990] Werbos, P., Backpropagation through time: what it does and how to do it. Proceedings of the IEEE, 78(10), pp. 1550–1560, 1990.</text:p>
      <text:p text:style-name="P65"/>
      <text:p text:style-name="P65">236 [YAOX1999] Yao, X., Evolving artificial neural networks. Proc of the IEEE, 87(9), pp. 1423–1447, 1999.</text:p>
      <text:p text:style-name="P2"/>
      <text:p text:style-name="P102"><text:span text:style-name="T221">237 [NIRA2012]</text:span> Ралица Николова, Разработка на система за графично изобразяване и визуално манипулиране на изкуствени невронни мрежи, НБУ-София, <text:span text:style-name="T218">2012</text:span></text:p>
      <text:p text:style-name="P102"/>
      <text:p text:style-name="P102">2<text:span text:style-name="T221">38 [ANMO2011]</text:span> Момчил Аначков, Система за визуализиране и манипулиране на изкуствени невронни мрежи“, ТУЕС към ТУ-София, <text:span text:style-name="T218">2011</text:span></text:p>
      <text:p text:style-name="P102"/>
      <text:p text:style-name="P102"><text:span text:style-name="T221">239 [SINI2011]</text:span> Никола Симеонов, Мултимедиен скрийнсейвър за Windows, подходящ за вграждане в проекти за разпределени изчисления, ТУЕС към ТУ-София, <text:span text:style-name="T218">2011</text:span></text:p>
      <text:p text:style-name="P102"/>
      <text:p text:style-name="P102"><text:span text:style-name="T221">2</text:span>4<text:span text:style-name="T221">0 [HREL2011]</text:span> Елисавета Христова, Мултимедиен скрийнсейвър за Linux, подходящ за вграждане в проекти за разпределени изчисления, ТУЕС към ТУ-София, <text:span text:style-name="T218">2011</text:span></text:p>
      <text:p text:style-name="P103"/>
      <text:h text:style-name="P327" text:outline-level="1"><text:bookmark-start text:name="__RefHeading__162_63795308"/>Списък с публикациите по дисертационната работа<text:bookmark-end text:name="__RefHeading__162_63795308"/></text:h>
      <text:p text:style-name="P2"/>
      <text:p text:style-name="P46">1 <text:span text:style-name="T219">[BAZA2010]</text:span> 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text:span text:style-name="T95">ISSN:1310-652X</text:span>, 2010.</text:p>
      <text:p text:style-name="P45"/>
      <text:p text:style-name="P47">2 <text:span text:style-name="T219">[BATO2011]</text:span> Балабанов. Т., Прогнозиране с евристични подходи в разпределена среда, <text:span text:style-name="T93">Proceedings of </text:span>Anniversary Scientific Conference 40 Years Department of Industrial Automation, <text:span text:style-name="T94">ISBN:978-954-465-043-8</text:span>, 163-<text:span text:style-name="T93">166</text:span>, 2011.</text:p>
      <text:p text:style-name="P45"/>
      <text:p text:style-name="P47">3 <text:span text:style-name="T219">[BAZA2011]</text:span> <text:span text:style-name="T90">Balabanov. T., Zankinski I., Dobrinkova N., </text:span>Time Series Prediction by Artificial Neural Networks and Differential Evolution in Distributed Environment, <text:span text:style-name="T91">Large-Scale Scientific Computing, Lecture Notes in Computer Science, vol. 7116, ISBN:978-3-642-29842-4, DOI:10.1007/978-3-642-29843-1_22, 198-205, 2011.</text:span></text:p>
      <text:p text:style-name="P2"/>
      <text:p text:style-name="P100"><text:span text:style-name="T95">4 [BATO2015]</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ISSN:1313-2237, 83 - 86, 2015.</text:p>
      <text:p text:style-name="P43"/>
      <text:p text:style-name="P44"><text:span text:style-name="T95">5 [BAZA2015]</text:span> Balabanov, T., Zankinski, I., Barova, M.. Distributed Evolutionary Computing Migration Strategy by Incident Node Participation. Large-Scale Scientific Computing, Lecture Notes in Computer Science, 9374, Springer International Publishing Switzerland, ISBN:978-3-319-26520-9, DOI:10.1007, 203 - 209, <text:span text:style-name="T92">2015.</text:span></text:p>
      <text:p text:style-name="Standard"/>
      <text:p text:style-name="P109">6<text:span text:style-name="T102"> </text:span><text:span text:style-name="T103">[</text:span><text:span text:style-name="T105">BAGE2016</text:span><text:span text:style-name="T106">a</text:span><text:span text:style-name="T103">]</text:span> Балабанов, Т., Генова, К., <text:span text:style-name="T136">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ISSN:1313-2237, 49 - 52, 2016.</text:span></text:p>
      <text:p text:style-name="Standard"/>
      <text:p text:style-name="P111">7<text:span text:style-name="T102"> </text:span><text:span text:style-name="T103">[</text:span><text:span text:style-name="T104">BAKE2016</text:span><text:span text:style-name="T103">]</text:span> <text:span text:style-name="T213">Balabanov T., Keremedchiev D., Goranov I., Web Distributed Computing For Evolutionary Training Of Artificial Neural Networks, International Conference InfoTech-2016, </text:span><text:soft-page-break/><text:span text:style-name="T213">Varna - St. St. Constantine and Elena resort, Bulgaria, ISSN:1314-1023, 210-216, 2016.</text:span></text:p>
      <text:p text:style-name="Standard"/>
      <text:p text:style-name="P110"><text:span text:style-name="T107">8</text:span><text:span text:style-name="T102"> </text:span><text:span text:style-name="T103">[</text:span><text:span text:style-name="T105">BAGE2016</text:span><text:span text:style-name="T106">b</text:span><text:span text:style-name="T103">]</text:span> Балабанов, Т., Генова, К., <text:span text:style-name="T220">Разпределена система за обучение на изкуствени невронни мрежи, базирана на мобилни устройства, Proceedings of International Conference Automatics and Informatics’2016, ISSN:1313-1850, 49 - 52, 2016.</text:span></text:p>
      <text:p text:style-name="Standard"/>
      <text:h text:style-name="P327" text:outline-level="1"><text:bookmark-start text:name="__RefHeading__725_533363062"/>Списък с цитирания и реферирания<text:bookmark-end text:name="__RefHeading__725_533363062"/></text:h>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57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rawing" style:family="paragraph" style:parent-style-name="Caption" style:class="extra" style:master-page-name="">
      <style:graphic-properties draw:fill-image-width="0in" draw:fill-image-height="0in"/>
      <style:paragraph-properties fo:text-align="center" style:justify-single-word="false" style:page-number="auto" style:shadow="none">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justify" fo:text-align-last="center" style:justify-single-word="false" style:shadow="none"/>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 style:family="paragraph" style:parent-style-name="Caption" style:class="extra"/>
    <style:style style:name="Source_20_Code" style:display-name="Source Code" style:family="paragraph" style:parent-style-name="Standard" style:master-page-name="">
      <style:graphic-properties draw:fill-image-width="0in" draw:fill-image-height="0in"/>
      <style:paragraph-properties fo:line-height="80%" style:page-number="auto" style:shadow="none">
        <style:tab-stops/>
      </style:paragraph-properties>
      <style:text-properties style:font-name="Courier New" fo:font-family="'Courier New'" style:font-style-name="Regular" style:font-family-generic="modern" style:font-pitch="variable" fo:font-size="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5</text:page-number> / <text:page-count>122</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8H34M52S</meta:editing-duration>
    <meta:editing-cycles>1402</meta:editing-cycles>
    <meta:generator>LibreOffice/4.4.5.2$MacOSX_X86_64 LibreOffice_project/a22f674fd25a3b6f45bdebf25400ed2adff0ff99</meta:generator>
    <dc:date>2016-11-03T10:00:39.307773000</dc:date>
    <meta:document-statistic meta:table-count="36" meta:image-count="36" meta:object-count="0" meta:page-count="122" meta:paragraph-count="1068" meta:word-count="28253" meta:character-count="194214" meta:non-whitespace-character-count="166579"/>
    <meta:user-defined meta:name="Info 1"/>
    <meta:user-defined meta:name="Info 2"/>
    <meta:user-defined meta:name="Info 3"/>
    <meta:user-defined meta:name="Info 4"/>
  </office:meta>
</office:document-meta>
</file>